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9.393cm"/>
    </style:style>
    <style:style style:name="co3" style:family="table-column">
      <style:table-column-properties fo:break-before="auto" style:column-width="1.455cm"/>
    </style:style>
    <style:style style:name="co4" style:family="table-column">
      <style:table-column-properties fo:break-before="auto" style:column-width="2.249cm"/>
    </style:style>
    <style:style style:name="ro1" style:family="table-row">
      <style:table-row-properties style:row-height="0.953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0"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ext-properties fo:font-size="10pt" fo:font-weight="normal" style:font-size-asian="10pt" style:font-weight-asian="normal" style:font-size-complex="10pt" style:font-weight-complex="normal"/>
    </style:style>
    <style:style style:name="ce23" style:family="table-cell" style:parent-style-name="Default" style:data-style-name="N100"/>
    <style:style style:name="ce7" style:family="table-cell" style:parent-style-name="Default" style:data-style-name="N100">
      <style:table-cell-properties fo:wrap-option="wrap" style:vertical-align="automatic"/>
    </style:style>
    <style:style style:name="ce22" style:family="table-cell" style:parent-style-name="Default">
      <style:table-cell-properties fo:wrap-option="wrap"/>
    </style:style>
    <style:style style:name="ce21" style:family="table-cell" style:parent-style-name="Default" style:data-style-name="N0">
      <style:table-cell-properties fo:wrap-option="wrap"/>
    </style:style>
    <style:style style:name="ce20" style:family="table-cell" style:parent-style-name="Default">
      <style:table-cell-properties style:text-align-source="fix" style:repeat-content="false"/>
      <style:paragraph-properties fo:text-align="end" fo:margin-left="0cm"/>
    </style:style>
    <style:style style:name="ce17" style:family="table-cell" style:parent-style-name="Default" style:data-style-name="N0">
      <style:table-cell-properties style:text-align-source="fix" style:repeat-content="false" style:vertical-align="automatic"/>
      <style:paragraph-properties fo:text-align="end" fo:margin-left="0cm"/>
      <style:text-properties fo:font-weight="bold" style:font-weight-asian="bold" style:font-weight-complex="bold"/>
    </style:style>
    <style:style style:name="ce19" style:family="table-cell" style:parent-style-name="Default" style:data-style-name="N0">
      <style:table-cell-properties style:text-align-source="fix" style:repeat-content="false"/>
      <style:paragraph-properties fo:text-align="end" fo:margin-left="0cm"/>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2" table:default-cell-style-name="ce10"/>
        <table:table-column table:style-name="co2" table:default-cell-style-name="ce10"/>
        <table:table-column table:style-name="co1" table:number-columns-repeated="10" table:default-cell-style-name="ce10"/>
        <table:table-column table:style-name="co1" table:default-cell-style-name="ce19"/>
        <table:table-column table:style-name="co1" table:default-cell-style-name="ce23"/>
        <table:table-column table:style-name="co1" table:number-columns-repeated="1008" table:default-cell-style-name="ce10"/>
        <table:table-column table:style-name="co3" table:number-columns-repeated="15360" table:default-cell-style-name="ce10"/>
        <table:table-column table:style-name="co3" table:default-cell-style-name="Default"/>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17"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1">
          <table:table-cell office:value-type="string" calcext:value-type="string">
            <text:p>297c6f4a-ced3-eff9-a649-ae2afc81d879</text:p>
          </table:table-cell>
          <table:table-cell office:value-type="string" calcext:value-type="string">
            <text:p>Zurich</text:p>
          </table:table-cell>
          <table:table-cell table:style-name="ce23"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192d3042-f065-828d-0c8b-2331ef032a3a</text:p>
          </table:table-cell>
          <table:table-cell office:value-type="string" calcext:value-type="string">
            <text:p>Geneva Approach</text:p>
          </table:table-cell>
          <table:table-cell table:style-name="ce23"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23"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018aea70-5172-4bbc-1465-b9779cb2123b</text:p>
          </table:table-cell>
          <table:table-cell table:style-name="ce6" office:value-type="string" calcext:value-type="string">
            <text:p>Valais</text:p>
          </table:table-cell>
          <table:table-cell table:style-name="ce23"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ccbc1ed-f839-273e-9045-e251f781c5ba</text:p>
          </table:table-cell>
          <table:table-cell office:value-type="string" calcext:value-type="string">
            <text:p>Verzasca Dam</text:p>
          </table:table-cell>
          <table:table-cell table:style-name="ce23"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7f349417-cb1c-ec25-26a1-937d555fcfcc</text:p>
          </table:table-cell>
          <table:table-cell office:value-type="string" calcext:value-type="string">
            <text:p>The Great Aletsch Glacier</text:p>
          </table:table-cell>
          <table:table-cell table:style-name="ce23"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809dc18-15c8-9bcf-8c49-c06d37eaadd8</text:p>
          </table:table-cell>
          <table:table-cell table:style-name="ce6" office:value-type="string" calcext:value-type="string">
            <text:p>Lauterbrunnen Valley</text:p>
          </table:table-cell>
          <table:table-cell table:style-name="ce23"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971f6e39-c93b-91d8-b016-6af582a1c5f9</text:p>
          </table:table-cell>
          <table:table-cell office:value-type="string" calcext:value-type="string">
            <text:p>Thun</text:p>
          </table:table-cell>
          <table:table-cell table:style-name="ce23"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d5dbb099-f06e-1c13-239e-1b70f7ada53f</text:p>
          </table:table-cell>
          <table:table-cell office:value-type="string" calcext:value-type="string">
            <text:p>Bern</text:p>
          </table:table-cell>
          <table:table-cell table:style-name="ce23"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9598ecb-5af9-c02d-0a3d-583a6d53cb0e</text:p>
          </table:table-cell>
          <table:table-cell office:value-type="string" calcext:value-type="string">
            <text:p>Buochs</text:p>
          </table:table-cell>
          <table:table-cell table:style-name="ce23"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0" calcext:value-type="float">
            <text:p>1470</text:p>
          </table:table-cell>
          <table:table-cell table:number-columns-repeated="2" office:value-type="float" office:value="0" calcext:value-type="float">
            <text:p>0</text:p>
          </table:table-cell>
          <table:table-cell office:value-type="float" office:value="153" calcext:value-type="float">
            <text:p>15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6a4e2039-736c-0e48-3439-0e8d3e8c1e2b</text:p>
          </table:table-cell>
          <table:table-cell office:value-type="string" calcext:value-type="string">
            <text:p>Dead Vlei</text:p>
          </table:table-cell>
          <table:table-cell table:style-name="ce23"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6488a2d-a5ac-2d91-b191-55ac6f56d43a</text:p>
          </table:table-cell>
          <table:table-cell office:value-type="string" calcext:value-type="string">
            <text:p>Mount Ngauruhoe</text:p>
          </table:table-cell>
          <table:table-cell table:style-name="ce23"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9d59987-407d-bd94-2e93-6b1dd484d994</text:p>
          </table:table-cell>
          <table:table-cell office:value-type="string" calcext:value-type="string">
            <text:p>Santons Dumont Approach</text:p>
          </table:table-cell>
          <table:table-cell table:style-name="ce23"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e7fff6a-b7c5-12f0-9be7-300e19c0e122</text:p>
          </table:table-cell>
          <table:table-cell office:value-type="string" calcext:value-type="string">
            <text:p>St. Vincent and the Grenadines</text:p>
          </table:table-cell>
          <table:table-cell table:style-name="ce23"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5895408-1264-621f-2246-1d3364b1d230</text:p>
          </table:table-cell>
          <table:table-cell office:value-type="string" calcext:value-type="string">
            <text:p>Richat Structure</text:p>
          </table:table-cell>
          <table:table-cell table:style-name="ce23"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fe45d74-3fed-f6ce-cbed-9114b3d1b1dc</text:p>
          </table:table-cell>
          <table:table-cell office:value-type="string" calcext:value-type="string">
            <text:p>Grand Canyon</text:p>
          </table:table-cell>
          <table:table-cell table:style-name="ce23"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 calcext:value-type="float">
            <text:p>660</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 calcext:value-type="float">
            <text:p>1570</text:p>
          </table:table-cell>
          <table:table-cell table:number-columns-repeated="2" office:value-type="float" office:value="0" calcext:value-type="float">
            <text:p>0</text:p>
          </table:table-cell>
          <table:table-cell table:style-name="ce6" office:value-type="float" office:value="315" calcext:value-type="float">
            <text:p>315</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 calcext:value-type="float">
            <text:p>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0" calcext:value-type="float">
            <text:p>580</text:p>
          </table:table-cell>
          <table:table-cell table:number-columns-repeated="2" office:value-type="float" office:value="0" calcext:value-type="float">
            <text:p>0</text:p>
          </table:table-cell>
          <table:table-cell table:style-name="ce6" office:value-type="float" office:value="357" calcext:value-type="float">
            <text:p>357</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1">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b7e44f-c382-1a88-a85a-2f55d5dd1539</text:p>
          </table:table-cell>
          <table:table-cell table:style-name="Default" office:value-type="string" calcext:value-type="string">
            <text:p>McMurdo Station</text:p>
          </table:table-cell>
          <table:table-cell table:style-name="ce22"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style-name="Default" office:value-type="float" office:value="110" calcext:value-type="float">
            <text:p>11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7" calcext:value-type="float">
            <text:p>3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 calcext:value-type="float">
            <text:p>266</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 calcext:value-type="float">
            <text:p>32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5" calcext:value-type="float">
            <text:p>25</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 calcext:value-type="float">
            <text:p>271</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20" calcext:value-type="float">
            <text:p>2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ce20"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0" calcext:value-type="float">
            <text:p>740</text:p>
          </table:table-cell>
          <table:table-cell table:number-columns-repeated="2" table:style-name="Default" office:value-type="float" office:value="0" calcext:value-type="float">
            <text:p>0</text:p>
          </table:table-cell>
          <table:table-cell table:style-name="Default" office:value-type="float" office:value="217" calcext:value-type="float">
            <text:p>217</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3" table:style-name="Default" office:value-type="float" office:value="0" calcext:value-type="float">
            <text:p>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ce20"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3" calcext:value-type="float">
            <text:p>10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ce20"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ce20"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200" calcext:value-type="float">
            <text:p>7200</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8c07a6ce-04a1-2373-17a5-5381acfc9581</text:p>
          </table:table-cell>
          <table:table-cell table:style-name="Default" office:value-type="string" calcext:value-type="string">
            <text:p>Wellington Approach</text:p>
          </table:table-cell>
          <table:table-cell table:style-name="Default" office:value-type="string" calcext:value-type="string">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 </text:p>
          </table:table-cell>
          <table:table-cell table:style-name="Default" office:value-type="string" calcext:value-type="string">
            <text:p>AP</text:p>
          </table:table-cell>
          <table:table-cell table:style-name="Default" office:value-type="string" calcext:value-type="string">
            <text:p>NZ</text:p>
          </table:table-cell>
          <table:table-cell table:style-name="Default" office:value-type="float" office:value="0" calcext:value-type="float">
            <text:p>0</text:p>
          </table:table-cell>
          <table:table-cell table:style-name="Default" office:value-type="string" calcext:value-type="string">
            <text:p>NZWN</text:p>
          </table:table-cell>
          <table:table-cell table:style-name="Default" office:value-type="float" office:value="-41.141337" calcext:value-type="float">
            <text:p>-41.141337</text:p>
          </table:table-cell>
          <table:table-cell table:style-name="Default" office:value-type="float" office:value="174.819466" calcext:value-type="float">
            <text:p>174.819466</text:p>
          </table:table-cell>
          <table:table-cell table:style-name="Default" office:value-type="float" office:value="2750" calcext:value-type="float">
            <text:p>2750</text:p>
          </table:table-cell>
          <table:table-cell table:number-columns-repeated="2" table:style-name="Default" office:value-type="float" office:value="0" calcext:value-type="float">
            <text:p>0</text:p>
          </table:table-cell>
          <table:table-cell table:style-name="Default" office:value-type="float" office:value="183" calcext:value-type="float">
            <text:p>183</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6"/>
          <table:table-cell table:style-name="Default"/>
          <table:table-cell/>
        </table:table-row>
        <table:table-row table:style-name="ro1">
          <table:table-cell table:style-name="ce6" office:value-type="string" calcext:value-type="string">
            <text:p>c46c25b7-9c6f-c08e-7dc2-f56537c71a2f</text:p>
          </table:table-cell>
          <table:table-cell office:value-type="string" calcext:value-type="string">
            <text:p>Ghardaia</text:p>
          </table:table-cell>
          <table:table-cell office:value-type="string" calcext:value-type="string">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calcext:value-type="string">
            <text:p>CI</text:p>
          </table:table-cell>
          <table:table-cell office:value-type="string" calcext:value-type="string">
            <text:p>DZ</text:p>
          </table:table-cell>
          <table:table-cell office:value-type="float" office:value="0" calcext:value-type="float">
            <text:p>0</text:p>
          </table:table-cell>
          <table:table-cell/>
          <table:table-cell office:value-type="float" office:value="32.495673" calcext:value-type="float">
            <text:p>32.495673</text:p>
          </table:table-cell>
          <table:table-cell office:value-type="float" office:value="3.617237" calcext:value-type="float">
            <text:p>3.61723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94" calcext:value-type="float">
            <text:p>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058d1f4-f424-b850-4124-23064daa19b6</text:p>
          </table:table-cell>
          <table:table-cell table:style-name="Default" office:value-type="string" calcext:value-type="string">
            <text:p>Band-e Amir National Park</text:p>
          </table:table-cell>
          <table:table-cell office:value-type="string" calcext:value-type="string">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calcext:value-type="string">
            <text:p>PA</text:p>
          </table:table-cell>
          <table:table-cell office:value-type="string" calcext:value-type="string">
            <text:p>AF</text:p>
          </table:table-cell>
          <table:table-cell office:value-type="float" office:value="0" calcext:value-type="float">
            <text:p>0</text:p>
          </table:table-cell>
          <table:table-cell/>
          <table:table-cell office:value-type="float" office:value="34.831978" calcext:value-type="float">
            <text:p>34.831978</text:p>
          </table:table-cell>
          <table:table-cell office:value-type="float" office:value="67.177278" calcext:value-type="float">
            <text:p>67.177278</text:p>
          </table:table-cell>
          <table:table-cell office:value-type="float" office:value="16000" calcext:value-type="float">
            <text:p>16000</text:p>
          </table:table-cell>
          <table:table-cell table:number-columns-repeated="2" office:value-type="float" office:value="0" calcext:value-type="float">
            <text:p>0</text:p>
          </table:table-cell>
          <table:table-cell table:style-name="ce20" office:value-type="float" office:value="78" calcext:value-type="float">
            <text:p>7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51c22-52ab-148c-3b5a-d122d5a167b1</text:p>
          </table:table-cell>
          <table:table-cell office:value-type="string" calcext:value-type="string">
            <text:p>Valbona Valley National Park</text:p>
          </table:table-cell>
          <table:table-cell office:value-type="string" calcext:value-type="string">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calcext:value-type="string">
            <text:p>PA</text:p>
          </table:table-cell>
          <table:table-cell office:value-type="string" calcext:value-type="string">
            <text:p>AL</text:p>
          </table:table-cell>
          <table:table-cell office:value-type="float" office:value="0" calcext:value-type="float">
            <text:p>0</text:p>
          </table:table-cell>
          <table:table-cell/>
          <table:table-cell office:value-type="float" office:value="42.43131" calcext:value-type="float">
            <text:p>42.43131</text:p>
          </table:table-cell>
          <table:table-cell office:value-type="float" office:value="19.923503" calcext:value-type="float">
            <text:p>19.923503</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255" calcext:value-type="float">
            <text:p>2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1b5f7b-0e06-f413-4536-dc9255e52a6f</text:p>
          </table:table-cell>
          <table:table-cell office:value-type="string" calcext:value-type="string">
            <text:p>National Park American Samoa</text:p>
          </table:table-cell>
          <table:table-cell office:value-type="string" calcext:value-type="string">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calcext:value-type="string">
            <text:p>PA</text:p>
          </table:table-cell>
          <table:table-cell office:value-type="string" calcext:value-type="string">
            <text:p>AS</text:p>
          </table:table-cell>
          <table:table-cell office:value-type="float" office:value="0" calcext:value-type="float">
            <text:p>0</text:p>
          </table:table-cell>
          <table:table-cell/>
          <table:table-cell office:value-type="float" office:value="-14.224261" calcext:value-type="float">
            <text:p>-14.224261</text:p>
          </table:table-cell>
          <table:table-cell office:value-type="float" office:value="-170.666295" calcext:value-type="float">
            <text:p>-170.66629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05" calcext:value-type="float">
            <text:p>2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39e599d-4022-2785-a9e6-c6e868b56584</text:p>
          </table:table-cell>
          <table:table-cell office:value-type="string" calcext:value-type="string">
            <text:p>Madriu-Perafita-Claror Natural Park</text:p>
          </table:table-cell>
          <table:table-cell office:value-type="string" calcext:value-type="string">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calcext:value-type="string">
            <text:p>PA</text:p>
          </table:table-cell>
          <table:table-cell office:value-type="string" calcext:value-type="string">
            <text:p>AD</text:p>
          </table:table-cell>
          <table:table-cell office:value-type="float" office:value="0" calcext:value-type="float">
            <text:p>0</text:p>
          </table:table-cell>
          <table:table-cell/>
          <table:table-cell office:value-type="float" office:value="42.497259" calcext:value-type="float">
            <text:p>42.497259</text:p>
          </table:table-cell>
          <table:table-cell office:value-type="float" office:value="1.578506" calcext:value-type="float">
            <text:p>1.578506</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21" calcext:value-type="float">
            <text:p>1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9a20e5-59b6-d8ae-de62-34704cb902ba</text:p>
          </table:table-cell>
          <table:table-cell office:value-type="string" calcext:value-type="string">
            <text:p>Luanda</text:p>
          </table:table-cell>
          <table:table-cell office:value-type="string" calcext:value-type="string">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calcext:value-type="string">
            <text:p>CI</text:p>
          </table:table-cell>
          <table:table-cell office:value-type="string" calcext:value-type="string">
            <text:p>AO</text:p>
          </table:table-cell>
          <table:table-cell office:value-type="float" office:value="0" calcext:value-type="float">
            <text:p>0</text:p>
          </table:table-cell>
          <table:table-cell/>
          <table:table-cell office:value-type="float" office:value="-8.785137" calcext:value-type="float">
            <text:p>-8.785137</text:p>
          </table:table-cell>
          <table:table-cell office:value-type="float" office:value="13.245207" calcext:value-type="float">
            <text:p>13.245207</text:p>
          </table:table-cell>
          <table:table-cell office:value-type="float" office:value="2215" calcext:value-type="float">
            <text:p>2215</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480628-b486-a9b4-6e3e-08c536580c90</text:p>
          </table:table-cell>
          <table:table-cell office:value-type="string" calcext:value-type="string">
            <text:p>Antigua und Barbuda</text:p>
          </table:table-cell>
          <table:table-cell office:value-type="string" calcext:value-type="string">
            <text:p>The country consists of two major islands, Antigua and Barbuda, which are approximately 40 km (25 mi) apart, and several smaller islands, including Great Bird, Green, Guiana, Long, Maiden, Prickly Pear, York, and Redonda.</text:p>
          </table:table-cell>
          <table:table-cell office:value-type="string" calcext:value-type="string">
            <text:p>IS</text:p>
          </table:table-cell>
          <table:table-cell office:value-type="string" calcext:value-type="string">
            <text:p>AG</text:p>
          </table:table-cell>
          <table:table-cell office:value-type="float" office:value="0" calcext:value-type="float">
            <text:p>0</text:p>
          </table:table-cell>
          <table:table-cell/>
          <table:table-cell office:value-type="float" office:value="17.09114" calcext:value-type="float">
            <text:p>17.09114</text:p>
          </table:table-cell>
          <table:table-cell office:value-type="float" office:value="-61.908032" calcext:value-type="float">
            <text:p>-61.90803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72" calcext:value-type="float">
            <text:p>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8b410a-9e6c-4fe9-f89e-433291b2bf22</text:p>
          </table:table-cell>
          <table:table-cell office:value-type="string" calcext:value-type="string">
            <text:p>Perito Moreno Glacier</text:p>
          </table:table-cell>
          <table:table-cell office:value-type="string" calcext:value-type="string">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calcext:value-type="string">
            <text:p>GL</text:p>
          </table:table-cell>
          <table:table-cell office:value-type="string" calcext:value-type="string">
            <text:p>AR</text:p>
          </table:table-cell>
          <table:table-cell office:value-type="float" office:value="0" calcext:value-type="float">
            <text:p>0</text:p>
          </table:table-cell>
          <table:table-cell/>
          <table:table-cell office:value-type="float" office:value="-50.45588" calcext:value-type="float">
            <text:p>-50.45588</text:p>
          </table:table-cell>
          <table:table-cell office:value-type="float" office:value="-73.015821" calcext:value-type="float">
            <text:p>-73.015821</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36" calcext:value-type="float">
            <text:p>23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3d2e7f-f343-40de-f23d-a3f36340c79c</text:p>
          </table:table-cell>
          <table:table-cell office:value-type="string" calcext:value-type="string">
            <text:p>Azat Reservoir</text:p>
          </table:table-cell>
          <table:table-cell office:value-type="string" calcext:value-type="string">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calcext:value-type="string">
            <text:p>LA</text:p>
          </table:table-cell>
          <table:table-cell office:value-type="string" calcext:value-type="string">
            <text:p>AM</text:p>
          </table:table-cell>
          <table:table-cell office:value-type="float" office:value="0" calcext:value-type="float">
            <text:p>0</text:p>
          </table:table-cell>
          <table:table-cell/>
          <table:table-cell office:value-type="float" office:value="40.059387" calcext:value-type="float">
            <text:p>40.059387</text:p>
          </table:table-cell>
          <table:table-cell office:value-type="float" office:value="44.586146" calcext:value-type="float">
            <text:p>44.586146</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8a31c-1547-4e8c-526f-05f44e5dd4de</text:p>
          </table:table-cell>
          <table:table-cell office:value-type="string" calcext:value-type="string">
            <text:p>Arikok National Park</text:p>
          </table:table-cell>
          <table:table-cell office:value-type="string" calcext:value-type="string">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calcext:value-type="string">
            <text:p>PA</text:p>
          </table:table-cell>
          <table:table-cell office:value-type="string" calcext:value-type="string">
            <text:p>AW</text:p>
          </table:table-cell>
          <table:table-cell office:value-type="float" office:value="0" calcext:value-type="float">
            <text:p>0</text:p>
          </table:table-cell>
          <table:table-cell/>
          <table:table-cell office:value-type="float" office:value="12.483079" calcext:value-type="float">
            <text:p>12.483079</text:p>
          </table:table-cell>
          <table:table-cell office:value-type="float" office:value="-69.942725" calcext:value-type="float">
            <text:p>-69.94272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285" calcext:value-type="float">
            <text:p>2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2fce90f-5661-576b-4b22-7d2fe7c36350</text:p>
          </table:table-cell>
          <table:table-cell office:value-type="string" calcext:value-type="string">
            <text:p>Daintree Rainforest</text:p>
          </table:table-cell>
          <table:table-cell office:value-type="string" calcext:value-type="string">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 </text:p>
          </table:table-cell>
          <table:table-cell office:value-type="string" calcext:value-type="string">
            <text:p>PA</text:p>
          </table:table-cell>
          <table:table-cell office:value-type="string" calcext:value-type="string">
            <text:p>AU</text:p>
          </table:table-cell>
          <table:table-cell office:value-type="float" office:value="0" calcext:value-type="float">
            <text:p>0</text:p>
          </table:table-cell>
          <table:table-cell/>
          <table:table-cell office:value-type="float" office:value="-16.177005" calcext:value-type="float">
            <text:p>-16.177005</text:p>
          </table:table-cell>
          <table:table-cell office:value-type="float" office:value="145.453196" calcext:value-type="float">
            <text:p>145.453196</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305" calcext:value-type="float">
            <text:p>3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c526788-eda3-9ee2-25cb-03a8e5013a45</text:p>
          </table:table-cell>
          <table:table-cell office:value-type="string" calcext:value-type="string">
            <text:p>Dachstein Glacier</text:p>
          </table:table-cell>
          <table:table-cell office:value-type="string" calcext:value-type="string">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office:value-type="string" calcext:value-type="string">
            <text:p>GL</text:p>
          </table:table-cell>
          <table:table-cell office:value-type="string" calcext:value-type="string">
            <text:p>AT</text:p>
          </table:table-cell>
          <table:table-cell office:value-type="float" office:value="0" calcext:value-type="float">
            <text:p>0</text:p>
          </table:table-cell>
          <table:table-cell/>
          <table:table-cell office:value-type="float" office:value="47.444129" calcext:value-type="float">
            <text:p>47.444129</text:p>
          </table:table-cell>
          <table:table-cell office:value-type="float" office:value="13.617796" calcext:value-type="float">
            <text:p>13.617796</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18dadbb-6dc2-db96-1fd2-c4a8954626c7</text:p>
          </table:table-cell>
          <table:table-cell office:value-type="string" calcext:value-type="string">
            <text:p>Khinalug</text:p>
          </table:table-cell>
          <table:table-cell office:value-type="string" calcext:value-type="string">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calcext:value-type="string">
            <text:p>TO</text:p>
          </table:table-cell>
          <table:table-cell office:value-type="string" calcext:value-type="string">
            <text:p>AZ</text:p>
          </table:table-cell>
          <table:table-cell office:value-type="float" office:value="0" calcext:value-type="float">
            <text:p>0</text:p>
          </table:table-cell>
          <table:table-cell/>
          <table:table-cell office:value-type="float" office:value="41.175674" calcext:value-type="float">
            <text:p>41.175674</text:p>
          </table:table-cell>
          <table:table-cell office:value-type="float" office:value="48.129136" calcext:value-type="float">
            <text:p>48.129136</text:p>
          </table:table-cell>
          <table:table-cell office:value-type="float" office:value="7300" calcext:value-type="float">
            <text:p>73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87ab8a7-9e40-b329-f873-57034acb00f9</text:p>
          </table:table-cell>
          <table:table-cell office:value-type="string" calcext:value-type="string">
            <text:p>Exuma Cays Land and Sea Park</text:p>
          </table:table-cell>
          <table:table-cell office:value-type="string" calcext:value-type="string">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calcext:value-type="string">
            <text:p>PA</text:p>
          </table:table-cell>
          <table:table-cell office:value-type="string" calcext:value-type="string">
            <text:p>BS</text:p>
          </table:table-cell>
          <table:table-cell office:value-type="float" office:value="0" calcext:value-type="float">
            <text:p>0</text:p>
          </table:table-cell>
          <table:table-cell/>
          <table:table-cell office:value-type="float" office:value="24.405702" calcext:value-type="float">
            <text:p>24.405702</text:p>
          </table:table-cell>
          <table:table-cell office:value-type="float" office:value="-76.63767" calcext:value-type="float">
            <text:p>-76.63767</text:p>
          </table:table-cell>
          <table:table-cell office:value-type="float" office:value="430" calcext:value-type="float">
            <text:p>430</text:p>
          </table:table-cell>
          <table:table-cell table:number-columns-repeated="2" office:value-type="float" office:value="0" calcext:value-type="float">
            <text:p>0</text:p>
          </table:table-cell>
          <table:table-cell table:style-name="ce20" office:value-type="float" office:value="152" calcext:value-type="float">
            <text:p>1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c3c490-e8f5-7514-ba4b-7e3ffec42470</text:p>
          </table:table-cell>
          <table:table-cell office:value-type="string" calcext:value-type="string">
            <text:p>Manama City</text:p>
          </table:table-cell>
          <table:table-cell office:value-type="string" calcext:value-type="string">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calcext:value-type="string">
            <text:p>CI</text:p>
          </table:table-cell>
          <table:table-cell office:value-type="string" calcext:value-type="string">
            <text:p>BH</text:p>
          </table:table-cell>
          <table:table-cell office:value-type="float" office:value="0" calcext:value-type="float">
            <text:p>0</text:p>
          </table:table-cell>
          <table:table-cell/>
          <table:table-cell office:value-type="float" office:value="26.257473" calcext:value-type="float">
            <text:p>26.257473</text:p>
          </table:table-cell>
          <table:table-cell office:value-type="float" office:value="50.538897" calcext:value-type="float">
            <text:p>50.538897</text:p>
          </table:table-cell>
          <table:table-cell office:value-type="float" office:value="1650" calcext:value-type="float">
            <text:p>165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558aeb0-c54a-ef2e-4dea-f55a519d9fb8</text:p>
          </table:table-cell>
          <table:table-cell office:value-type="string" calcext:value-type="string">
            <text:p>Bandarban</text:p>
          </table:table-cell>
          <table:table-cell office:value-type="string" calcext:value-type="string">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office:value-type="string" calcext:value-type="string">
            <text:p>CI</text:p>
          </table:table-cell>
          <table:table-cell office:value-type="string" calcext:value-type="string">
            <text:p>BD</text:p>
          </table:table-cell>
          <table:table-cell office:value-type="float" office:value="0" calcext:value-type="float">
            <text:p>0</text:p>
          </table:table-cell>
          <table:table-cell/>
          <table:table-cell office:value-type="float" office:value="22.203499" calcext:value-type="float">
            <text:p>22.203499</text:p>
          </table:table-cell>
          <table:table-cell office:value-type="float" office:value="92.216769" calcext:value-type="float">
            <text:p>92.216769</text:p>
          </table:table-cell>
          <table:table-cell office:value-type="float" office:value="715" calcext:value-type="float">
            <text:p>715</text:p>
          </table:table-cell>
          <table:table-cell table:number-columns-repeated="2" office:value-type="float" office:value="0" calcext:value-type="float">
            <text:p>0</text:p>
          </table:table-cell>
          <table:table-cell table:style-name="ce20" office:value-type="float" office:value="149" calcext:value-type="float">
            <text:p>1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51343a-1939-d7f9-9764-e9fa528a4250</text:p>
          </table:table-cell>
          <table:table-cell office:value-type="string" calcext:value-type="string">
            <text:p>Animal Flower Cave</text:p>
          </table:table-cell>
          <table:table-cell office:value-type="string" calcext:value-type="string">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calcext:value-type="string">
            <text:p>LM</text:p>
          </table:table-cell>
          <table:table-cell office:value-type="string" calcext:value-type="string">
            <text:p>BB</text:p>
          </table:table-cell>
          <table:table-cell office:value-type="float" office:value="0" calcext:value-type="float">
            <text:p>0</text:p>
          </table:table-cell>
          <table:table-cell/>
          <table:table-cell office:value-type="float" office:value="13.342245" calcext:value-type="float">
            <text:p>13.342245</text:p>
          </table:table-cell>
          <table:table-cell office:value-type="float" office:value="-59.612801" calcext:value-type="float">
            <text:p>-59.612801</text:p>
          </table:table-cell>
          <table:table-cell office:value-type="float" office:value="1330" calcext:value-type="float">
            <text:p>133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541759-ce36-06d4-0454-a445ad732a33</text:p>
          </table:table-cell>
          <table:table-cell office:value-type="string" calcext:value-type="string">
            <text:p>Bruges</text:p>
          </table:table-cell>
          <table:table-cell office:value-type="string" calcext:value-type="string">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calcext:value-type="string">
            <text:p>CI</text:p>
          </table:table-cell>
          <table:table-cell office:value-type="string" calcext:value-type="string">
            <text:p>BE</text:p>
          </table:table-cell>
          <table:table-cell office:value-type="float" office:value="0" calcext:value-type="float">
            <text:p>0</text:p>
          </table:table-cell>
          <table:table-cell/>
          <table:table-cell office:value-type="float" office:value="51.217576" calcext:value-type="float">
            <text:p>51.217576</text:p>
          </table:table-cell>
          <table:table-cell office:value-type="float" office:value="3.199614" calcext:value-type="float">
            <text:p>3.199614</text:p>
          </table:table-cell>
          <table:table-cell office:value-type="float" office:value="440" calcext:value-type="float">
            <text:p>440</text:p>
          </table:table-cell>
          <table:table-cell table:number-columns-repeated="2" office:value-type="float" office:value="0" calcext:value-type="float">
            <text:p>0</text:p>
          </table:table-cell>
          <table:table-cell table:style-name="ce20" office:value-type="float" office:value="82" calcext:value-type="float">
            <text:p>8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8a7d4eb-4ac1-b17f-643d-3c0fc1ad73e3</text:p>
          </table:table-cell>
          <table:table-cell office:value-type="string" calcext:value-type="string">
            <text:p>The Great Blue Hole, Lighthouse Reef</text:p>
          </table:table-cell>
          <table:table-cell office:value-type="string" calcext:value-type="string">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calcext:value-type="string">
            <text:p>LM</text:p>
          </table:table-cell>
          <table:table-cell office:value-type="string" calcext:value-type="string">
            <text:p>BZ</text:p>
          </table:table-cell>
          <table:table-cell office:value-type="float" office:value="0" calcext:value-type="float">
            <text:p>0</text:p>
          </table:table-cell>
          <table:table-cell/>
          <table:table-cell office:value-type="float" office:value="17.32401" calcext:value-type="float">
            <text:p>17.32401</text:p>
          </table:table-cell>
          <table:table-cell office:value-type="float" office:value="-87.534401" calcext:value-type="float">
            <text:p>-87.534401</text:p>
          </table:table-cell>
          <table:table-cell office:value-type="float" office:value="670" calcext:value-type="float">
            <text:p>67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0ea621a-6b4f-69d0-5c53-9d6fcf7a6546</text:p>
          </table:table-cell>
          <table:table-cell office:value-type="string" calcext:value-type="string">
            <text:p>Porto Novo</text:p>
          </table:table-cell>
          <table:table-cell office:value-type="string" calcext:value-type="string">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calcext:value-type="string">
            <text:p>CI</text:p>
          </table:table-cell>
          <table:table-cell office:value-type="string" calcext:value-type="string">
            <text:p>BJ</text:p>
          </table:table-cell>
          <table:table-cell office:value-type="float" office:value="0" calcext:value-type="float">
            <text:p>0</text:p>
          </table:table-cell>
          <table:table-cell/>
          <table:table-cell office:value-type="float" office:value="6.465859" calcext:value-type="float">
            <text:p>6.465859</text:p>
          </table:table-cell>
          <table:table-cell office:value-type="float" office:value="2.588247" calcext:value-type="float">
            <text:p>2.58824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d61ad-43a4-2180-4455-21fc9213540d</text:p>
          </table:table-cell>
          <table:table-cell office:value-type="string" calcext:value-type="string">
            <text:p>Jobson’s Cove</text:p>
          </table:table-cell>
          <table:table-cell office:value-type="string" calcext:value-type="string">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calcext:value-type="string">
            <text:p>BE</text:p>
          </table:table-cell>
          <table:table-cell office:value-type="string" calcext:value-type="string">
            <text:p>BM</text:p>
          </table:table-cell>
          <table:table-cell office:value-type="float" office:value="0" calcext:value-type="float">
            <text:p>0</text:p>
          </table:table-cell>
          <table:table-cell/>
          <table:table-cell office:value-type="float" office:value="32.252771" calcext:value-type="float">
            <text:p>32.252771</text:p>
          </table:table-cell>
          <table:table-cell office:value-type="float" office:value="-64.812507" calcext:value-type="float">
            <text:p>-64.812507</text:p>
          </table:table-cell>
          <table:table-cell office:value-type="float" office:value="530" calcext:value-type="float">
            <text:p>53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5d67c50-f58b-724a-21b1-aca1428f70aa</text:p>
          </table:table-cell>
          <table:table-cell office:value-type="string" calcext:value-type="string">
            <text:p>Dochula Pass</text:p>
          </table:table-cell>
          <table:table-cell table:style-name="ce15" office:value-type="string" calcext:value-type="string">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 </text:p>
          </table:table-cell>
          <table:table-cell office:value-type="string" calcext:value-type="string">
            <text:p>LM</text:p>
          </table:table-cell>
          <table:table-cell office:value-type="string" calcext:value-type="string">
            <text:p>BT</text:p>
          </table:table-cell>
          <table:table-cell office:value-type="float" office:value="0" calcext:value-type="float">
            <text:p>0</text:p>
          </table:table-cell>
          <table:table-cell/>
          <table:table-cell office:value-type="float" office:value="27.494288" calcext:value-type="float">
            <text:p>27.494288</text:p>
          </table:table-cell>
          <table:table-cell office:value-type="float" office:value="89.778663" calcext:value-type="float">
            <text:p>89.778663</text:p>
          </table:table-cell>
          <table:table-cell office:value-type="float" office:value="10800" calcext:value-type="float">
            <text:p>108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73ea25-1015-bfb6-6164-df4591722f13</text:p>
          </table:table-cell>
          <table:table-cell office:value-type="string" calcext:value-type="string">
            <text:p>The Cordillera Real</text:p>
          </table:table-cell>
          <table:table-cell office:value-type="string" calcext:value-type="string">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calcext:value-type="string">
            <text:p>MO</text:p>
          </table:table-cell>
          <table:table-cell office:value-type="string" calcext:value-type="string">
            <text:p>BO</text:p>
          </table:table-cell>
          <table:table-cell office:value-type="float" office:value="0" calcext:value-type="float">
            <text:p>0</text:p>
          </table:table-cell>
          <table:table-cell/>
          <table:table-cell office:value-type="float" office:value="-16.999999" calcext:value-type="float">
            <text:p>-16.999999</text:p>
          </table:table-cell>
          <table:table-cell office:value-type="float" office:value="-67.174812" calcext:value-type="float">
            <text:p>-67.174812</text:p>
          </table:table-cell>
          <table:table-cell office:value-type="float" office:value="15000" calcext:value-type="float">
            <text:p>15000</text:p>
          </table:table-cell>
          <table:table-cell table:number-columns-repeated="2" office:value-type="float" office:value="0" calcext:value-type="float">
            <text:p>0</text:p>
          </table:table-cell>
          <table:table-cell table:style-name="ce20" office:value-type="float" office:value="254" calcext:value-type="float">
            <text:p>25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737b578-ddff-20ea-d537-59f788878e1d</text:p>
          </table:table-cell>
          <table:table-cell office:value-type="string" calcext:value-type="string">
            <text:p>Mehmed Paša Sokolović Bridge</text:p>
          </table:table-cell>
          <table:table-cell office:value-type="string" calcext:value-type="string">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calcext:value-type="string">
            <text:p>PO</text:p>
          </table:table-cell>
          <table:table-cell office:value-type="string" calcext:value-type="string">
            <text:p>BA</text:p>
          </table:table-cell>
          <table:table-cell office:value-type="float" office:value="0" calcext:value-type="float">
            <text:p>0</text:p>
          </table:table-cell>
          <table:table-cell/>
          <table:table-cell office:value-type="float" office:value="43.780159" calcext:value-type="float">
            <text:p>43.780159</text:p>
          </table:table-cell>
          <table:table-cell office:value-type="float" office:value="19.284878" calcext:value-type="float">
            <text:p>19.284878</text:p>
          </table:table-cell>
          <table:table-cell office:value-type="float" office:value="1140" calcext:value-type="float">
            <text:p>114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b7e3ced-9cb3-94ec-9127-d607eaef668f</text:p>
          </table:table-cell>
          <table:table-cell office:value-type="string" calcext:value-type="string">
            <text:p>Nata Bird Sanctuary</text:p>
          </table:table-cell>
          <table:table-cell office:value-type="string" calcext:value-type="string">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calcext:value-type="string">
            <text:p>LA</text:p>
          </table:table-cell>
          <table:table-cell office:value-type="string" calcext:value-type="string">
            <text:p>BW</text:p>
          </table:table-cell>
          <table:table-cell office:value-type="float" office:value="0" calcext:value-type="float">
            <text:p>0</text:p>
          </table:table-cell>
          <table:table-cell/>
          <table:table-cell office:value-type="float" office:value="-20.816821" calcext:value-type="float">
            <text:p>-20.816821</text:p>
          </table:table-cell>
          <table:table-cell office:value-type="float" office:value="25.48885" calcext:value-type="float">
            <text:p>25.48885</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86d110-0380-0f26-1ca7-d3953bf038bd</text:p>
          </table:table-cell>
          <table:table-cell office:value-type="string" calcext:value-type="string">
            <text:p>Chapada Diamantina National Park</text:p>
          </table:table-cell>
          <table:table-cell office:value-type="string" calcext:value-type="string">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calcext:value-type="string">
            <text:p>PA</text:p>
          </table:table-cell>
          <table:table-cell office:value-type="string" calcext:value-type="string">
            <text:p>BR</text:p>
          </table:table-cell>
          <table:table-cell office:value-type="float" office:value="0" calcext:value-type="float">
            <text:p>0</text:p>
          </table:table-cell>
          <table:table-cell/>
          <table:table-cell office:value-type="float" office:value="-12.792667" calcext:value-type="float">
            <text:p>-12.792667</text:p>
          </table:table-cell>
          <table:table-cell office:value-type="float" office:value="-41.412331" calcext:value-type="float">
            <text:p>-41.412331</text:p>
          </table:table-cell>
          <table:table-cell office:value-type="float" office:value="3660" calcext:value-type="float">
            <text:p>3660</text:p>
          </table:table-cell>
          <table:table-cell table:number-columns-repeated="2" office:value-type="float" office:value="0" calcext:value-type="float">
            <text:p>0</text:p>
          </table:table-cell>
          <table:table-cell table:style-name="ce20" office:value-type="float" office:value="294" calcext:value-type="float">
            <text:p>2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70a8fb-ed96-a5f3-6ff4-e93dbbaab73a</text:p>
          </table:table-cell>
          <table:table-cell office:value-type="string" calcext:value-type="string">
            <text:p>Road Town</text:p>
          </table:table-cell>
          <table:table-cell office:value-type="string" calcext:value-type="string">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office:value-type="string" calcext:value-type="string">
            <text:p>IS</text:p>
          </table:table-cell>
          <table:table-cell office:value-type="string" calcext:value-type="string">
            <text:p>VG</text:p>
          </table:table-cell>
          <table:table-cell office:value-type="float" office:value="0" calcext:value-type="float">
            <text:p>0</text:p>
          </table:table-cell>
          <table:table-cell/>
          <table:table-cell office:value-type="float" office:value="18.411628" calcext:value-type="float">
            <text:p>18.411628</text:p>
          </table:table-cell>
          <table:table-cell office:value-type="float" office:value="-64.612363" calcext:value-type="float">
            <text:p>-64.612363</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b47b3-40ee-af01-3bdc-a83e9187e7b4</text:p>
          </table:table-cell>
          <table:table-cell office:value-type="string" calcext:value-type="string">
            <text:p>Pirin National Park</text:p>
          </table:table-cell>
          <table:table-cell table:style-name="ce15" office:value-type="string" calcext:value-type="string">
            <text:p>High up in the majestic Pirin Mountains lies a treasure that nature enthusiasts and adventure seekers dream of – <text:a xlink:href="https://bulgariatravel.org/pirin-national-park/" xlink:type="simple">Pirin National Park</text:a>. Spanning a vast expanse, this UNESCO biosphere reserve is one of the most scenic places in Bulgaria, boasting a landscape that’s both rugged and enchanting. Alpine meadows dotted with wildflowers give way to towering peaks, some reaching heights of over 2,900 meters. </text:p>
          </table:table-cell>
          <table:table-cell office:value-type="string" calcext:value-type="string">
            <text:p>PA</text:p>
          </table:table-cell>
          <table:table-cell office:value-type="string" calcext:value-type="string">
            <text:p>BG</text:p>
          </table:table-cell>
          <table:table-cell office:value-type="float" office:value="0" calcext:value-type="float">
            <text:p>0</text:p>
          </table:table-cell>
          <table:table-cell/>
          <table:table-cell office:value-type="float" office:value="41.714469" calcext:value-type="float">
            <text:p>41.714469</text:p>
          </table:table-cell>
          <table:table-cell office:value-type="float" office:value="23.414821" calcext:value-type="float">
            <text:p>23.41482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4" calcext:value-type="float">
            <text:p>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5b73e15-a240-e8c7-afbf-934351d44b74</text:p>
          </table:table-cell>
          <table:table-cell office:value-type="string" calcext:value-type="string">
            <text:p>W National Park</text:p>
          </table:table-cell>
          <table:table-cell office:value-type="string" calcext:value-type="string">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calcext:value-type="string">
            <text:p>PA</text:p>
          </table:table-cell>
          <table:table-cell office:value-type="string" calcext:value-type="string">
            <text:p>BF</text:p>
          </table:table-cell>
          <table:table-cell office:value-type="float" office:value="0" calcext:value-type="float">
            <text:p>0</text:p>
          </table:table-cell>
          <table:table-cell/>
          <table:table-cell office:value-type="float" office:value="11.929474" calcext:value-type="float">
            <text:p>11.929474</text:p>
          </table:table-cell>
          <table:table-cell office:value-type="float" office:value="2.193548" calcext:value-type="float">
            <text:p>2.193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97" calcext:value-type="float">
            <text:p>29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428e551-d4b3-5a5c-f292-94052cd7927c</text:p>
          </table:table-cell>
          <table:table-cell office:value-type="string" calcext:value-type="string">
            <text:p>Bujumbura</text:p>
          </table:table-cell>
          <table:table-cell office:value-type="string" calcext:value-type="string">
            <text:p>Bujumbura, formerly Usumbura, is the economic capital, largest city and main port of Burundi. It ships most of the country's chief export, coffee, as well as cotton and tin ore. </text:p>
          </table:table-cell>
          <table:table-cell office:value-type="string" calcext:value-type="string">
            <text:p>CI</text:p>
          </table:table-cell>
          <table:table-cell office:value-type="string" calcext:value-type="string">
            <text:p>BI</text:p>
          </table:table-cell>
          <table:table-cell office:value-type="float" office:value="0" calcext:value-type="float">
            <text:p>0</text:p>
          </table:table-cell>
          <table:table-cell/>
          <table:table-cell office:value-type="float" office:value="-3.392192" calcext:value-type="float">
            <text:p>-3.392192</text:p>
          </table:table-cell>
          <table:table-cell office:value-type="float" office:value="29.334343" calcext:value-type="float">
            <text:p>29.334343</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bb954a-9e26-984c-9fe3-48115e7576d3</text:p>
          </table:table-cell>
          <table:table-cell office:value-type="string" calcext:value-type="string">
            <text:p>Bandar Seri Begawan</text:p>
          </table:table-cell>
          <table:table-cell office:value-type="string" calcext:value-type="string">
            <text:p>Bandar Seri Begawan is the capital of Brunei Darussalam (and its largest city). The city is home to most of Brunei’s major attractions.</text:p>
          </table:table-cell>
          <table:table-cell office:value-type="string" calcext:value-type="string">
            <text:p>CI</text:p>
          </table:table-cell>
          <table:table-cell office:value-type="string" calcext:value-type="string">
            <text:p>BN</text:p>
          </table:table-cell>
          <table:table-cell office:value-type="float" office:value="0" calcext:value-type="float">
            <text:p>0</text:p>
          </table:table-cell>
          <table:table-cell/>
          <table:table-cell office:value-type="float" office:value="4.883333" calcext:value-type="float">
            <text:p>4.883333</text:p>
          </table:table-cell>
          <table:table-cell office:value-type="float" office:value="114.939685" calcext:value-type="float">
            <text:p>114.9396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5" calcext:value-type="float">
            <text:p>3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50704bd-2326-dd47-40da-8eef7342a7f2</text:p>
          </table:table-cell>
          <table:table-cell office:value-type="string" calcext:value-type="string">
            <text:p>Angkor Wat</text:p>
          </table:table-cell>
          <table:table-cell office:value-type="string" calcext:value-type="string">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calcext:value-type="string">
            <text:p>PO</text:p>
          </table:table-cell>
          <table:table-cell office:value-type="string" calcext:value-type="string">
            <text:p>KH</text:p>
          </table:table-cell>
          <table:table-cell office:value-type="float" office:value="0" calcext:value-type="float">
            <text:p>0</text:p>
          </table:table-cell>
          <table:table-cell/>
          <table:table-cell office:value-type="float" office:value="13.398227" calcext:value-type="float">
            <text:p>13.398227</text:p>
          </table:table-cell>
          <table:table-cell office:value-type="float" office:value="103.866943" calcext:value-type="float">
            <text:p>103.86694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e720029-65a5-9cdb-78d2-bbb30c83cdeb</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calcext:value-type="string">
            <text:p>CI</text:p>
          </table:table-cell>
          <table:table-cell office:value-type="string" calcext:value-type="string">
            <text:p>CM</text:p>
          </table:table-cell>
          <table:table-cell office:value-type="float" office:value="0" calcext:value-type="float">
            <text:p>0</text:p>
          </table:table-cell>
          <table:table-cell/>
          <table:table-cell office:value-type="float" office:value="4.039191" calcext:value-type="float">
            <text:p>4.039191</text:p>
          </table:table-cell>
          <table:table-cell office:value-type="float" office:value="9.668914" calcext:value-type="float">
            <text:p>9.66891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13" calcext:value-type="float">
            <text:p>1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34e7fb-b6c0-bd4e-cd33-4c8e966f85fc</text:p>
          </table:table-cell>
          <table:table-cell office:value-type="string" calcext:value-type="string">
            <text:p>Banff National Park, Alberta</text:p>
          </table:table-cell>
          <table:table-cell office:value-type="string" calcext:value-type="string">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calcext:value-type="string">
            <text:p>PA</text:p>
          </table:table-cell>
          <table:table-cell office:value-type="string" calcext:value-type="string">
            <text:p>CA</text:p>
          </table:table-cell>
          <table:table-cell office:value-type="float" office:value="0" calcext:value-type="float">
            <text:p>0</text:p>
          </table:table-cell>
          <table:table-cell/>
          <table:table-cell office:value-type="float" office:value="51.478239" calcext:value-type="float">
            <text:p>51.478239</text:p>
          </table:table-cell>
          <table:table-cell office:value-type="float" office:value="-115.935293" calcext:value-type="float">
            <text:p>-115.935293</text:p>
          </table:table-cell>
          <table:table-cell office:value-type="float" office:value="12320" calcext:value-type="float">
            <text:p>1232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88bb1d-0635-6689-470c-b0671919bd89</text:p>
          </table:table-cell>
          <table:table-cell office:value-type="string" calcext:value-type="string">
            <text:p>Fogo</text:p>
          </table:table-cell>
          <table:table-cell office:value-type="string" calcext:value-type="string">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calcext:value-type="string">
            <text:p>MO</text:p>
          </table:table-cell>
          <table:table-cell office:value-type="string" calcext:value-type="string">
            <text:p>CV</text:p>
          </table:table-cell>
          <table:table-cell office:value-type="float" office:value="0" calcext:value-type="float">
            <text:p>0</text:p>
          </table:table-cell>
          <table:table-cell/>
          <table:table-cell office:value-type="float" office:value="14.889022" calcext:value-type="float">
            <text:p>14.889022</text:p>
          </table:table-cell>
          <table:table-cell office:value-type="float" office:value="-24.28742" calcext:value-type="float">
            <text:p>-24.28742</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84f8a25-bd8d-faf7-fae6-1bb08262e654</text:p>
          </table:table-cell>
          <table:table-cell office:value-type="string" calcext:value-type="string">
            <text:p>Cayman Islands</text:p>
          </table:table-cell>
          <table:table-cell office:value-type="string" calcext:value-type="string">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 </text:p>
          </table:table-cell>
          <table:table-cell office:value-type="string" calcext:value-type="string">
            <text:p>IS</text:p>
          </table:table-cell>
          <table:table-cell office:value-type="string" calcext:value-type="string">
            <text:p>KY</text:p>
          </table:table-cell>
          <table:table-cell office:value-type="float" office:value="0" calcext:value-type="float">
            <text:p>0</text:p>
          </table:table-cell>
          <table:table-cell/>
          <table:table-cell office:value-type="float" office:value="19.287453" calcext:value-type="float">
            <text:p>19.287453</text:p>
          </table:table-cell>
          <table:table-cell office:value-type="float" office:value="-81.229363" calcext:value-type="float">
            <text:p>-81.22936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77" calcext:value-type="float">
            <text:p>27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ffc56f-f0dd-76a0-e3b4-eae1423f8d64</text:p>
          </table:table-cell>
          <table:table-cell office:value-type="string" calcext:value-type="string">
            <text:p>Andre Felix National Park</text:p>
          </table:table-cell>
          <table:table-cell office:value-type="string" calcext:value-type="string">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calcext:value-type="string">
            <text:p>PA</text:p>
          </table:table-cell>
          <table:table-cell office:value-type="string" calcext:value-type="string">
            <text:p>CF</text:p>
          </table:table-cell>
          <table:table-cell office:value-type="float" office:value="0" calcext:value-type="float">
            <text:p>0</text:p>
          </table:table-cell>
          <table:table-cell/>
          <table:table-cell office:value-type="float" office:value="9.465503" calcext:value-type="float">
            <text:p>9.465503</text:p>
          </table:table-cell>
          <table:table-cell office:value-type="float" office:value="23.291651" calcext:value-type="float">
            <text:p>23.29165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146" calcext:value-type="float">
            <text:p>14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d61cf44-a9ce-9794-81d9-c7ee32401614</text:p>
          </table:table-cell>
          <table:table-cell office:value-type="string" calcext:value-type="string">
            <text:p>Arco de Aloba</text:p>
          </table:table-cell>
          <table:table-cell office:value-type="string" calcext:value-type="string">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calcext:value-type="string">
            <text:p>LM</text:p>
          </table:table-cell>
          <table:table-cell office:value-type="string" calcext:value-type="string">
            <text:p>TD</text:p>
          </table:table-cell>
          <table:table-cell office:value-type="float" office:value="0" calcext:value-type="float">
            <text:p>0</text:p>
          </table:table-cell>
          <table:table-cell/>
          <table:table-cell office:value-type="float" office:value="16.738696" calcext:value-type="float">
            <text:p>16.738696</text:p>
          </table:table-cell>
          <table:table-cell office:value-type="float" office:value="22.246198" calcext:value-type="float">
            <text:p>22.246198</text:p>
          </table:table-cell>
          <table:table-cell office:value-type="float" office:value="3700" calcext:value-type="float">
            <text:p>3700</text:p>
          </table:table-cell>
          <table:table-cell table:number-columns-repeated="2" office:value-type="float" office:value="0" calcext:value-type="float">
            <text:p>0</text:p>
          </table:table-cell>
          <table:table-cell table:style-name="ce20" office:value-type="float" office:value="306" calcext:value-type="float">
            <text:p>30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874e045-9514-5c89-15f2-a73fc27bee53</text:p>
          </table:table-cell>
          <table:table-cell office:value-type="string" calcext:value-type="string">
            <text:p>Gray Glacier</text:p>
          </table:table-cell>
          <table:table-cell office:value-type="string" calcext:value-type="string">
            <text:p>Step into the icy expanse of Torres del Paine at the majestic Gray Glacier. This stunning natural ice formation stretches impressively within the park. It truly offers a surreal landscape of deep blues and crisp whites that feels like another world. </text:p>
          </table:table-cell>
          <table:table-cell office:value-type="string" calcext:value-type="string">
            <text:p>GL</text:p>
          </table:table-cell>
          <table:table-cell office:value-type="string" calcext:value-type="string">
            <text:p>CL</text:p>
          </table:table-cell>
          <table:table-cell office:value-type="float" office:value="0" calcext:value-type="float">
            <text:p>0</text:p>
          </table:table-cell>
          <table:table-cell/>
          <table:table-cell office:value-type="float" office:value="-51.016369" calcext:value-type="float">
            <text:p>-51.016369</text:p>
          </table:table-cell>
          <table:table-cell office:value-type="float" office:value="-73.266056" calcext:value-type="float">
            <text:p>-73.266056</text:p>
          </table:table-cell>
          <table:table-cell office:value-type="float" office:value="2320" calcext:value-type="float">
            <text:p>2320</text:p>
          </table:table-cell>
          <table:table-cell table:number-columns-repeated="2" office:value-type="float" office:value="0" calcext:value-type="float">
            <text:p>0</text:p>
          </table:table-cell>
          <table:table-cell table:style-name="ce20" office:value-type="float" office:value="13" calcext:value-type="float">
            <text:p>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a38782-e2f0-7c17-f43d-31499695cee4</text:p>
          </table:table-cell>
          <table:table-cell office:value-type="string" calcext:value-type="string">
            <text:p>Zhangjiajie National Forest Park</text:p>
          </table:table-cell>
          <table:table-cell office:value-type="string" calcext:value-type="string">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calcext:value-type="string">
            <text:p>PA</text:p>
          </table:table-cell>
          <table:table-cell office:value-type="string" calcext:value-type="string">
            <text:p>CN</text:p>
          </table:table-cell>
          <table:table-cell office:value-type="float" office:value="0" calcext:value-type="float">
            <text:p>0</text:p>
          </table:table-cell>
          <table:table-cell/>
          <table:table-cell office:value-type="float" office:value="29.315813" calcext:value-type="float">
            <text:p>29.315813</text:p>
          </table:table-cell>
          <table:table-cell office:value-type="float" office:value="110.434935" calcext:value-type="float">
            <text:p>110.434935</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16" calcext:value-type="float">
            <text:p>1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16a9e44-8ce2-e643-e957-4b2cc217fb5c</text:p>
          </table:table-cell>
          <table:table-cell office:value-type="string" calcext:value-type="string">
            <text:p>Tayrona National Park</text:p>
          </table:table-cell>
          <table:table-cell office:value-type="string" calcext:value-type="string">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calcext:value-type="string">
            <text:p>PA</text:p>
          </table:table-cell>
          <table:table-cell office:value-type="string" calcext:value-type="string">
            <text:p>CO</text:p>
          </table:table-cell>
          <table:table-cell office:value-type="float" office:value="0" calcext:value-type="float">
            <text:p>0</text:p>
          </table:table-cell>
          <table:table-cell/>
          <table:table-cell office:value-type="float" office:value="11.35118" calcext:value-type="float">
            <text:p>11.35118</text:p>
          </table:table-cell>
          <table:table-cell office:value-type="float" office:value="-74.073995" calcext:value-type="float">
            <text:p>-74.073995</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65" calcext:value-type="float">
            <text:p>1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b0f4ac1-ef12-ae28-8934-e63eb5568af1</text:p>
          </table:table-cell>
          <table:table-cell office:value-type="string" calcext:value-type="string">
            <text:p>Moroni</text:p>
          </table:table-cell>
          <table:table-cell office:value-type="string" calcext:value-type="string">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calcext:value-type="string">
            <text:p>IS</text:p>
          </table:table-cell>
          <table:table-cell office:value-type="string" calcext:value-type="string">
            <text:p>KM</text:p>
          </table:table-cell>
          <table:table-cell office:value-type="float" office:value="0" calcext:value-type="float">
            <text:p>0</text:p>
          </table:table-cell>
          <table:table-cell/>
          <table:table-cell office:value-type="float" office:value="-11.698319" calcext:value-type="float">
            <text:p>-11.698319</text:p>
          </table:table-cell>
          <table:table-cell office:value-type="float" office:value="43.240641" calcext:value-type="float">
            <text:p>43.24064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698d382-4851-0631-448a-b077e5b83a93</text:p>
          </table:table-cell>
          <table:table-cell office:value-type="string" calcext:value-type="string">
            <text:p>Cook Islands</text:p>
          </table:table-cell>
          <table:table-cell office:value-type="string" calcext:value-type="string">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 </text:p>
          </table:table-cell>
          <table:table-cell office:value-type="string" calcext:value-type="string">
            <text:p>IS</text:p>
          </table:table-cell>
          <table:table-cell office:value-type="string" calcext:value-type="string">
            <text:p>CK</text:p>
          </table:table-cell>
          <table:table-cell office:value-type="float" office:value="0" calcext:value-type="float">
            <text:p>0</text:p>
          </table:table-cell>
          <table:table-cell/>
          <table:table-cell office:value-type="float" office:value="-21.178346" calcext:value-type="float">
            <text:p>-21.178346</text:p>
          </table:table-cell>
          <table:table-cell office:value-type="float" office:value="-159.778466" calcext:value-type="float">
            <text:p>-159.778466</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84" calcext:value-type="float">
            <text:p>18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660fef-0fd9-5b56-ddbd-25769d9d9ba8</text:p>
          </table:table-cell>
          <table:table-cell office:value-type="string" calcext:value-type="string">
            <text:p>Arenal Volcano</text:p>
          </table:table-cell>
          <table:table-cell office:value-type="string" calcext:value-type="string">
            <text:p>One of the most pretty places in Costa Rica, the Arenal Volcano, towers majestically over the surrounding rainforest, creating a breathtaking backdrop. Its near-perfect conical shape and the surrounding lushness make it one of the best places to visit in Costa Rica. </text:p>
          </table:table-cell>
          <table:table-cell office:value-type="string" calcext:value-type="string">
            <text:p>MO</text:p>
          </table:table-cell>
          <table:table-cell office:value-type="string" calcext:value-type="string">
            <text:p>CR</text:p>
          </table:table-cell>
          <table:table-cell office:value-type="float" office:value="0" calcext:value-type="float">
            <text:p>0</text:p>
          </table:table-cell>
          <table:table-cell/>
          <table:table-cell office:value-type="float" office:value="10.445868" calcext:value-type="float">
            <text:p>10.445868</text:p>
          </table:table-cell>
          <table:table-cell office:value-type="float" office:value="-84.656332" calcext:value-type="float">
            <text:p>-84.656332</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2fcf2f-2d89-8161-5d5d-48a371c047b7</text:p>
          </table:table-cell>
          <table:table-cell office:value-type="string" calcext:value-type="string">
            <text:p>Dubrovnik</text:p>
          </table:table-cell>
          <table:table-cell office:value-type="string" calcext:value-type="string">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office:value-type="string" calcext:value-type="string">
            <text:p>CI</text:p>
          </table:table-cell>
          <table:table-cell office:value-type="string" calcext:value-type="string">
            <text:p>HR</text:p>
          </table:table-cell>
          <table:table-cell office:value-type="float" office:value="0" calcext:value-type="float">
            <text:p>0</text:p>
          </table:table-cell>
          <table:table-cell/>
          <table:table-cell office:value-type="float" office:value="42.634744" calcext:value-type="float">
            <text:p>42.634744</text:p>
          </table:table-cell>
          <table:table-cell office:value-type="float" office:value="18.073678" calcext:value-type="float">
            <text:p>18.073678</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a370a8-0060-fbba-d9bd-2e5329d40082</text:p>
          </table:table-cell>
          <table:table-cell office:value-type="string" calcext:value-type="string">
            <text:p>Viñales Valley</text:p>
          </table:table-cell>
          <table:table-cell office:value-type="string" calcext:value-type="string">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office:value-type="string" calcext:value-type="string">
            <text:p>VA</text:p>
          </table:table-cell>
          <table:table-cell office:value-type="string" calcext:value-type="string">
            <text:p>CU</text:p>
          </table:table-cell>
          <table:table-cell office:value-type="float" office:value="0" calcext:value-type="float">
            <text:p>0</text:p>
          </table:table-cell>
          <table:table-cell/>
          <table:table-cell office:value-type="float" office:value="22.618609" calcext:value-type="float">
            <text:p>22.618609</text:p>
          </table:table-cell>
          <table:table-cell office:value-type="float" office:value="-83.757714" calcext:value-type="float">
            <text:p>-83.757714</text:p>
          </table:table-cell>
          <table:table-cell office:value-type="float" office:value="1480" calcext:value-type="float">
            <text:p>1480</text:p>
          </table:table-cell>
          <table:table-cell table:number-columns-repeated="2" office:value-type="float" office:value="0" calcext:value-type="float">
            <text:p>0</text:p>
          </table:table-cell>
          <table:table-cell table:style-name="ce20" office:value-type="float" office:value="59" calcext:value-type="float">
            <text:p>5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23f922d-9cf0-edb3-4804-d26cee69329a</text:p>
          </table:table-cell>
          <table:table-cell office:value-type="string" calcext:value-type="string">
            <text:p>Blue Lagoon Akamas</text:p>
          </table:table-cell>
          <table:table-cell office:value-type="string" calcext:value-type="string">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calcext:value-type="string">
            <text:p>IS</text:p>
          </table:table-cell>
          <table:table-cell office:value-type="string" calcext:value-type="string">
            <text:p>CY</text:p>
          </table:table-cell>
          <table:table-cell office:value-type="float" office:value="0" calcext:value-type="float">
            <text:p>0</text:p>
          </table:table-cell>
          <table:table-cell/>
          <table:table-cell office:value-type="float" office:value="35.094944" calcext:value-type="float">
            <text:p>35.094944</text:p>
          </table:table-cell>
          <table:table-cell office:value-type="float" office:value="32.295951" calcext:value-type="float">
            <text:p>32.295951</text:p>
          </table:table-cell>
          <table:table-cell office:value-type="float" office:value="880" calcext:value-type="float">
            <text:p>88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e9bc2-8b85-4aa5-a394-6325bbb92538</text:p>
          </table:table-cell>
          <table:table-cell office:value-type="string" calcext:value-type="string">
            <text:p>Český Krumlov</text:p>
          </table:table-cell>
          <table:table-cell office:value-type="string" calcext:value-type="string">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calcext:value-type="string">
            <text:p>CI</text:p>
          </table:table-cell>
          <table:table-cell office:value-type="string" calcext:value-type="string">
            <text:p>CZ</text:p>
          </table:table-cell>
          <table:table-cell office:value-type="float" office:value="0" calcext:value-type="float">
            <text:p>0</text:p>
          </table:table-cell>
          <table:table-cell/>
          <table:table-cell office:value-type="float" office:value="48.803692" calcext:value-type="float">
            <text:p>48.803692</text:p>
          </table:table-cell>
          <table:table-cell office:value-type="float" office:value="14.303193" calcext:value-type="float">
            <text:p>14.303193</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576443-c074-d15a-dde7-6d803b65b91b</text:p>
          </table:table-cell>
          <table:table-cell office:value-type="string" calcext:value-type="string">
            <text:p>The Congo River</text:p>
          </table:table-cell>
          <table:table-cell office:value-type="string" calcext:value-type="string">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calcext:value-type="string">
            <text:p>RI</text:p>
          </table:table-cell>
          <table:table-cell office:value-type="string" calcext:value-type="string">
            <text:p>CD</text:p>
          </table:table-cell>
          <table:table-cell office:value-type="float" office:value="0" calcext:value-type="float">
            <text:p>0</text:p>
          </table:table-cell>
          <table:table-cell/>
          <table:table-cell office:value-type="float" office:value="-0.482512" calcext:value-type="float">
            <text:p>-0.482512</text:p>
          </table:table-cell>
          <table:table-cell office:value-type="float" office:value="17.794146" calcext:value-type="float">
            <text:p>17.794146</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760b007-3b44-7964-d8f7-2ce314bff21b</text:p>
          </table:table-cell>
          <table:table-cell office:value-type="string" calcext:value-type="string">
            <text:p>Møns Klint</text:p>
          </table:table-cell>
          <table:table-cell office:value-type="string" calcext:value-type="string">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calcext:value-type="string">
            <text:p>LM</text:p>
          </table:table-cell>
          <table:table-cell office:value-type="string" calcext:value-type="string">
            <text:p>DK</text:p>
          </table:table-cell>
          <table:table-cell office:value-type="float" office:value="0" calcext:value-type="float">
            <text:p>0</text:p>
          </table:table-cell>
          <table:table-cell/>
          <table:table-cell office:value-type="float" office:value="54.961677" calcext:value-type="float">
            <text:p>54.961677</text:p>
          </table:table-cell>
          <table:table-cell office:value-type="float" office:value="12.573675" calcext:value-type="float">
            <text:p>12.573675</text:p>
          </table:table-cell>
          <table:table-cell office:value-type="float" office:value="1750" calcext:value-type="float">
            <text:p>1750</text:p>
          </table:table-cell>
          <table:table-cell table:number-columns-repeated="2" office:value-type="float" office:value="0" calcext:value-type="float">
            <text:p>0</text:p>
          </table:table-cell>
          <table:table-cell table:style-name="ce20" office:value-type="float" office:value="281" calcext:value-type="float">
            <text:p>28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2bfae8-0586-ea24-fc9d-99ab173ef45b</text:p>
          </table:table-cell>
          <table:table-cell office:value-type="string" calcext:value-type="string">
            <text:p>Lake Assal</text:p>
          </table:table-cell>
          <table:table-cell office:value-type="string" calcext:value-type="string">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calcext:value-type="string">
            <text:p>LA</text:p>
          </table:table-cell>
          <table:table-cell office:value-type="string" calcext:value-type="string">
            <text:p>DJ</text:p>
          </table:table-cell>
          <table:table-cell office:value-type="float" office:value="0" calcext:value-type="float">
            <text:p>0</text:p>
          </table:table-cell>
          <table:table-cell/>
          <table:table-cell office:value-type="float" office:value="11.651435" calcext:value-type="float">
            <text:p>11.651435</text:p>
          </table:table-cell>
          <table:table-cell office:value-type="float" office:value="42.46993" calcext:value-type="float">
            <text:p>42.46993</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59658ad-9d13-70e7-134a-06ed121b36c5</text:p>
          </table:table-cell>
          <table:table-cell office:value-type="string" calcext:value-type="string">
            <text:p>Boiling Lake</text:p>
          </table:table-cell>
          <table:table-cell office:value-type="string" calcext:value-type="string">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calcext:value-type="string">
            <text:p>PA</text:p>
          </table:table-cell>
          <table:table-cell office:value-type="string" calcext:value-type="string">
            <text:p>DM</text:p>
          </table:table-cell>
          <table:table-cell office:value-type="float" office:value="0" calcext:value-type="float">
            <text:p>0</text:p>
          </table:table-cell>
          <table:table-cell/>
          <table:table-cell office:value-type="float" office:value="15.312029" calcext:value-type="float">
            <text:p>15.312029</text:p>
          </table:table-cell>
          <table:table-cell office:value-type="float" office:value="-61.286471" calcext:value-type="float">
            <text:p>-61.286471</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09" calcext:value-type="float">
            <text:p>3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db00cc4-c1b8-0a50-d6cd-9590d1bc2d4e</text:p>
          </table:table-cell>
          <table:table-cell office:value-type="string" calcext:value-type="string">
            <text:p>Santo Domingo</text:p>
          </table:table-cell>
          <table:table-cell office:value-type="string" calcext:value-type="string">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office:value-type="string" calcext:value-type="string">
            <text:p>CI</text:p>
          </table:table-cell>
          <table:table-cell office:value-type="string" calcext:value-type="string">
            <text:p>DO</text:p>
          </table:table-cell>
          <table:table-cell office:value-type="float" office:value="0" calcext:value-type="float">
            <text:p>0</text:p>
          </table:table-cell>
          <table:table-cell/>
          <table:table-cell office:value-type="float" office:value="18.436512" calcext:value-type="float">
            <text:p>18.436512</text:p>
          </table:table-cell>
          <table:table-cell office:value-type="float" office:value="-69.90036" calcext:value-type="float">
            <text:p>-69.90036</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b69b45-469c-e89d-98b2-4024dd1e6e64</text:p>
          </table:table-cell>
          <table:table-cell office:value-type="string" calcext:value-type="string">
            <text:p>Cotopaxi National Park</text:p>
          </table:table-cell>
          <table:table-cell office:value-type="string" calcext:value-type="string">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office:value-type="string" calcext:value-type="string">
            <text:p>PA</text:p>
          </table:table-cell>
          <table:table-cell office:value-type="string" calcext:value-type="string">
            <text:p>EC</text:p>
          </table:table-cell>
          <table:table-cell office:value-type="float" office:value="0" calcext:value-type="float">
            <text:p>0</text:p>
          </table:table-cell>
          <table:table-cell/>
          <table:table-cell office:value-type="float" office:value="-0.729902" calcext:value-type="float">
            <text:p>-0.729902</text:p>
          </table:table-cell>
          <table:table-cell office:value-type="float" office:value="-78.484855" calcext:value-type="float">
            <text:p>-78.484855</text:p>
          </table:table-cell>
          <table:table-cell office:value-type="float" office:value="20000" calcext:value-type="float">
            <text:p>200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562ba8-1bc0-ed8e-0073-5d327e046659</text:p>
          </table:table-cell>
          <table:table-cell office:value-type="string" calcext:value-type="string">
            <text:p>The Great Pyramids of Giza and The Sphinx</text:p>
          </table:table-cell>
          <table:table-cell office:value-type="string" calcext:value-type="string">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calcext:value-type="string">
            <text:p>PO</text:p>
          </table:table-cell>
          <table:table-cell office:value-type="string" calcext:value-type="string">
            <text:p>EG</text:p>
          </table:table-cell>
          <table:table-cell office:value-type="float" office:value="0" calcext:value-type="float">
            <text:p>0</text:p>
          </table:table-cell>
          <table:table-cell/>
          <table:table-cell office:value-type="float" office:value="29.978756" calcext:value-type="float">
            <text:p>29.978756</text:p>
          </table:table-cell>
          <table:table-cell office:value-type="float" office:value="31.140159" calcext:value-type="float">
            <text:p>31.140159</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45" calcext:value-type="float">
            <text:p>2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597713-6b65-2ce0-587c-6a33875a2a94</text:p>
          </table:table-cell>
          <table:table-cell office:value-type="string" calcext:value-type="string">
            <text:p>Santa Ana Volcano</text:p>
          </table:table-cell>
          <table:table-cell office:value-type="string" calcext:value-type="string">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calcext:value-type="string">
            <text:p>MO</text:p>
          </table:table-cell>
          <table:table-cell office:value-type="string" calcext:value-type="string">
            <text:p>SV</text:p>
          </table:table-cell>
          <table:table-cell office:value-type="float" office:value="0" calcext:value-type="float">
            <text:p>0</text:p>
          </table:table-cell>
          <table:table-cell/>
          <table:table-cell office:value-type="float" office:value="13.828796" calcext:value-type="float">
            <text:p>13.828796</text:p>
          </table:table-cell>
          <table:table-cell office:value-type="float" office:value="-89.629444" calcext:value-type="float">
            <text:p>-89.629444</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1691232-3108-6b9d-f30d-7ced83b480f3</text:p>
          </table:table-cell>
          <table:table-cell office:value-type="string" calcext:value-type="string">
            <text:p>Danakil Depression</text:p>
          </table:table-cell>
          <table:table-cell office:value-type="string" calcext:value-type="string">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calcext:value-type="string">
            <text:p>LM</text:p>
          </table:table-cell>
          <table:table-cell office:value-type="string" calcext:value-type="string">
            <text:p>ER</text:p>
          </table:table-cell>
          <table:table-cell office:value-type="float" office:value="0" calcext:value-type="float">
            <text:p>0</text:p>
          </table:table-cell>
          <table:table-cell/>
          <table:table-cell office:value-type="float" office:value="14.174818" calcext:value-type="float">
            <text:p>14.174818</text:p>
          </table:table-cell>
          <table:table-cell office:value-type="float" office:value="40.290894" calcext:value-type="float">
            <text:p>40.290894</text:p>
          </table:table-cell>
          <table:table-cell office:value-type="float" office:value="14000" calcext:value-type="float">
            <text:p>14000</text:p>
          </table:table-cell>
          <table:table-cell table:number-columns-repeated="2" office:value-type="float" office:value="0" calcext:value-type="float">
            <text:p>0</text:p>
          </table:table-cell>
          <table:table-cell table:style-name="ce20" office:value-type="float" office:value="2" calcext:value-type="float">
            <text:p>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1b7a2a-3942-9bf7-2b41-60848c1c8985</text:p>
          </table:table-cell>
          <table:table-cell office:value-type="string" calcext:value-type="string">
            <text:p>Parnu</text:p>
          </table:table-cell>
          <table:table-cell office:value-type="string" calcext:value-type="string">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calcext:value-type="string">
            <text:p>CI</text:p>
          </table:table-cell>
          <table:table-cell office:value-type="string" calcext:value-type="string">
            <text:p>EE</text:p>
          </table:table-cell>
          <table:table-cell office:value-type="float" office:value="0" calcext:value-type="float">
            <text:p>0</text:p>
          </table:table-cell>
          <table:table-cell/>
          <table:table-cell office:value-type="float" office:value="58.38384" calcext:value-type="float">
            <text:p>58.38384</text:p>
          </table:table-cell>
          <table:table-cell office:value-type="float" office:value="24.47539" calcext:value-type="float">
            <text:p>24.47539</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62cf91-4d15-dc50-cb5e-182ebdc5a048</text:p>
          </table:table-cell>
          <table:table-cell office:value-type="string" calcext:value-type="string">
            <text:p>Mbabane</text:p>
          </table:table-cell>
          <table:table-cell office:value-type="string" calcext:value-type="string">
            <text:p>Mbabane is a city in Eswatini (previously called Swaziland), and is one of the two capitals (along with Lobamba), serving as the executive capital. </text:p>
          </table:table-cell>
          <table:table-cell office:value-type="string" calcext:value-type="string">
            <text:p>CI</text:p>
          </table:table-cell>
          <table:table-cell office:value-type="string" calcext:value-type="string">
            <text:p>SZ</text:p>
          </table:table-cell>
          <table:table-cell office:value-type="float" office:value="0" calcext:value-type="float">
            <text:p>0</text:p>
          </table:table-cell>
          <table:table-cell/>
          <table:table-cell office:value-type="float" office:value="-26.318853" calcext:value-type="float">
            <text:p>-26.318853</text:p>
          </table:table-cell>
          <table:table-cell office:value-type="float" office:value="31.143614" calcext:value-type="float">
            <text:p>31.143614</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571d457-7d97-3f73-ac43-41d3e1157569</text:p>
          </table:table-cell>
          <table:table-cell office:value-type="string" calcext:value-type="string">
            <text:p>Lalibela</text:p>
          </table:table-cell>
          <table:table-cell office:value-type="string" calcext:value-type="string">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calcext:value-type="string">
            <text:p>TO</text:p>
          </table:table-cell>
          <table:table-cell office:value-type="string" calcext:value-type="string">
            <text:p>ET</text:p>
          </table:table-cell>
          <table:table-cell office:value-type="float" office:value="0" calcext:value-type="float">
            <text:p>0</text:p>
          </table:table-cell>
          <table:table-cell/>
          <table:table-cell office:value-type="float" office:value="12.032397" calcext:value-type="float">
            <text:p>12.032397</text:p>
          </table:table-cell>
          <table:table-cell office:value-type="float" office:value="39.023688" calcext:value-type="float">
            <text:p>39.023688</text:p>
          </table:table-cell>
          <table:table-cell office:value-type="float" office:value="10200" calcext:value-type="float">
            <text:p>10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609aa5-75e0-0ec5-a65b-07f9fb696b28</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calcext:value-type="string">
            <text:p>CI</text:p>
          </table:table-cell>
          <table:table-cell office:value-type="string" calcext:value-type="string">
            <text:p>GQ</text:p>
          </table:table-cell>
          <table:table-cell office:value-type="float" office:value="0" calcext:value-type="float">
            <text:p>0</text:p>
          </table:table-cell>
          <table:table-cell/>
          <table:table-cell office:value-type="float" office:value="4.056466" calcext:value-type="float">
            <text:p>4.056466</text:p>
          </table:table-cell>
          <table:table-cell office:value-type="float" office:value="9.672134" calcext:value-type="float">
            <text:p>9.67213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8" calcext:value-type="float">
            <text:p>9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890f90-d5cf-a7f7-3642-4a86c76e6db2</text:p>
          </table:table-cell>
          <table:table-cell table:style-name="ce14" office:value-type="string" calcext:value-type="string">
            <text:p>Madolenihmw Bay</text:p>
          </table:table-cell>
          <table:table-cell office:value-type="string" calcext:value-type="string">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office:value-type="string" calcext:value-type="string">
            <text:p>IS</text:p>
          </table:table-cell>
          <table:table-cell office:value-type="string" calcext:value-type="string">
            <text:p>FM</text:p>
          </table:table-cell>
          <table:table-cell office:value-type="float" office:value="0" calcext:value-type="float">
            <text:p>0</text:p>
          </table:table-cell>
          <table:table-cell/>
          <table:table-cell office:value-type="float" office:value="6.851888" calcext:value-type="float">
            <text:p>6.851888</text:p>
          </table:table-cell>
          <table:table-cell office:value-type="float" office:value="158.382583" calcext:value-type="float">
            <text:p>158.382583</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276" calcext:value-type="float">
            <text:p>27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9e925e-b4a1-a527-98d1-fbd926b8b2b6</text:p>
          </table:table-cell>
          <table:table-cell office:value-type="string" calcext:value-type="string">
            <text:p>Mount Tomanivi</text:p>
          </table:table-cell>
          <table:table-cell office:value-type="string" calcext:value-type="string">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calcext:value-type="string">
            <text:p>MO</text:p>
          </table:table-cell>
          <table:table-cell office:value-type="string" calcext:value-type="string">
            <text:p>FJ</text:p>
          </table:table-cell>
          <table:table-cell office:value-type="float" office:value="0" calcext:value-type="float">
            <text:p>0</text:p>
          </table:table-cell>
          <table:table-cell/>
          <table:table-cell office:value-type="float" office:value="-17.652689" calcext:value-type="float">
            <text:p>-17.652689</text:p>
          </table:table-cell>
          <table:table-cell office:value-type="float" office:value="178.018644" calcext:value-type="float">
            <text:p>178.018644</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347" calcext:value-type="float">
            <text:p>3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6f4b372-fa25-d1cb-9304-c14a3c6e650a</text:p>
          </table:table-cell>
          <table:table-cell office:value-type="string" calcext:value-type="string">
            <text:p>Ivalo</text:p>
          </table:table-cell>
          <table:table-cell office:value-type="string" calcext:value-type="string">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calcext:value-type="string">
            <text:p>TO</text:p>
          </table:table-cell>
          <table:table-cell office:value-type="string" calcext:value-type="string">
            <text:p>FI</text:p>
          </table:table-cell>
          <table:table-cell office:value-type="float" office:value="0" calcext:value-type="float">
            <text:p>0</text:p>
          </table:table-cell>
          <table:table-cell/>
          <table:table-cell office:value-type="float" office:value="68.647758" calcext:value-type="float">
            <text:p>68.647758</text:p>
          </table:table-cell>
          <table:table-cell office:value-type="float" office:value="27.507377" calcext:value-type="float">
            <text:p>27.507377</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f45b55-081a-9551-9190-0b84ac7266e4</text:p>
          </table:table-cell>
          <table:table-cell office:value-type="string" calcext:value-type="string">
            <text:p>Jardin des Tuileries</text:p>
          </table:table-cell>
          <table:table-cell office:value-type="string" calcext:value-type="string">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calcext:value-type="string">
            <text:p>LM</text:p>
          </table:table-cell>
          <table:table-cell office:value-type="string" calcext:value-type="string">
            <text:p>FR</text:p>
          </table:table-cell>
          <table:table-cell office:value-type="float" office:value="0" calcext:value-type="float">
            <text:p>0</text:p>
          </table:table-cell>
          <table:table-cell/>
          <table:table-cell office:value-type="float" office:value="48.86005" calcext:value-type="float">
            <text:p>48.86005</text:p>
          </table:table-cell>
          <table:table-cell office:value-type="float" office:value="2.338503" calcext:value-type="float">
            <text:p>2.33850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96" calcext:value-type="float">
            <text:p>2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af532fb-123b-7387-03ca-8a16930b7f71</text:p>
          </table:table-cell>
          <table:table-cell office:value-type="string" calcext:value-type="string">
            <text:p>Akanda National Park</text:p>
          </table:table-cell>
          <table:table-cell office:value-type="string" calcext:value-type="string">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calcext:value-type="string">
            <text:p>PA</text:p>
          </table:table-cell>
          <table:table-cell office:value-type="string" calcext:value-type="string">
            <text:p>GA</text:p>
          </table:table-cell>
          <table:table-cell office:value-type="float" office:value="0" calcext:value-type="float">
            <text:p>0</text:p>
          </table:table-cell>
          <table:table-cell/>
          <table:table-cell office:value-type="float" office:value="0.559454" calcext:value-type="float">
            <text:p>0.559454</text:p>
          </table:table-cell>
          <table:table-cell office:value-type="float" office:value="9.500454" calcext:value-type="float">
            <text:p>9.5004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d702d67-9df6-b7ec-4da3-a5276b0dd3a8</text:p>
          </table:table-cell>
          <table:table-cell office:value-type="string" calcext:value-type="string">
            <text:p>The Gambia River</text:p>
          </table:table-cell>
          <table:table-cell office:value-type="string" calcext:value-type="string">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calcext:value-type="string">
            <text:p>RI</text:p>
          </table:table-cell>
          <table:table-cell office:value-type="string" calcext:value-type="string">
            <text:p>GM</text:p>
          </table:table-cell>
          <table:table-cell office:value-type="float" office:value="0" calcext:value-type="float">
            <text:p>0</text:p>
          </table:table-cell>
          <table:table-cell/>
          <table:table-cell office:value-type="float" office:value="13.274433" calcext:value-type="float">
            <text:p>13.274433</text:p>
          </table:table-cell>
          <table:table-cell office:value-type="float" office:value="-16.47332" calcext:value-type="float">
            <text:p>-16.47332</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70" calcext:value-type="float">
            <text:p>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0b4dc4-aa4b-934b-95cc-2ec09d368b74</text:p>
          </table:table-cell>
          <table:table-cell office:value-type="string" calcext:value-type="string">
            <text:p>Tiflis</text:p>
          </table:table-cell>
          <table:table-cell office:value-type="string" calcext:value-type="string">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calcext:value-type="string">
            <text:p>CI</text:p>
          </table:table-cell>
          <table:table-cell office:value-type="string" calcext:value-type="string">
            <text:p>GE</text:p>
          </table:table-cell>
          <table:table-cell office:value-type="float" office:value="0" calcext:value-type="float">
            <text:p>0</text:p>
          </table:table-cell>
          <table:table-cell/>
          <table:table-cell office:value-type="float" office:value="41.69841" calcext:value-type="float">
            <text:p>41.69841</text:p>
          </table:table-cell>
          <table:table-cell office:value-type="float" office:value="44.799452" calcext:value-type="float">
            <text:p>44.799452</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338" calcext:value-type="float">
            <text:p>3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4199339-5822-0544-035d-0c77f79d9ea0</text:p>
          </table:table-cell>
          <table:table-cell office:value-type="string" calcext:value-type="string">
            <text:p>Bastei Bridge</text:p>
          </table:table-cell>
          <table:table-cell office:value-type="string" calcext:value-type="string">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calcext:value-type="string">
            <text:p>PO</text:p>
          </table:table-cell>
          <table:table-cell office:value-type="string" calcext:value-type="string">
            <text:p>DE</text:p>
          </table:table-cell>
          <table:table-cell office:value-type="float" office:value="0" calcext:value-type="float">
            <text:p>0</text:p>
          </table:table-cell>
          <table:table-cell/>
          <table:table-cell office:value-type="float" office:value="50.968421" calcext:value-type="float">
            <text:p>50.968421</text:p>
          </table:table-cell>
          <table:table-cell office:value-type="float" office:value="14.074509" calcext:value-type="float">
            <text:p>14.074509</text:p>
          </table:table-cell>
          <table:table-cell office:value-type="float" office:value="1340" calcext:value-type="float">
            <text:p>1340</text:p>
          </table:table-cell>
          <table:table-cell table:number-columns-repeated="2" office:value-type="float" office:value="0" calcext:value-type="float">
            <text:p>0</text:p>
          </table:table-cell>
          <table:table-cell table:style-name="ce20" office:value-type="float" office:value="191" calcext:value-type="float">
            <text:p>19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091f2c-6294-783b-586d-07be3cd3ebfe</text:p>
          </table:table-cell>
          <table:table-cell office:value-type="string" calcext:value-type="string">
            <text:p>Cape Coast</text:p>
          </table:table-cell>
          <table:table-cell office:value-type="string" calcext:value-type="string">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calcext:value-type="string">
            <text:p>CI</text:p>
          </table:table-cell>
          <table:table-cell office:value-type="string" calcext:value-type="string">
            <text:p>GH</text:p>
          </table:table-cell>
          <table:table-cell office:value-type="float" office:value="0" calcext:value-type="float">
            <text:p>0</text:p>
          </table:table-cell>
          <table:table-cell/>
          <table:table-cell office:value-type="float" office:value="5.09521" calcext:value-type="float">
            <text:p>5.09521</text:p>
          </table:table-cell>
          <table:table-cell office:value-type="float" office:value="-1.232328" calcext:value-type="float">
            <text:p>-1.232328</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321" calcext:value-type="float">
            <text:p>3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7ca32e-73a1-e22e-9f91-6d97bfdc192e</text:p>
          </table:table-cell>
          <table:table-cell office:value-type="string" calcext:value-type="string">
            <text:p>White Cliffs of Dover</text:p>
          </table:table-cell>
          <table:table-cell office:value-type="string" calcext:value-type="string">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calcext:value-type="string">
            <text:p>PO</text:p>
          </table:table-cell>
          <table:table-cell office:value-type="string" calcext:value-type="string">
            <text:p>GB</text:p>
          </table:table-cell>
          <table:table-cell office:value-type="float" office:value="0" calcext:value-type="float">
            <text:p>0</text:p>
          </table:table-cell>
          <table:table-cell/>
          <table:table-cell office:value-type="float" office:value="51.123926" calcext:value-type="float">
            <text:p>51.123926</text:p>
          </table:table-cell>
          <table:table-cell office:value-type="float" office:value="1.341273" calcext:value-type="float">
            <text:p>1.34127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f1f0880-c7e0-e37f-3b6c-b652da30b87e</text:p>
          </table:table-cell>
          <table:table-cell office:value-type="string" calcext:value-type="string">
            <text:p>Panathenaic Stadium</text:p>
          </table:table-cell>
          <table:table-cell office:value-type="string" calcext:value-type="string">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office:value-type="string" calcext:value-type="string">
            <text:p>HI</text:p>
          </table:table-cell>
          <table:table-cell office:value-type="string" calcext:value-type="string">
            <text:p>GR</text:p>
          </table:table-cell>
          <table:table-cell office:value-type="float" office:value="0" calcext:value-type="float">
            <text:p>0</text:p>
          </table:table-cell>
          <table:table-cell/>
          <table:table-cell office:value-type="float" office:value="37.985172" calcext:value-type="float">
            <text:p>37.985172</text:p>
          </table:table-cell>
          <table:table-cell office:value-type="float" office:value="23.72708" calcext:value-type="float">
            <text:p>23.72708</text:p>
          </table:table-cell>
          <table:table-cell office:value-type="float" office:value="1250" calcext:value-type="float">
            <text:p>125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cf8e24-0ec8-e865-4e3c-4cd0c7dc3690</text:p>
          </table:table-cell>
          <table:table-cell office:value-type="string" calcext:value-type="string">
            <text:p>Grenada</text:p>
          </table:table-cell>
          <table:table-cell office:value-type="string" calcext:value-type="string">
            <text:p>Grenada is an island country of the West Indies in the eastern Caribbean Sea. The southernmost of the Windward Islands, Grenada is directly south of Saint Vincent and the Grenadines and about 100 miles (160 km) north of Trinidad and the South American mainland. </text:p>
          </table:table-cell>
          <table:table-cell office:value-type="string" calcext:value-type="string">
            <text:p>IS</text:p>
          </table:table-cell>
          <table:table-cell office:value-type="string" calcext:value-type="string">
            <text:p>GD</text:p>
          </table:table-cell>
          <table:table-cell office:value-type="float" office:value="0" calcext:value-type="float">
            <text:p>0</text:p>
          </table:table-cell>
          <table:table-cell/>
          <table:table-cell office:value-type="float" office:value="12.037387" calcext:value-type="float">
            <text:p>12.037387</text:p>
          </table:table-cell>
          <table:table-cell office:value-type="float" office:value="-61.764844" calcext:value-type="float">
            <text:p>-61.764844</text:p>
          </table:table-cell>
          <table:table-cell office:value-type="float" office:value="720" calcext:value-type="float">
            <text:p>720</text:p>
          </table:table-cell>
          <table:table-cell table:number-columns-repeated="2" office:value-type="float" office:value="0" calcext:value-type="float">
            <text:p>0</text:p>
          </table:table-cell>
          <table:table-cell table:style-name="ce20" office:value-type="float" office:value="57" calcext:value-type="float">
            <text:p>5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f96d22-ed77-dd55-c2dd-9b9d32c0d7ba</text:p>
          </table:table-cell>
          <table:table-cell office:value-type="string" calcext:value-type="string">
            <text:p>Guam</text:p>
          </table:table-cell>
          <table:table-cell office:value-type="string" calcext:value-type="string">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calcext:value-type="string">
            <text:p>IS</text:p>
          </table:table-cell>
          <table:table-cell office:value-type="string" calcext:value-type="string">
            <text:p>GU</text:p>
          </table:table-cell>
          <table:table-cell office:value-type="float" office:value="0" calcext:value-type="float">
            <text:p>0</text:p>
          </table:table-cell>
          <table:table-cell/>
          <table:table-cell office:value-type="float" office:value="13.491082" calcext:value-type="float">
            <text:p>13.491082</text:p>
          </table:table-cell>
          <table:table-cell office:value-type="float" office:value="144.748532" calcext:value-type="float">
            <text:p>144.748532</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5" calcext:value-type="float">
            <text:p>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69d873-6828-4120-3ad4-b8b93d5ff5cc</text:p>
          </table:table-cell>
          <table:table-cell office:value-type="string" calcext:value-type="string">
            <text:p>Acatenango Volcano</text:p>
          </table:table-cell>
          <table:table-cell office:value-type="string" calcext:value-type="string">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calcext:value-type="string">
            <text:p>MO</text:p>
          </table:table-cell>
          <table:table-cell office:value-type="string" calcext:value-type="string">
            <text:p>GT</text:p>
          </table:table-cell>
          <table:table-cell office:value-type="float" office:value="0" calcext:value-type="float">
            <text:p>0</text:p>
          </table:table-cell>
          <table:table-cell/>
          <table:table-cell office:value-type="float" office:value="14.493116" calcext:value-type="float">
            <text:p>14.493116</text:p>
          </table:table-cell>
          <table:table-cell office:value-type="float" office:value="-90.784301" calcext:value-type="float">
            <text:p>-90.784301</text:p>
          </table:table-cell>
          <table:table-cell office:value-type="float" office:value="12000" calcext:value-type="float">
            <text:p>120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e184cc6-cf59-ea5b-aed0-b8d4cd486c9f</text:p>
          </table:table-cell>
          <table:table-cell office:value-type="string" calcext:value-type="string">
            <text:p>Conakry</text:p>
          </table:table-cell>
          <table:table-cell office:value-type="string" calcext:value-type="string">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calcext:value-type="string">
            <text:p>CI</text:p>
          </table:table-cell>
          <table:table-cell office:value-type="string" calcext:value-type="string">
            <text:p>GN</text:p>
          </table:table-cell>
          <table:table-cell office:value-type="float" office:value="0" calcext:value-type="float">
            <text:p>0</text:p>
          </table:table-cell>
          <table:table-cell/>
          <table:table-cell office:value-type="float" office:value="9.498091" calcext:value-type="float">
            <text:p>9.498091</text:p>
          </table:table-cell>
          <table:table-cell office:value-type="float" office:value="-13.726697" calcext:value-type="float">
            <text:p>-13.72669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3" calcext:value-type="float">
            <text:p>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945d5f0-9ae8-ea73-18af-0ef38ab2b1fe</text:p>
          </table:table-cell>
          <table:table-cell office:value-type="string" calcext:value-type="string">
            <text:p>Bissau</text:p>
          </table:table-cell>
          <table:table-cell office:value-type="string" calcext:value-type="string">
            <text:p>Bissau is the capital and largest city of Guinea-Bissau. As of 2015, it had a population of 492,004..Bissau is located on the Geba River estuary, off the Atlantic Ocean, and is Guinea-Bissau's largest city, major port, its administrative and military center. </text:p>
          </table:table-cell>
          <table:table-cell office:value-type="string" calcext:value-type="string">
            <text:p>CI</text:p>
          </table:table-cell>
          <table:table-cell office:value-type="string" calcext:value-type="string">
            <text:p>GW</text:p>
          </table:table-cell>
          <table:table-cell office:value-type="float" office:value="0" calcext:value-type="float">
            <text:p>0</text:p>
          </table:table-cell>
          <table:table-cell/>
          <table:table-cell office:value-type="float" office:value="11.900049" calcext:value-type="float">
            <text:p>11.900049</text:p>
          </table:table-cell>
          <table:table-cell office:value-type="float" office:value="-15.633285" calcext:value-type="float">
            <text:p>-15.633285</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140" calcext:value-type="float">
            <text:p>1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a12cb-5ff8-b1d9-3544-0c55d2060a3b</text:p>
          </table:table-cell>
          <table:table-cell office:value-type="string" calcext:value-type="string">
            <text:p>Georgetown</text:p>
          </table:table-cell>
          <table:table-cell office:value-type="string" calcext:value-type="string">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calcext:value-type="string">
            <text:p>CI</text:p>
          </table:table-cell>
          <table:table-cell office:value-type="string" calcext:value-type="string">
            <text:p>GY</text:p>
          </table:table-cell>
          <table:table-cell office:value-type="float" office:value="0" calcext:value-type="float">
            <text:p>0</text:p>
          </table:table-cell>
          <table:table-cell/>
          <table:table-cell office:value-type="float" office:value="6.825729" calcext:value-type="float">
            <text:p>6.825729</text:p>
          </table:table-cell>
          <table:table-cell office:value-type="float" office:value="-58.172724" calcext:value-type="float">
            <text:p>-58.17272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133" calcext:value-type="float">
            <text:p>1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212ad2d-47f3-ea50-1261-eb8145e4bb01</text:p>
          </table:table-cell>
          <table:table-cell office:value-type="string" calcext:value-type="string">
            <text:p>Port-au-Prince</text:p>
          </table:table-cell>
          <table:table-cell office:value-type="string" calcext:value-type="string">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calcext:value-type="string">
            <text:p>CI</text:p>
          </table:table-cell>
          <table:table-cell office:value-type="string" calcext:value-type="string">
            <text:p>HT</text:p>
          </table:table-cell>
          <table:table-cell office:value-type="float" office:value="0" calcext:value-type="float">
            <text:p>0</text:p>
          </table:table-cell>
          <table:table-cell/>
          <table:table-cell office:value-type="float" office:value="18.559647" calcext:value-type="float">
            <text:p>18.559647</text:p>
          </table:table-cell>
          <table:table-cell office:value-type="float" office:value="-72.39133" calcext:value-type="float">
            <text:p>-72.3913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48af0b9-fa9e-d038-82b9-87628e45e346</text:p>
          </table:table-cell>
          <table:table-cell office:value-type="string" calcext:value-type="string">
            <text:p>Hong Kong</text:p>
          </table:table-cell>
          <table:table-cell table:style-name="ce21" office:value-type="string" calcext:value-type="string">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calcext:value-type="string">
            <text:p>CI</text:p>
          </table:table-cell>
          <table:table-cell office:value-type="string" calcext:value-type="string">
            <text:p>HK</text:p>
          </table:table-cell>
          <table:table-cell office:value-type="float" office:value="0" calcext:value-type="float">
            <text:p>0</text:p>
          </table:table-cell>
          <table:table-cell/>
          <table:table-cell office:value-type="float" office:value="22.312385" calcext:value-type="float">
            <text:p>22.312385</text:p>
          </table:table-cell>
          <table:table-cell office:value-type="float" office:value="114.178315" calcext:value-type="float">
            <text:p>114.178315</text:p>
          </table:table-cell>
          <table:table-cell office:value-type="float" office:value="1355" calcext:value-type="float">
            <text:p>1355</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387c499-2b92-e665-324f-0bbe12794b0f</text:p>
          </table:table-cell>
          <table:table-cell office:value-type="string" calcext:value-type="string">
            <text:p>Parque Nacional Jeanette Kawas</text:p>
          </table:table-cell>
          <table:table-cell office:value-type="string" calcext:value-type="string">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calcext:value-type="string">
            <text:p>PA</text:p>
          </table:table-cell>
          <table:table-cell office:value-type="string" calcext:value-type="string">
            <text:p>HN</text:p>
          </table:table-cell>
          <table:table-cell office:value-type="float" office:value="0" calcext:value-type="float">
            <text:p>0</text:p>
          </table:table-cell>
          <table:table-cell/>
          <table:table-cell office:value-type="float" office:value="15.940262" calcext:value-type="float">
            <text:p>15.940262</text:p>
          </table:table-cell>
          <table:table-cell office:value-type="float" office:value="-87.607501" calcext:value-type="float">
            <text:p>-87.607501</text:p>
          </table:table-cell>
          <table:table-cell office:value-type="float" office:value="1860" calcext:value-type="float">
            <text:p>186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75b191-e70b-25eb-3fdb-08fec0c30254</text:p>
          </table:table-cell>
          <table:table-cell office:value-type="string" calcext:value-type="string">
            <text:p>Eger</text:p>
          </table:table-cell>
          <table:table-cell office:value-type="string" calcext:value-type="string">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calcext:value-type="string">
            <text:p>CI</text:p>
          </table:table-cell>
          <table:table-cell office:value-type="string" calcext:value-type="string">
            <text:p>HU</text:p>
          </table:table-cell>
          <table:table-cell office:value-type="float" office:value="0" calcext:value-type="float">
            <text:p>0</text:p>
          </table:table-cell>
          <table:table-cell/>
          <table:table-cell office:value-type="float" office:value="47.901234" calcext:value-type="float">
            <text:p>47.901234</text:p>
          </table:table-cell>
          <table:table-cell office:value-type="float" office:value="20.375949" calcext:value-type="float">
            <text:p>20.375949</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342" calcext:value-type="float">
            <text:p>3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d667932-49d1-28da-d0a7-f1105b9d6647</text:p>
          </table:table-cell>
          <table:table-cell office:value-type="string" calcext:value-type="string">
            <text:p>Rauðasandur Beach</text:p>
          </table:table-cell>
          <table:table-cell office:value-type="string" calcext:value-type="string">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calcext:value-type="string">
            <text:p>BE</text:p>
          </table:table-cell>
          <table:table-cell office:value-type="string" calcext:value-type="string">
            <text:p>IS</text:p>
          </table:table-cell>
          <table:table-cell office:value-type="float" office:value="0" calcext:value-type="float">
            <text:p>0</text:p>
          </table:table-cell>
          <table:table-cell/>
          <table:table-cell office:value-type="float" office:value="65.427362" calcext:value-type="float">
            <text:p>65.427362</text:p>
          </table:table-cell>
          <table:table-cell office:value-type="float" office:value="-23.962653" calcext:value-type="float">
            <text:p>-23.962653</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355" calcext:value-type="float">
            <text:p>3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d988f5-ec1d-51d6-8511-0422238c4052</text:p>
          </table:table-cell>
          <table:table-cell office:value-type="string" calcext:value-type="string">
            <text:p>Darjeeling</text:p>
          </table:table-cell>
          <table:table-cell office:value-type="string" calcext:value-type="string">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27.057751" calcext:value-type="float">
            <text:p>27.057751</text:p>
          </table:table-cell>
          <table:table-cell office:value-type="float" office:value="88.254585" calcext:value-type="float">
            <text:p>88.254585</text:p>
          </table:table-cell>
          <table:table-cell office:value-type="float" office:value="7700" calcext:value-type="float">
            <text:p>7700</text:p>
          </table:table-cell>
          <table:table-cell table:number-columns-repeated="2" office:value-type="float" office:value="0" calcext:value-type="float">
            <text:p>0</text:p>
          </table:table-cell>
          <table:table-cell table:style-name="ce20" office:value-type="float" office:value="150" calcext:value-type="float">
            <text:p>1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c80a7a-91e4-4cd4-cccb-474d63fba78e</text:p>
          </table:table-cell>
          <table:table-cell office:value-type="string" calcext:value-type="string">
            <text:p>Borobudur Temple</text:p>
          </table:table-cell>
          <table:table-cell office:value-type="string" calcext:value-type="string">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calcext:value-type="string">
            <text:p>PO</text:p>
          </table:table-cell>
          <table:table-cell office:value-type="string" calcext:value-type="string">
            <text:p>ID</text:p>
          </table:table-cell>
          <table:table-cell office:value-type="float" office:value="0" calcext:value-type="float">
            <text:p>0</text:p>
          </table:table-cell>
          <table:table-cell/>
          <table:table-cell office:value-type="float" office:value="-7.6119" calcext:value-type="float">
            <text:p>-7.6119</text:p>
          </table:table-cell>
          <table:table-cell office:value-type="float" office:value="110.203919" calcext:value-type="float">
            <text:p>110.203919</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da987a-0ab8-53df-6b6e-d90b578dc72c</text:p>
          </table:table-cell>
          <table:table-cell office:value-type="string" calcext:value-type="string">
            <text:p>Badab-e Surt</text:p>
          </table:table-cell>
          <table:table-cell office:value-type="string" calcext:value-type="string">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calcext:value-type="string">
            <text:p>LM</text:p>
          </table:table-cell>
          <table:table-cell office:value-type="string" calcext:value-type="string">
            <text:p>IR</text:p>
          </table:table-cell>
          <table:table-cell office:value-type="float" office:value="0" calcext:value-type="float">
            <text:p>0</text:p>
          </table:table-cell>
          <table:table-cell/>
          <table:table-cell office:value-type="float" office:value="36.360105" calcext:value-type="float">
            <text:p>36.360105</text:p>
          </table:table-cell>
          <table:table-cell office:value-type="float" office:value="53.854481" calcext:value-type="float">
            <text:p>53.854481</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63" calcext:value-type="float">
            <text:p>16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b01b83-4092-8e0b-6eb5-f4dfe4f64fa9</text:p>
          </table:table-cell>
          <table:table-cell office:value-type="string" calcext:value-type="string">
            <text:p>The Fairytale Panorama</text:p>
          </table:table-cell>
          <table:table-cell office:value-type="string" calcext:value-type="string">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calcext:value-type="string">
            <text:p>MO</text:p>
          </table:table-cell>
          <table:table-cell office:value-type="string" calcext:value-type="string">
            <text:p>IQ</text:p>
          </table:table-cell>
          <table:table-cell office:value-type="float" office:value="0" calcext:value-type="float">
            <text:p>0</text:p>
          </table:table-cell>
          <table:table-cell/>
          <table:table-cell office:value-type="float" office:value="36.786834" calcext:value-type="float">
            <text:p>36.786834</text:p>
          </table:table-cell>
          <table:table-cell office:value-type="float" office:value="43.691989" calcext:value-type="float">
            <text:p>43.691989</text:p>
          </table:table-cell>
          <table:table-cell office:value-type="float" office:value="9200" calcext:value-type="float">
            <text:p>9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d10781-f7eb-6550-86d0-5ab107420ca1</text:p>
          </table:table-cell>
          <table:table-cell office:value-type="string" calcext:value-type="string">
            <text:p>Cliffs of Moher</text:p>
          </table:table-cell>
          <table:table-cell office:value-type="string" calcext:value-type="string">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calcext:value-type="string">
            <text:p>LM</text:p>
          </table:table-cell>
          <table:table-cell office:value-type="string" calcext:value-type="string">
            <text:p>IE</text:p>
          </table:table-cell>
          <table:table-cell office:value-type="float" office:value="0" calcext:value-type="float">
            <text:p>0</text:p>
          </table:table-cell>
          <table:table-cell/>
          <table:table-cell office:value-type="float" office:value="52.94798" calcext:value-type="float">
            <text:p>52.94798</text:p>
          </table:table-cell>
          <table:table-cell office:value-type="float" office:value="-9.468199" calcext:value-type="float">
            <text:p>-9.46819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640fd6-6f77-706c-f898-d5ac378c89fd</text:p>
          </table:table-cell>
          <table:table-cell office:value-type="string" calcext:value-type="string">
            <text:p>Haifa</text:p>
          </table:table-cell>
          <table:table-cell office:value-type="string" calcext:value-type="string">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calcext:value-type="string">
            <text:p>CI</text:p>
          </table:table-cell>
          <table:table-cell office:value-type="string" calcext:value-type="string">
            <text:p>IL</text:p>
          </table:table-cell>
          <table:table-cell office:value-type="float" office:value="0" calcext:value-type="float">
            <text:p>0</text:p>
          </table:table-cell>
          <table:table-cell/>
          <table:table-cell office:value-type="float" office:value="32.841276" calcext:value-type="float">
            <text:p>32.841276</text:p>
          </table:table-cell>
          <table:table-cell office:value-type="float" office:value="34.971481" calcext:value-type="float">
            <text:p>34.971481</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66" calcext:value-type="float">
            <text:p>16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157329e-1a66-6834-3795-0e5f14d4e5d0</text:p>
          </table:table-cell>
          <table:table-cell office:value-type="string" calcext:value-type="string">
            <text:p>Amalfi Coast</text:p>
          </table:table-cell>
          <table:table-cell office:value-type="string" calcext:value-type="string">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calcext:value-type="string">
            <text:p>LM</text:p>
          </table:table-cell>
          <table:table-cell office:value-type="string" calcext:value-type="string">
            <text:p>IT</text:p>
          </table:table-cell>
          <table:table-cell office:value-type="float" office:value="0" calcext:value-type="float">
            <text:p>0</text:p>
          </table:table-cell>
          <table:table-cell/>
          <table:table-cell office:value-type="float" office:value="40.576801" calcext:value-type="float">
            <text:p>40.576801</text:p>
          </table:table-cell>
          <table:table-cell office:value-type="float" office:value="14.511991" calcext:value-type="float">
            <text:p>14.5119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47ed49b-9459-ee9d-c9b7-ba8c48533aff</text:p>
          </table:table-cell>
          <table:table-cell office:value-type="string" calcext:value-type="string">
            <text:p>Jacqueville</text:p>
          </table:table-cell>
          <table:table-cell office:value-type="string" calcext:value-type="string">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table:number-columns-repeated="2" office:value-type="string" calcext:value-type="string">
            <text:p>CI</text:p>
          </table:table-cell>
          <table:table-cell office:value-type="float" office:value="0" calcext:value-type="float">
            <text:p>0</text:p>
          </table:table-cell>
          <table:table-cell/>
          <table:table-cell office:value-type="float" office:value="5.198811" calcext:value-type="float">
            <text:p>5.198811</text:p>
          </table:table-cell>
          <table:table-cell office:value-type="float" office:value="-4.422237" calcext:value-type="float">
            <text:p>-4.422237</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8907f5f-02c6-db7d-b116-07e180339e49</text:p>
          </table:table-cell>
          <table:table-cell office:value-type="string" calcext:value-type="string">
            <text:p>Blue Mountain Peak</text:p>
          </table:table-cell>
          <table:table-cell office:value-type="string" calcext:value-type="string">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calcext:value-type="string">
            <text:p>MO</text:p>
          </table:table-cell>
          <table:table-cell office:value-type="string" calcext:value-type="string">
            <text:p>JM</text:p>
          </table:table-cell>
          <table:table-cell office:value-type="float" office:value="0" calcext:value-type="float">
            <text:p>0</text:p>
          </table:table-cell>
          <table:table-cell/>
          <table:table-cell office:value-type="float" office:value="18.014857" calcext:value-type="float">
            <text:p>18.014857</text:p>
          </table:table-cell>
          <table:table-cell office:value-type="float" office:value="-76.564476" calcext:value-type="float">
            <text:p>-76.564476</text:p>
          </table:table-cell>
          <table:table-cell office:value-type="float" office:value="7850" calcext:value-type="float">
            <text:p>7850</text:p>
          </table:table-cell>
          <table:table-cell table:number-columns-repeated="2" office:value-type="float" office:value="0" calcext:value-type="float">
            <text:p>0</text:p>
          </table:table-cell>
          <table:table-cell table:style-name="ce20" office:value-type="float" office:value="337" calcext:value-type="float">
            <text:p>3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8998e4-c18a-9591-5da4-6b5192846c37</text:p>
          </table:table-cell>
          <table:table-cell office:value-type="string" calcext:value-type="string">
            <text:p>Kyoto</text:p>
          </table:table-cell>
          <table:table-cell office:value-type="string" calcext:value-type="string">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calcext:value-type="string">
            <text:p>CI</text:p>
          </table:table-cell>
          <table:table-cell office:value-type="string" calcext:value-type="string">
            <text:p>JP</text:p>
          </table:table-cell>
          <table:table-cell office:value-type="float" office:value="0" calcext:value-type="float">
            <text:p>0</text:p>
          </table:table-cell>
          <table:table-cell/>
          <table:table-cell office:value-type="float" office:value="35.041078" calcext:value-type="float">
            <text:p>35.041078</text:p>
          </table:table-cell>
          <table:table-cell office:value-type="float" office:value="135.762719" calcext:value-type="float">
            <text:p>135.76271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80" calcext:value-type="float">
            <text:p>1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71c96f-052d-b980-08ee-dd316e7d9775</text:p>
          </table:table-cell>
          <table:table-cell office:value-type="string" calcext:value-type="string">
            <text:p>Petra</text:p>
          </table:table-cell>
          <table:table-cell office:value-type="string" calcext:value-type="string">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calcext:value-type="string">
            <text:p>HI</text:p>
          </table:table-cell>
          <table:table-cell office:value-type="string" calcext:value-type="string">
            <text:p>JO</text:p>
          </table:table-cell>
          <table:table-cell office:value-type="float" office:value="0" calcext:value-type="float">
            <text:p>0</text:p>
          </table:table-cell>
          <table:table-cell/>
          <table:table-cell office:value-type="float" office:value="30.346371" calcext:value-type="float">
            <text:p>30.346371</text:p>
          </table:table-cell>
          <table:table-cell office:value-type="float" office:value="35.464403" calcext:value-type="float">
            <text:p>35.46440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249" calcext:value-type="float">
            <text:p>2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2fd91e-3929-ba44-519d-fcaa07ede6b1</text:p>
          </table:table-cell>
          <table:table-cell office:value-type="string" calcext:value-type="string">
            <text:p>Aktau mountains</text:p>
          </table:table-cell>
          <table:table-cell office:value-type="string" calcext:value-type="string">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calcext:value-type="string">
            <text:p>MO</text:p>
          </table:table-cell>
          <table:table-cell office:value-type="string" calcext:value-type="string">
            <text:p>KZ</text:p>
          </table:table-cell>
          <table:table-cell office:value-type="float" office:value="0" calcext:value-type="float">
            <text:p>0</text:p>
          </table:table-cell>
          <table:table-cell/>
          <table:table-cell office:value-type="float" office:value="43.989325" calcext:value-type="float">
            <text:p>43.989325</text:p>
          </table:table-cell>
          <table:table-cell office:value-type="float" office:value="79.230611" calcext:value-type="float">
            <text:p>79.230611</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14db99-163e-3216-63ff-62070e779ae4</text:p>
          </table:table-cell>
          <table:table-cell office:value-type="string" calcext:value-type="string">
            <text:p>Amboseli National Reserve</text:p>
          </table:table-cell>
          <table:table-cell office:value-type="string" calcext:value-type="string">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calcext:value-type="string">
            <text:p>PA</text:p>
          </table:table-cell>
          <table:table-cell office:value-type="string" calcext:value-type="string">
            <text:p>KE</text:p>
          </table:table-cell>
          <table:table-cell office:value-type="float" office:value="0" calcext:value-type="float">
            <text:p>0</text:p>
          </table:table-cell>
          <table:table-cell/>
          <table:table-cell office:value-type="float" office:value="-2.64404" calcext:value-type="float">
            <text:p>-2.64404</text:p>
          </table:table-cell>
          <table:table-cell office:value-type="float" office:value="37.259252" calcext:value-type="float">
            <text:p>37.25925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4c8de2f-c314-3bbc-fd26-5ef32dbe6bc4</text:p>
          </table:table-cell>
          <table:table-cell office:value-type="string" calcext:value-type="string">
            <text:p>Kiribati</text:p>
          </table:table-cell>
          <table:table-cell office:value-type="string" calcext:value-type="string">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office:value-type="string" calcext:value-type="string">
            <text:p>IS</text:p>
          </table:table-cell>
          <table:table-cell office:value-type="string" calcext:value-type="string">
            <text:p>KI</text:p>
          </table:table-cell>
          <table:table-cell office:value-type="float" office:value="0" calcext:value-type="float">
            <text:p>0</text:p>
          </table:table-cell>
          <table:table-cell/>
          <table:table-cell office:value-type="float" office:value="1.690503" calcext:value-type="float">
            <text:p>1.690503</text:p>
          </table:table-cell>
          <table:table-cell office:value-type="float" office:value="-157.142168" calcext:value-type="float">
            <text:p>-157.142168</text:p>
          </table:table-cell>
          <table:table-cell office:value-type="float" office:value="4750" calcext:value-type="float">
            <text:p>4750</text:p>
          </table:table-cell>
          <table:table-cell table:number-columns-repeated="2" office:value-type="float" office:value="0" calcext:value-type="float">
            <text:p>0</text:p>
          </table:table-cell>
          <table:table-cell table:style-name="ce20" office:value-type="float" office:value="301" calcext:value-type="float">
            <text:p>30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84d08b6-7921-ebf4-24ed-75e7c661d9ff</text:p>
          </table:table-cell>
          <table:table-cell office:value-type="string" calcext:value-type="string">
            <text:p>Bjeshket E Nemuna National Park</text:p>
          </table:table-cell>
          <table:table-cell office:value-type="string" calcext:value-type="string">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calcext:value-type="string">
            <text:p>PA</text:p>
          </table:table-cell>
          <table:table-cell office:value-type="string" calcext:value-type="string">
            <text:p>RS-KM</text:p>
          </table:table-cell>
          <table:table-cell office:value-type="float" office:value="0" calcext:value-type="float">
            <text:p>0</text:p>
          </table:table-cell>
          <table:table-cell/>
          <table:table-cell office:value-type="float" office:value="42.618651" calcext:value-type="float">
            <text:p>42.618651</text:p>
          </table:table-cell>
          <table:table-cell office:value-type="float" office:value="20.195741" calcext:value-type="float">
            <text:p>20.19574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a16c8e-7089-7a8e-22f2-2d6e7b13d7c0</text:p>
          </table:table-cell>
          <table:table-cell office:value-type="string" calcext:value-type="string">
            <text:p>Kuwait</text:p>
          </table:table-cell>
          <table:table-cell office:value-type="string" calcext:value-type="string">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 </text:p>
          </table:table-cell>
          <table:table-cell office:value-type="string" calcext:value-type="string">
            <text:p>CI</text:p>
          </table:table-cell>
          <table:table-cell office:value-type="string" calcext:value-type="string">
            <text:p>KW</text:p>
          </table:table-cell>
          <table:table-cell office:value-type="float" office:value="0" calcext:value-type="float">
            <text:p>0</text:p>
          </table:table-cell>
          <table:table-cell/>
          <table:table-cell office:value-type="float" office:value="29.404542" calcext:value-type="float">
            <text:p>29.404542</text:p>
          </table:table-cell>
          <table:table-cell office:value-type="float" office:value="48.002196" calcext:value-type="float">
            <text:p>48.00219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6" calcext:value-type="float">
            <text:p>1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61875a-8213-d279-4bc4-e82bf6e3f9bc</text:p>
          </table:table-cell>
          <table:table-cell office:value-type="string" calcext:value-type="string">
            <text:p>Fairytale canyon "Skazka"</text:p>
          </table:table-cell>
          <table:table-cell office:value-type="string" calcext:value-type="string">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calcext:value-type="string">
            <text:p>MO</text:p>
          </table:table-cell>
          <table:table-cell office:value-type="string" calcext:value-type="string">
            <text:p>KG</text:p>
          </table:table-cell>
          <table:table-cell office:value-type="float" office:value="0" calcext:value-type="float">
            <text:p>0</text:p>
          </table:table-cell>
          <table:table-cell/>
          <table:table-cell office:value-type="float" office:value="42.158197" calcext:value-type="float">
            <text:p>42.158197</text:p>
          </table:table-cell>
          <table:table-cell office:value-type="float" office:value="77.351195" calcext:value-type="float">
            <text:p>77.351195</text:p>
          </table:table-cell>
          <table:table-cell office:value-type="float" office:value="6400" calcext:value-type="float">
            <text:p>6400</text:p>
          </table:table-cell>
          <table:table-cell table:number-columns-repeated="2" office:value-type="float" office:value="0" calcext:value-type="float">
            <text:p>0</text:p>
          </table:table-cell>
          <table:table-cell table:style-name="ce20" office:value-type="float" office:value="109" calcext:value-type="float">
            <text:p>1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e0d631d-383e-a836-1ce8-8b3e01be9b2f</text:p>
          </table:table-cell>
          <table:table-cell office:value-type="string" calcext:value-type="string">
            <text:p>Nong Khiaw</text:p>
          </table:table-cell>
          <table:table-cell office:value-type="string" calcext:value-type="string">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calcext:value-type="string">
            <text:p>TO</text:p>
          </table:table-cell>
          <table:table-cell office:value-type="string" calcext:value-type="string">
            <text:p>LA</text:p>
          </table:table-cell>
          <table:table-cell office:value-type="float" office:value="0" calcext:value-type="float">
            <text:p>0</text:p>
          </table:table-cell>
          <table:table-cell/>
          <table:table-cell office:value-type="float" office:value="20.578164" calcext:value-type="float">
            <text:p>20.578164</text:p>
          </table:table-cell>
          <table:table-cell office:value-type="float" office:value="102.624691" calcext:value-type="float">
            <text:p>102.6246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232" calcext:value-type="float">
            <text:p>23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733f43-88bb-5ee9-202a-61fbff765e96</text:p>
          </table:table-cell>
          <table:table-cell office:value-type="string" calcext:value-type="string">
            <text:p>Riga</text:p>
          </table:table-cell>
          <table:table-cell office:value-type="string" calcext:value-type="string">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calcext:value-type="string">
            <text:p>CI</text:p>
          </table:table-cell>
          <table:table-cell office:value-type="string" calcext:value-type="string">
            <text:p>LV</text:p>
          </table:table-cell>
          <table:table-cell office:value-type="float" office:value="0" calcext:value-type="float">
            <text:p>0</text:p>
          </table:table-cell>
          <table:table-cell/>
          <table:table-cell office:value-type="float" office:value="56.980441" calcext:value-type="float">
            <text:p>56.980441</text:p>
          </table:table-cell>
          <table:table-cell office:value-type="float" office:value="24.108121" calcext:value-type="float">
            <text:p>24.108121</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72" calcext:value-type="float">
            <text:p>1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5cc43b4-6027-f0db-bbf9-27160c6d6571</text:p>
          </table:table-cell>
          <table:table-cell office:value-type="string" calcext:value-type="string">
            <text:p>Beirut</text:p>
          </table:table-cell>
          <table:table-cell office:value-type="string" calcext:value-type="string">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calcext:value-type="string">
            <text:p>CI</text:p>
          </table:table-cell>
          <table:table-cell office:value-type="string" calcext:value-type="string">
            <text:p>LB</text:p>
          </table:table-cell>
          <table:table-cell office:value-type="float" office:value="0" calcext:value-type="float">
            <text:p>0</text:p>
          </table:table-cell>
          <table:table-cell/>
          <table:table-cell office:value-type="float" office:value="33.907054" calcext:value-type="float">
            <text:p>33.907054</text:p>
          </table:table-cell>
          <table:table-cell office:value-type="float" office:value="35.464044" calcext:value-type="float">
            <text:p>35.46404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28a356-8dbc-477e-fd1d-60560f1d48b2</text:p>
          </table:table-cell>
          <table:table-cell office:value-type="string" calcext:value-type="string">
            <text:p>Maluti Mountains</text:p>
          </table:table-cell>
          <table:table-cell office:value-type="string" calcext:value-type="string">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calcext:value-type="string">
            <text:p>MO</text:p>
          </table:table-cell>
          <table:table-cell office:value-type="string" calcext:value-type="string">
            <text:p>LS</text:p>
          </table:table-cell>
          <table:table-cell office:value-type="float" office:value="0" calcext:value-type="float">
            <text:p>0</text:p>
          </table:table-cell>
          <table:table-cell/>
          <table:table-cell office:value-type="float" office:value="-29.077408" calcext:value-type="float">
            <text:p>-29.077408</text:p>
          </table:table-cell>
          <table:table-cell office:value-type="float" office:value="28.284941" calcext:value-type="float">
            <text:p>28.28494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122" calcext:value-type="float">
            <text:p>1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f3489d2-3f36-902e-986b-638c3e5a1325</text:p>
          </table:table-cell>
          <table:table-cell office:value-type="string" calcext:value-type="string">
            <text:p>Monrovia</text:p>
          </table:table-cell>
          <table:table-cell office:value-type="string" calcext:value-type="string">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calcext:value-type="string">
            <text:p>CI</text:p>
          </table:table-cell>
          <table:table-cell office:value-type="string" calcext:value-type="string">
            <text:p>LR</text:p>
          </table:table-cell>
          <table:table-cell office:value-type="float" office:value="0" calcext:value-type="float">
            <text:p>0</text:p>
          </table:table-cell>
          <table:table-cell/>
          <table:table-cell office:value-type="float" office:value="6.31625" calcext:value-type="float">
            <text:p>6.31625</text:p>
          </table:table-cell>
          <table:table-cell office:value-type="float" office:value="-10.808821" calcext:value-type="float">
            <text:p>-10.808821</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2" calcext:value-type="float">
            <text:p>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43a561-249e-928f-1701-15020a68093c</text:p>
          </table:table-cell>
          <table:table-cell office:value-type="string" calcext:value-type="string">
            <text:p>Akakus Desert</text:p>
          </table:table-cell>
          <table:table-cell office:value-type="string" calcext:value-type="string">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calcext:value-type="string">
            <text:p>DE</text:p>
          </table:table-cell>
          <table:table-cell office:value-type="string" calcext:value-type="string">
            <text:p>LY</text:p>
          </table:table-cell>
          <table:table-cell office:value-type="float" office:value="0" calcext:value-type="float">
            <text:p>0</text:p>
          </table:table-cell>
          <table:table-cell/>
          <table:table-cell office:value-type="float" office:value="24.835579" calcext:value-type="float">
            <text:p>24.835579</text:p>
          </table:table-cell>
          <table:table-cell office:value-type="float" office:value="10.347342" calcext:value-type="float">
            <text:p>10.347342</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8b9ef-5fbe-5cf0-10c0-4a786eb8d0a1</text:p>
          </table:table-cell>
          <table:table-cell office:value-type="string" calcext:value-type="string">
            <text:p>Malbun</text:p>
          </table:table-cell>
          <table:table-cell office:value-type="string" calcext:value-type="string">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calcext:value-type="string">
            <text:p>TO</text:p>
          </table:table-cell>
          <table:table-cell office:value-type="string" calcext:value-type="string">
            <text:p>LI</text:p>
          </table:table-cell>
          <table:table-cell office:value-type="float" office:value="0" calcext:value-type="float">
            <text:p>0</text:p>
          </table:table-cell>
          <table:table-cell/>
          <table:table-cell office:value-type="float" office:value="47.111627" calcext:value-type="float">
            <text:p>47.111627</text:p>
          </table:table-cell>
          <table:table-cell office:value-type="float" office:value="9.596978" calcext:value-type="float">
            <text:p>9.596978</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a73feb-5d4a-5aec-3059-db0640935c76</text:p>
          </table:table-cell>
          <table:table-cell office:value-type="string" calcext:value-type="string">
            <text:p>Vilnius</text:p>
          </table:table-cell>
          <table:table-cell office:value-type="string" calcext:value-type="string">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calcext:value-type="string">
            <text:p>CI</text:p>
          </table:table-cell>
          <table:table-cell office:value-type="string" calcext:value-type="string">
            <text:p>LT</text:p>
          </table:table-cell>
          <table:table-cell office:value-type="float" office:value="0" calcext:value-type="float">
            <text:p>0</text:p>
          </table:table-cell>
          <table:table-cell/>
          <table:table-cell office:value-type="float" office:value="54.696401" calcext:value-type="float">
            <text:p>54.696401</text:p>
          </table:table-cell>
          <table:table-cell office:value-type="float" office:value="25.285454" calcext:value-type="float">
            <text:p>25.285454</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a6f6d6-75bb-e6fe-0bbf-74c1ae53bf2d</text:p>
          </table:table-cell>
          <table:table-cell office:value-type="string" calcext:value-type="string">
            <text:p>Luxembourg</text:p>
          </table:table-cell>
          <table:table-cell office:value-type="string" calcext:value-type="string">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office:value-type="string" calcext:value-type="string">
            <text:p>CI</text:p>
          </table:table-cell>
          <table:table-cell office:value-type="string" calcext:value-type="string">
            <text:p>LU</text:p>
          </table:table-cell>
          <table:table-cell office:value-type="float" office:value="0" calcext:value-type="float">
            <text:p>0</text:p>
          </table:table-cell>
          <table:table-cell/>
          <table:table-cell office:value-type="float" office:value="49.602688" calcext:value-type="float">
            <text:p>49.602688</text:p>
          </table:table-cell>
          <table:table-cell office:value-type="float" office:value="6.14267" calcext:value-type="float">
            <text:p>6.14267</text:p>
          </table:table-cell>
          <table:table-cell office:value-type="float" office:value="1900" calcext:value-type="float">
            <text:p>19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689aeb-665f-58ca-9244-740d1caf7c15</text:p>
          </table:table-cell>
          <table:table-cell office:value-type="string" calcext:value-type="string">
            <text:p>Isalo National Park</text:p>
          </table:table-cell>
          <table:table-cell office:value-type="string" calcext:value-type="string">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calcext:value-type="string">
            <text:p>PA</text:p>
          </table:table-cell>
          <table:table-cell office:value-type="string" calcext:value-type="string">
            <text:p>MG</text:p>
          </table:table-cell>
          <table:table-cell office:value-type="float" office:value="0" calcext:value-type="float">
            <text:p>0</text:p>
          </table:table-cell>
          <table:table-cell/>
          <table:table-cell office:value-type="float" office:value="-22.465604" calcext:value-type="float">
            <text:p>-22.465604</text:p>
          </table:table-cell>
          <table:table-cell office:value-type="float" office:value="45.261728" calcext:value-type="float">
            <text:p>45.261728</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99.5" calcext:value-type="float">
            <text:p>9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7c7d6-abf0-817b-8cd3-292a2279a623</text:p>
          </table:table-cell>
          <table:table-cell office:value-type="string" calcext:value-type="string">
            <text:p>Mount Mulanje</text:p>
          </table:table-cell>
          <table:table-cell office:value-type="string" calcext:value-type="string">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calcext:value-type="string">
            <text:p>MO</text:p>
          </table:table-cell>
          <table:table-cell office:value-type="string" calcext:value-type="string">
            <text:p>MW</text:p>
          </table:table-cell>
          <table:table-cell office:value-type="float" office:value="0" calcext:value-type="float">
            <text:p>0</text:p>
          </table:table-cell>
          <table:table-cell/>
          <table:table-cell office:value-type="float" office:value="-15.922917" calcext:value-type="float">
            <text:p>-15.922917</text:p>
          </table:table-cell>
          <table:table-cell office:value-type="float" office:value="35.643737" calcext:value-type="float">
            <text:p>35.643737</text:p>
          </table:table-cell>
          <table:table-cell office:value-type="float" office:value="9000" calcext:value-type="float">
            <text:p>9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4a7d793-ea9a-fc99-126f-a46c45744d82</text:p>
          </table:table-cell>
          <table:table-cell office:value-type="string" calcext:value-type="string">
            <text:p>Kuala Lumpur</text:p>
          </table:table-cell>
          <table:table-cell office:value-type="string" calcext:value-type="string">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calcext:value-type="string">
            <text:p>CI</text:p>
          </table:table-cell>
          <table:table-cell office:value-type="string" calcext:value-type="string">
            <text:p>MY</text:p>
          </table:table-cell>
          <table:table-cell office:value-type="float" office:value="0" calcext:value-type="float">
            <text:p>0</text:p>
          </table:table-cell>
          <table:table-cell/>
          <table:table-cell office:value-type="float" office:value="3.141836" calcext:value-type="float">
            <text:p>3.141836</text:p>
          </table:table-cell>
          <table:table-cell office:value-type="float" office:value="101.724075" calcext:value-type="float">
            <text:p>101.724075</text:p>
          </table:table-cell>
          <table:table-cell office:value-type="float" office:value="1625" calcext:value-type="float">
            <text:p>1625</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173ffa-44e4-6171-163a-06036d0b23f9</text:p>
          </table:table-cell>
          <table:table-cell office:value-type="string" calcext:value-type="string">
            <text:p>Malé</text:p>
          </table:table-cell>
          <table:table-cell office:value-type="string" calcext:value-type="string">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calcext:value-type="string">
            <text:p>IS</text:p>
          </table:table-cell>
          <table:table-cell office:value-type="string" calcext:value-type="string">
            <text:p>MV</text:p>
          </table:table-cell>
          <table:table-cell office:value-type="float" office:value="0" calcext:value-type="float">
            <text:p>0</text:p>
          </table:table-cell>
          <table:table-cell/>
          <table:table-cell office:value-type="float" office:value="4.227752" calcext:value-type="float">
            <text:p>4.227752</text:p>
          </table:table-cell>
          <table:table-cell office:value-type="float" office:value="73.546304" calcext:value-type="float">
            <text:p>73.546304</text:p>
          </table:table-cell>
          <table:table-cell office:value-type="float" office:value="1700" calcext:value-type="float">
            <text:p>17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5d7e57-2f5d-ca1a-8915-d3ac0569ff2c</text:p>
          </table:table-cell>
          <table:table-cell office:value-type="string" calcext:value-type="string">
            <text:p>La Dune Rose</text:p>
          </table:table-cell>
          <table:table-cell office:value-type="string" calcext:value-type="string">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calcext:value-type="string">
            <text:p>LM</text:p>
          </table:table-cell>
          <table:table-cell office:value-type="string" calcext:value-type="string">
            <text:p>ML</text:p>
          </table:table-cell>
          <table:table-cell office:value-type="float" office:value="0" calcext:value-type="float">
            <text:p>0</text:p>
          </table:table-cell>
          <table:table-cell/>
          <table:table-cell office:value-type="float" office:value="16.327352" calcext:value-type="float">
            <text:p>16.327352</text:p>
          </table:table-cell>
          <table:table-cell office:value-type="float" office:value="-0.068776" calcext:value-type="float">
            <text:p>-0.068776</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e79426-a58b-a5b2-57d5-e89d5ee1d30c</text:p>
          </table:table-cell>
          <table:table-cell office:value-type="string" calcext:value-type="string">
            <text:p>Golden Bay</text:p>
          </table:table-cell>
          <table:table-cell office:value-type="string" calcext:value-type="string">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calcext:value-type="string">
            <text:p>LM</text:p>
          </table:table-cell>
          <table:table-cell office:value-type="string" calcext:value-type="string">
            <text:p>MT</text:p>
          </table:table-cell>
          <table:table-cell office:value-type="float" office:value="0" calcext:value-type="float">
            <text:p>0</text:p>
          </table:table-cell>
          <table:table-cell/>
          <table:table-cell office:value-type="float" office:value="35.923776" calcext:value-type="float">
            <text:p>35.923776</text:p>
          </table:table-cell>
          <table:table-cell office:value-type="float" office:value="14.330242" calcext:value-type="float">
            <text:p>14.330242</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0e9516-bf29-55f6-b00c-ae0662af889a</text:p>
          </table:table-cell>
          <table:table-cell office:value-type="string" calcext:value-type="string">
            <text:p>Majuro</text:p>
          </table:table-cell>
          <table:table-cell office:value-type="string" calcext:value-type="string">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 </text:p>
          </table:table-cell>
          <table:table-cell office:value-type="string" calcext:value-type="string">
            <text:p>IS</text:p>
          </table:table-cell>
          <table:table-cell office:value-type="string" calcext:value-type="string">
            <text:p>MH</text:p>
          </table:table-cell>
          <table:table-cell office:value-type="float" office:value="0" calcext:value-type="float">
            <text:p>0</text:p>
          </table:table-cell>
          <table:table-cell/>
          <table:table-cell office:value-type="float" office:value="7.166244" calcext:value-type="float">
            <text:p>7.166244</text:p>
          </table:table-cell>
          <table:table-cell office:value-type="float" office:value="171.022498" calcext:value-type="float">
            <text:p>171.02249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c35ed27-98dc-1ad9-be6c-f52296fa714e</text:p>
          </table:table-cell>
          <table:table-cell office:value-type="string" calcext:value-type="string">
            <text:p>Black River Gorges National Park</text:p>
          </table:table-cell>
          <table:table-cell office:value-type="string" calcext:value-type="string">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calcext:value-type="string">
            <text:p>PA</text:p>
          </table:table-cell>
          <table:table-cell office:value-type="string" calcext:value-type="string">
            <text:p>MU</text:p>
          </table:table-cell>
          <table:table-cell office:value-type="float" office:value="0" calcext:value-type="float">
            <text:p>0</text:p>
          </table:table-cell>
          <table:table-cell/>
          <table:table-cell office:value-type="float" office:value="-20.426392" calcext:value-type="float">
            <text:p>-20.426392</text:p>
          </table:table-cell>
          <table:table-cell office:value-type="float" office:value="57.450944" calcext:value-type="float">
            <text:p>57.450944</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a5f0a3b-d384-3e5d-9cf3-2bb01e9a9461</text:p>
          </table:table-cell>
          <table:table-cell office:value-type="string" calcext:value-type="string">
            <text:p>Chinguetti</text:p>
          </table:table-cell>
          <table:table-cell office:value-type="string" calcext:value-type="string">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calcext:value-type="string">
            <text:p>CI</text:p>
          </table:table-cell>
          <table:table-cell office:value-type="string" calcext:value-type="string">
            <text:p>MR</text:p>
          </table:table-cell>
          <table:table-cell office:value-type="float" office:value="0" calcext:value-type="float">
            <text:p>0</text:p>
          </table:table-cell>
          <table:table-cell/>
          <table:table-cell office:value-type="float" office:value="20.438821" calcext:value-type="float">
            <text:p>20.438821</text:p>
          </table:table-cell>
          <table:table-cell office:value-type="float" office:value="-12.365375" calcext:value-type="float">
            <text:p>-12.365375</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5d9a72d-88e4-85db-6d84-1e5eaf748ab3</text:p>
          </table:table-cell>
          <table:table-cell office:value-type="string" calcext:value-type="string">
            <text:p>Copper Canyon</text:p>
          </table:table-cell>
          <table:table-cell office:value-type="string" calcext:value-type="string">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calcext:value-type="string">
            <text:p>CA</text:p>
          </table:table-cell>
          <table:table-cell office:value-type="string" calcext:value-type="string">
            <text:p>MX</text:p>
          </table:table-cell>
          <table:table-cell office:value-type="float" office:value="0" calcext:value-type="float">
            <text:p>0</text:p>
          </table:table-cell>
          <table:table-cell/>
          <table:table-cell office:value-type="float" office:value="27.509151" calcext:value-type="float">
            <text:p>27.509151</text:p>
          </table:table-cell>
          <table:table-cell office:value-type="float" office:value="-107.774901" calcext:value-type="float">
            <text:p>-107.774901</text:p>
          </table:table-cell>
          <table:table-cell office:value-type="float" office:value="6500" calcext:value-type="float">
            <text:p>6500</text:p>
          </table:table-cell>
          <table:table-cell table:number-columns-repeated="2" office:value-type="float" office:value="0" calcext:value-type="float">
            <text:p>0</text:p>
          </table:table-cell>
          <table:table-cell table:style-name="ce20" office:value-type="float" office:value="37" calcext:value-type="float">
            <text:p>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a3db683-6a2b-6781-0deb-2b2d0e4ac345</text:p>
          </table:table-cell>
          <table:table-cell office:value-type="string" calcext:value-type="string">
            <text:p>Chisinau</text:p>
          </table:table-cell>
          <table:table-cell office:value-type="string" calcext:value-type="string">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calcext:value-type="string">
            <text:p>CI</text:p>
          </table:table-cell>
          <table:table-cell office:value-type="string" calcext:value-type="string">
            <text:p>MD</text:p>
          </table:table-cell>
          <table:table-cell office:value-type="float" office:value="0" calcext:value-type="float">
            <text:p>0</text:p>
          </table:table-cell>
          <table:table-cell/>
          <table:table-cell office:value-type="float" office:value="47.011514" calcext:value-type="float">
            <text:p>47.011514</text:p>
          </table:table-cell>
          <table:table-cell office:value-type="float" office:value="28.803875" calcext:value-type="float">
            <text:p>28.803875</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7e3d1b-3782-b9f1-8707-0ebcd84c20bf</text:p>
          </table:table-cell>
          <table:table-cell office:value-type="string" calcext:value-type="string">
            <text:p>Monaco</text:p>
          </table:table-cell>
          <table:table-cell office:value-type="string" calcext:value-type="string">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calcext:value-type="string">
            <text:p>CI</text:p>
          </table:table-cell>
          <table:table-cell office:value-type="string" calcext:value-type="string">
            <text:p>MC</text:p>
          </table:table-cell>
          <table:table-cell office:value-type="float" office:value="0" calcext:value-type="float">
            <text:p>0</text:p>
          </table:table-cell>
          <table:table-cell/>
          <table:table-cell office:value-type="float" office:value="43.714278" calcext:value-type="float">
            <text:p>43.714278</text:p>
          </table:table-cell>
          <table:table-cell office:value-type="float" office:value="7.423744" calcext:value-type="float">
            <text:p>7.423744</text:p>
          </table:table-cell>
          <table:table-cell office:value-type="float" office:value="1345" calcext:value-type="float">
            <text:p>1345</text:p>
          </table:table-cell>
          <table:table-cell table:number-columns-repeated="2" office:value-type="float" office:value="0" calcext:value-type="float">
            <text:p>0</text:p>
          </table:table-cell>
          <table:table-cell table:style-name="ce20" office:value-type="float" office:value="352" calcext:value-type="float">
            <text:p>3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16b9a2e-051b-b5d6-aa65-02a57f36c30d</text:p>
          </table:table-cell>
          <table:table-cell office:value-type="string" calcext:value-type="string">
            <text:p>Altai Mountains</text:p>
          </table:table-cell>
          <table:table-cell office:value-type="string" calcext:value-type="string">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calcext:value-type="string">
            <text:p>MO</text:p>
          </table:table-cell>
          <table:table-cell office:value-type="string" calcext:value-type="string">
            <text:p>MN</text:p>
          </table:table-cell>
          <table:table-cell office:value-type="float" office:value="0" calcext:value-type="float">
            <text:p>0</text:p>
          </table:table-cell>
          <table:table-cell/>
          <table:table-cell office:value-type="float" office:value="49.03255" calcext:value-type="float">
            <text:p>49.03255</text:p>
          </table:table-cell>
          <table:table-cell office:value-type="float" office:value="88.959963" calcext:value-type="float">
            <text:p>88.959963</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f96d56d-0659-9e13-b4f0-3b2cbfd77632</text:p>
          </table:table-cell>
          <table:table-cell office:value-type="string" calcext:value-type="string">
            <text:p>Black Lake</text:p>
          </table:table-cell>
          <table:table-cell office:value-type="string" calcext:value-type="string">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calcext:value-type="string">
            <text:p>LA</text:p>
          </table:table-cell>
          <table:table-cell office:value-type="string" calcext:value-type="string">
            <text:p>ME</text:p>
          </table:table-cell>
          <table:table-cell office:value-type="float" office:value="0" calcext:value-type="float">
            <text:p>0</text:p>
          </table:table-cell>
          <table:table-cell/>
          <table:table-cell office:value-type="float" office:value="43.139349" calcext:value-type="float">
            <text:p>43.139349</text:p>
          </table:table-cell>
          <table:table-cell office:value-type="float" office:value="19.07978" calcext:value-type="float">
            <text:p>19.07978</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4973c2a-522b-be67-27d8-daeb8045284e</text:p>
          </table:table-cell>
          <table:table-cell office:value-type="string" calcext:value-type="string">
            <text:p>High Atlas</text:p>
          </table:table-cell>
          <table:table-cell office:value-type="string" calcext:value-type="string">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calcext:value-type="string">
            <text:p>MO</text:p>
          </table:table-cell>
          <table:table-cell office:value-type="string" calcext:value-type="string">
            <text:p>MA</text:p>
          </table:table-cell>
          <table:table-cell office:value-type="float" office:value="0" calcext:value-type="float">
            <text:p>0</text:p>
          </table:table-cell>
          <table:table-cell/>
          <table:table-cell office:value-type="float" office:value="31.459759" calcext:value-type="float">
            <text:p>31.459759</text:p>
          </table:table-cell>
          <table:table-cell office:value-type="float" office:value="-6.974621" calcext:value-type="float">
            <text:p>-6.974621</text:p>
          </table:table-cell>
          <table:table-cell office:value-type="float" office:value="9100" calcext:value-type="float">
            <text:p>9100</text:p>
          </table:table-cell>
          <table:table-cell table:number-columns-repeated="2" office:value-type="float" office:value="0" calcext:value-type="float">
            <text:p>0</text:p>
          </table:table-cell>
          <table:table-cell table:style-name="ce20" office:value-type="float" office:value="167" calcext:value-type="float">
            <text:p>1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474130-200b-5760-acfb-ed050a39fbf5</text:p>
          </table:table-cell>
          <table:table-cell office:value-type="string" calcext:value-type="string">
            <text:p>Macaneta Beach</text:p>
          </table:table-cell>
          <table:table-cell office:value-type="string" calcext:value-type="string">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calcext:value-type="string">
            <text:p>BE</text:p>
          </table:table-cell>
          <table:table-cell office:value-type="string" calcext:value-type="string">
            <text:p>MZ</text:p>
          </table:table-cell>
          <table:table-cell office:value-type="float" office:value="0" calcext:value-type="float">
            <text:p>0</text:p>
          </table:table-cell>
          <table:table-cell/>
          <table:table-cell office:value-type="float" office:value="-25.806324" calcext:value-type="float">
            <text:p>-25.806324</text:p>
          </table:table-cell>
          <table:table-cell office:value-type="float" office:value="32.732941" calcext:value-type="float">
            <text:p>32.732941</text:p>
          </table:table-cell>
          <table:table-cell office:value-type="float" office:value="400" calcext:value-type="float">
            <text:p>4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2dbdaf-536d-33ea-02be-4837b86dd0aa</text:p>
          </table:table-cell>
          <table:table-cell office:value-type="string" calcext:value-type="string">
            <text:p>Gubyaukgyi Temple</text:p>
          </table:table-cell>
          <table:table-cell office:value-type="string" calcext:value-type="string">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calcext:value-type="string">
            <text:p>PO</text:p>
          </table:table-cell>
          <table:table-cell office:value-type="string" calcext:value-type="string">
            <text:p>MM</text:p>
          </table:table-cell>
          <table:table-cell office:value-type="float" office:value="0" calcext:value-type="float">
            <text:p>0</text:p>
          </table:table-cell>
          <table:table-cell/>
          <table:table-cell office:value-type="float" office:value="21.157981" calcext:value-type="float">
            <text:p>21.157981</text:p>
          </table:table-cell>
          <table:table-cell office:value-type="float" office:value="94.853291" calcext:value-type="float">
            <text:p>94.853291</text:p>
          </table:table-cell>
          <table:table-cell office:value-type="float" office:value="550" calcext:value-type="float">
            <text:p>55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1ce02cc-4fe2-9755-2d33-cd8610ca2bac</text:p>
          </table:table-cell>
          <table:table-cell office:value-type="string" calcext:value-type="string">
            <text:p>Nauru</text:p>
          </table:table-cell>
          <table:table-cell office:value-type="string" calcext:value-type="string">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calcext:value-type="string">
            <text:p>IS</text:p>
          </table:table-cell>
          <table:table-cell office:value-type="string" calcext:value-type="string">
            <text:p>NR</text:p>
          </table:table-cell>
          <table:table-cell office:value-type="float" office:value="0" calcext:value-type="float">
            <text:p>0</text:p>
          </table:table-cell>
          <table:table-cell/>
          <table:table-cell office:value-type="float" office:value="-0.574052" calcext:value-type="float">
            <text:p>-0.574052</text:p>
          </table:table-cell>
          <table:table-cell office:value-type="float" office:value="166.935324" calcext:value-type="float">
            <text:p>166.935324</text:p>
          </table:table-cell>
          <table:table-cell office:value-type="float" office:value="2750" calcext:value-type="float">
            <text:p>2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0756064-2496-0803-00ac-a532f4a3fa91</text:p>
          </table:table-cell>
          <table:table-cell office:value-type="string" calcext:value-type="string">
            <text:p>Fish River Canyon</text:p>
          </table:table-cell>
          <table:table-cell office:value-type="string" calcext:value-type="string">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calcext:value-type="string">
            <text:p>CA</text:p>
          </table:table-cell>
          <table:table-cell office:value-type="string" calcext:value-type="string">
            <text:p>NA</text:p>
          </table:table-cell>
          <table:table-cell office:value-type="float" office:value="0" calcext:value-type="float">
            <text:p>0</text:p>
          </table:table-cell>
          <table:table-cell/>
          <table:table-cell office:value-type="float" office:value="-27.784796" calcext:value-type="float">
            <text:p>-27.784796</text:p>
          </table:table-cell>
          <table:table-cell office:value-type="float" office:value="17.616407" calcext:value-type="float">
            <text:p>17.6164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53" calcext:value-type="float">
            <text:p>2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0bab95c-7680-189c-74f1-837c3494d4a3</text:p>
          </table:table-cell>
          <table:table-cell office:value-type="string" calcext:value-type="string">
            <text:p>Mustang</text:p>
          </table:table-cell>
          <table:table-cell office:value-type="string" calcext:value-type="string">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calcext:value-type="string">
            <text:p>MO</text:p>
          </table:table-cell>
          <table:table-cell office:value-type="string" calcext:value-type="string">
            <text:p>NP</text:p>
          </table:table-cell>
          <table:table-cell office:value-type="float" office:value="0" calcext:value-type="float">
            <text:p>0</text:p>
          </table:table-cell>
          <table:table-cell/>
          <table:table-cell office:value-type="float" office:value="28.915313" calcext:value-type="float">
            <text:p>28.915313</text:p>
          </table:table-cell>
          <table:table-cell office:value-type="float" office:value="83.799433" calcext:value-type="float">
            <text:p>83.799433</text:p>
          </table:table-cell>
          <table:table-cell office:value-type="float" office:value="22000" calcext:value-type="float">
            <text:p>22000</text:p>
          </table:table-cell>
          <table:table-cell table:number-columns-repeated="2" office:value-type="float" office:value="0" calcext:value-type="float">
            <text:p>0</text:p>
          </table:table-cell>
          <table:table-cell table:style-name="ce20" office:value-type="float" office:value="33" calcext:value-type="float">
            <text:p>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0dbda7-3167-1619-944f-fb7c744be391</text:p>
          </table:table-cell>
          <table:table-cell office:value-type="string" calcext:value-type="string">
            <text:p>Maastricht</text:p>
          </table:table-cell>
          <table:table-cell office:value-type="string" calcext:value-type="string">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calcext:value-type="string">
            <text:p>CI</text:p>
          </table:table-cell>
          <table:table-cell office:value-type="string" calcext:value-type="string">
            <text:p>NL</text:p>
          </table:table-cell>
          <table:table-cell office:value-type="float" office:value="0" calcext:value-type="float">
            <text:p>0</text:p>
          </table:table-cell>
          <table:table-cell/>
          <table:table-cell office:value-type="float" office:value="50.861449" calcext:value-type="float">
            <text:p>50.861449</text:p>
          </table:table-cell>
          <table:table-cell office:value-type="float" office:value="5.707708" calcext:value-type="float">
            <text:p>5.707708</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7da833-bfb5-a34f-df44-a319de57ac1e</text:p>
          </table:table-cell>
          <table:table-cell office:value-type="string" calcext:value-type="string">
            <text:p>Queenstown</text:p>
          </table:table-cell>
          <table:table-cell office:value-type="string" calcext:value-type="string">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calcext:value-type="string">
            <text:p>CI</text:p>
          </table:table-cell>
          <table:table-cell office:value-type="string" calcext:value-type="string">
            <text:p>NZ</text:p>
          </table:table-cell>
          <table:table-cell office:value-type="float" office:value="0" calcext:value-type="float">
            <text:p>0</text:p>
          </table:table-cell>
          <table:table-cell/>
          <table:table-cell office:value-type="float" office:value="-45.062464" calcext:value-type="float">
            <text:p>-45.062464</text:p>
          </table:table-cell>
          <table:table-cell office:value-type="float" office:value="168.66169" calcext:value-type="float">
            <text:p>168.66169</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d3beee-93af-ed34-b9cc-8edf1bf5c281</text:p>
          </table:table-cell>
          <table:table-cell office:value-type="string" calcext:value-type="string">
            <text:p>Cerro Negro</text:p>
          </table:table-cell>
          <table:table-cell office:value-type="string" calcext:value-type="string">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calcext:value-type="string">
            <text:p>MO</text:p>
          </table:table-cell>
          <table:table-cell office:value-type="string" calcext:value-type="string">
            <text:p>NI</text:p>
          </table:table-cell>
          <table:table-cell office:value-type="float" office:value="0" calcext:value-type="float">
            <text:p>0</text:p>
          </table:table-cell>
          <table:table-cell/>
          <table:table-cell office:value-type="float" office:value="12.518456" calcext:value-type="float">
            <text:p>12.518456</text:p>
          </table:table-cell>
          <table:table-cell office:value-type="float" office:value="-86.695995" calcext:value-type="float">
            <text:p>-86.695995</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12" calcext:value-type="float">
            <text:p>21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c237f-9204-60e2-5b0c-bd6f118545e3</text:p>
          </table:table-cell>
          <table:table-cell office:value-type="string" calcext:value-type="string">
            <text:p>Lagos</text:p>
          </table:table-cell>
          <table:table-cell office:value-type="string" calcext:value-type="string">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calcext:value-type="string">
            <text:p>CI</text:p>
          </table:table-cell>
          <table:table-cell office:value-type="string" calcext:value-type="string">
            <text:p>NG</text:p>
          </table:table-cell>
          <table:table-cell office:value-type="float" office:value="0" calcext:value-type="float">
            <text:p>0</text:p>
          </table:table-cell>
          <table:table-cell/>
          <table:table-cell office:value-type="float" office:value="6.453055" calcext:value-type="float">
            <text:p>6.453055</text:p>
          </table:table-cell>
          <table:table-cell office:value-type="float" office:value="3.381585" calcext:value-type="float">
            <text:p>3.3815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6" calcext:value-type="float">
            <text:p>32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ba173c-7d07-3ed9-7a59-6552b63a3942</text:p>
          </table:table-cell>
          <table:table-cell office:value-type="string" calcext:value-type="string">
            <text:p>Niamey</text:p>
          </table:table-cell>
          <table:table-cell office:value-type="string" calcext:value-type="string">
            <text:p>Niamey, the capital of Niger, presents a diverse array of attractions for explorers. Situated primarily on the east side of the impressive Niger River, Africa’s third-longest river, the city offers scenic vistas and boat tour opportunities. </text:p>
          </table:table-cell>
          <table:table-cell office:value-type="string" calcext:value-type="string">
            <text:p>CI</text:p>
          </table:table-cell>
          <table:table-cell office:value-type="string" calcext:value-type="string">
            <text:p>NE</text:p>
          </table:table-cell>
          <table:table-cell office:value-type="float" office:value="0" calcext:value-type="float">
            <text:p>0</text:p>
          </table:table-cell>
          <table:table-cell/>
          <table:table-cell office:value-type="float" office:value="13.47816" calcext:value-type="float">
            <text:p>13.47816</text:p>
          </table:table-cell>
          <table:table-cell office:value-type="float" office:value="2.114374" calcext:value-type="float">
            <text:p>2.11437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 calcext:value-type="float">
            <text:p>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0a509e-0a59-33f0-5549-a9368b52d170</text:p>
          </table:table-cell>
          <table:table-cell office:value-type="string" calcext:value-type="string">
            <text:p>Paektu Mountain</text:p>
          </table:table-cell>
          <table:table-cell office:value-type="string" calcext:value-type="string">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calcext:value-type="string">
            <text:p>MO</text:p>
          </table:table-cell>
          <table:table-cell office:value-type="string" calcext:value-type="string">
            <text:p>KP</text:p>
          </table:table-cell>
          <table:table-cell office:value-type="float" office:value="0" calcext:value-type="float">
            <text:p>0</text:p>
          </table:table-cell>
          <table:table-cell/>
          <table:table-cell office:value-type="float" office:value="41.945344" calcext:value-type="float">
            <text:p>41.945344</text:p>
          </table:table-cell>
          <table:table-cell office:value-type="float" office:value="128.055021" calcext:value-type="float">
            <text:p>128.055021</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421bde4-3df4-e587-c64c-0825de9771e8</text:p>
          </table:table-cell>
          <table:table-cell office:value-type="string" calcext:value-type="string">
            <text:p>Skopje</text:p>
          </table:table-cell>
          <table:table-cell office:value-type="string" calcext:value-type="string">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calcext:value-type="string">
            <text:p>CI</text:p>
          </table:table-cell>
          <table:table-cell office:value-type="string" calcext:value-type="string">
            <text:p>MK</text:p>
          </table:table-cell>
          <table:table-cell office:value-type="float" office:value="0" calcext:value-type="float">
            <text:p>0</text:p>
          </table:table-cell>
          <table:table-cell/>
          <table:table-cell office:value-type="float" office:value="42.004762" calcext:value-type="float">
            <text:p>42.004762</text:p>
          </table:table-cell>
          <table:table-cell office:value-type="float" office:value="21.462728" calcext:value-type="float">
            <text:p>21.462728</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e45ca2f-ed22-2c5b-90ca-a74013da8db7</text:p>
          </table:table-cell>
          <table:table-cell office:value-type="string" calcext:value-type="string">
            <text:p>Geirangerfjord</text:p>
          </table:table-cell>
          <table:table-cell office:value-type="string" calcext:value-type="string">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calcext:value-type="string">
            <text:p>CA</text:p>
          </table:table-cell>
          <table:table-cell office:value-type="string" calcext:value-type="string">
            <text:p>NO</text:p>
          </table:table-cell>
          <table:table-cell office:value-type="float" office:value="0" calcext:value-type="float">
            <text:p>0</text:p>
          </table:table-cell>
          <table:table-cell/>
          <table:table-cell office:value-type="float" office:value="62.114758" calcext:value-type="float">
            <text:p>62.114758</text:p>
          </table:table-cell>
          <table:table-cell office:value-type="float" office:value="6.949085" calcext:value-type="float">
            <text:p>6.949085</text:p>
          </table:table-cell>
          <table:table-cell office:value-type="float" office:value="2900" calcext:value-type="float">
            <text:p>2900</text:p>
          </table:table-cell>
          <table:table-cell table:number-columns-repeated="2" office:value-type="float" office:value="0" calcext:value-type="float">
            <text:p>0</text:p>
          </table:table-cell>
          <table:table-cell table:style-name="ce20" office:value-type="float" office:value="123" calcext:value-type="float">
            <text:p>1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791bb0-90a5-cdcc-cba9-7db77f2a7709</text:p>
          </table:table-cell>
          <table:table-cell office:value-type="string" calcext:value-type="string">
            <text:p>Muscat</text:p>
          </table:table-cell>
          <table:table-cell office:value-type="string" calcext:value-type="string">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 </text:p>
          </table:table-cell>
          <table:table-cell office:value-type="string" calcext:value-type="string">
            <text:p>CI</text:p>
          </table:table-cell>
          <table:table-cell office:value-type="string" calcext:value-type="string">
            <text:p>OM</text:p>
          </table:table-cell>
          <table:table-cell office:value-type="float" office:value="0" calcext:value-type="float">
            <text:p>0</text:p>
          </table:table-cell>
          <table:table-cell/>
          <table:table-cell office:value-type="float" office:value="23.614379" calcext:value-type="float">
            <text:p>23.614379</text:p>
          </table:table-cell>
          <table:table-cell office:value-type="float" office:value="58.467107" calcext:value-type="float">
            <text:p>58.4671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f087a3-7713-9828-8019-0e1c0636d2a9</text:p>
          </table:table-cell>
          <table:table-cell office:value-type="string" calcext:value-type="string">
            <text:p>Chitral</text:p>
          </table:table-cell>
          <table:table-cell office:value-type="string" calcext:value-type="string">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calcext:value-type="string">
            <text:p>VA</text:p>
          </table:table-cell>
          <table:table-cell office:value-type="string" calcext:value-type="string">
            <text:p>PK</text:p>
          </table:table-cell>
          <table:table-cell office:value-type="float" office:value="0" calcext:value-type="float">
            <text:p>0</text:p>
          </table:table-cell>
          <table:table-cell/>
          <table:table-cell office:value-type="float" office:value="35.701334" calcext:value-type="float">
            <text:p>35.701334</text:p>
          </table:table-cell>
          <table:table-cell office:value-type="float" office:value="71.764545" calcext:value-type="float">
            <text:p>71.76454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fb2144-cf1f-2a4e-b2b2-c79c483a8a69</text:p>
          </table:table-cell>
          <table:table-cell office:value-type="string" calcext:value-type="string">
            <text:p>Palau</text:p>
          </table:table-cell>
          <table:table-cell office:value-type="string" calcext:value-type="string">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calcext:value-type="string">
            <text:p>IS</text:p>
          </table:table-cell>
          <table:table-cell office:value-type="string" calcext:value-type="string">
            <text:p>PW</text:p>
          </table:table-cell>
          <table:table-cell office:value-type="float" office:value="0" calcext:value-type="float">
            <text:p>0</text:p>
          </table:table-cell>
          <table:table-cell/>
          <table:table-cell office:value-type="float" office:value="7.294032" calcext:value-type="float">
            <text:p>7.294032</text:p>
          </table:table-cell>
          <table:table-cell office:value-type="float" office:value="134.431655" calcext:value-type="float">
            <text:p>134.431655</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40" calcext:value-type="float">
            <text:p>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2e1b41-43a6-a351-374e-a11f0a559c72</text:p>
          </table:table-cell>
          <table:table-cell office:value-type="string" calcext:value-type="string">
            <text:p>Ramallah</text:p>
          </table:table-cell>
          <table:table-cell office:value-type="string" calcext:value-type="string">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 </text:p>
          </table:table-cell>
          <table:table-cell office:value-type="string" calcext:value-type="string">
            <text:p>CI</text:p>
          </table:table-cell>
          <table:table-cell office:value-type="string" calcext:value-type="string">
            <text:p>PS</text:p>
          </table:table-cell>
          <table:table-cell office:value-type="float" office:value="0" calcext:value-type="float">
            <text:p>0</text:p>
          </table:table-cell>
          <table:table-cell/>
          <table:table-cell office:value-type="float" office:value="31.889846" calcext:value-type="float">
            <text:p>31.889846</text:p>
          </table:table-cell>
          <table:table-cell office:value-type="float" office:value="35.220348" calcext:value-type="float">
            <text:p>35.220348</text:p>
          </table:table-cell>
          <table:table-cell office:value-type="float" office:value="4100" calcext:value-type="float">
            <text:p>41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3f23db0-5828-d2c9-8f28-12c235f72036</text:p>
          </table:table-cell>
          <table:table-cell office:value-type="string" calcext:value-type="string">
            <text:p>Volcán Barú National Park</text:p>
          </table:table-cell>
          <table:table-cell office:value-type="string" calcext:value-type="string">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table:number-columns-repeated="2" office:value-type="string" calcext:value-type="string">
            <text:p>PA</text:p>
          </table:table-cell>
          <table:table-cell office:value-type="float" office:value="0" calcext:value-type="float">
            <text:p>0</text:p>
          </table:table-cell>
          <table:table-cell/>
          <table:table-cell office:value-type="float" office:value="8.805946" calcext:value-type="float">
            <text:p>8.805946</text:p>
          </table:table-cell>
          <table:table-cell office:value-type="float" office:value="-82.503109" calcext:value-type="float">
            <text:p>-82.503109</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ee8526-2a50-3737-215e-1f07622817f9</text:p>
          </table:table-cell>
          <table:table-cell office:value-type="string" calcext:value-type="string">
            <text:p>Port Moresby</text:p>
          </table:table-cell>
          <table:table-cell office:value-type="string" calcext:value-type="string">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calcext:value-type="string">
            <text:p>CI</text:p>
          </table:table-cell>
          <table:table-cell office:value-type="string" calcext:value-type="string">
            <text:p>PG</text:p>
          </table:table-cell>
          <table:table-cell office:value-type="float" office:value="0" calcext:value-type="float">
            <text:p>0</text:p>
          </table:table-cell>
          <table:table-cell/>
          <table:table-cell office:value-type="float" office:value="-9.48737" calcext:value-type="float">
            <text:p>-9.48737</text:p>
          </table:table-cell>
          <table:table-cell office:value-type="float" office:value="147.140497" calcext:value-type="float">
            <text:p>147.140497</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84b1a-9a47-0fa6-6923-f149104ecf6e</text:p>
          </table:table-cell>
          <table:table-cell office:value-type="string" calcext:value-type="string">
            <text:p>The Dam Of Itaipú</text:p>
          </table:table-cell>
          <table:table-cell office:value-type="string" calcext:value-type="string">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calcext:value-type="string">
            <text:p>DA</text:p>
          </table:table-cell>
          <table:table-cell office:value-type="string" calcext:value-type="string">
            <text:p>PY</text:p>
          </table:table-cell>
          <table:table-cell office:value-type="float" office:value="0" calcext:value-type="float">
            <text:p>0</text:p>
          </table:table-cell>
          <table:table-cell/>
          <table:table-cell office:value-type="float" office:value="-25.418496" calcext:value-type="float">
            <text:p>-25.418496</text:p>
          </table:table-cell>
          <table:table-cell office:value-type="float" office:value="-54.573035" calcext:value-type="float">
            <text:p>-54.573035</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f1a3b28-1be2-bac6-848d-faa6166b9aee</text:p>
          </table:table-cell>
          <table:table-cell office:value-type="string" calcext:value-type="string">
            <text:p>Rainbow Mountain</text:p>
          </table:table-cell>
          <table:table-cell office:value-type="string" calcext:value-type="string">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calcext:value-type="string">
            <text:p>MO</text:p>
          </table:table-cell>
          <table:table-cell office:value-type="string" calcext:value-type="string">
            <text:p>PE</text:p>
          </table:table-cell>
          <table:table-cell office:value-type="float" office:value="0" calcext:value-type="float">
            <text:p>0</text:p>
          </table:table-cell>
          <table:table-cell/>
          <table:table-cell office:value-type="float" office:value="-13.864088" calcext:value-type="float">
            <text:p>-13.864088</text:p>
          </table:table-cell>
          <table:table-cell office:value-type="float" office:value="-71.298754" calcext:value-type="float">
            <text:p>-71.298754</text:p>
          </table:table-cell>
          <table:table-cell office:value-type="float" office:value="17200" calcext:value-type="float">
            <text:p>172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c007ed-0bf2-939a-e227-985259e14edf</text:p>
          </table:table-cell>
          <table:table-cell office:value-type="string" calcext:value-type="string">
            <text:p>Coron, Palawan</text:p>
          </table:table-cell>
          <table:table-cell office:value-type="string" calcext:value-type="string">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calcext:value-type="string">
            <text:p>IS</text:p>
          </table:table-cell>
          <table:table-cell office:value-type="string" calcext:value-type="string">
            <text:p>PH</text:p>
          </table:table-cell>
          <table:table-cell office:value-type="float" office:value="0" calcext:value-type="float">
            <text:p>0</text:p>
          </table:table-cell>
          <table:table-cell/>
          <table:table-cell office:value-type="float" office:value="11.985915" calcext:value-type="float">
            <text:p>11.985915</text:p>
          </table:table-cell>
          <table:table-cell office:value-type="float" office:value="120.213391" calcext:value-type="float">
            <text:p>120.213391</text:p>
          </table:table-cell>
          <table:table-cell office:value-type="float" office:value="850" calcext:value-type="float">
            <text:p>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1f6ef0-6715-89b7-1ec7-61637b17a5cd</text:p>
          </table:table-cell>
          <table:table-cell office:value-type="string" calcext:value-type="string">
            <text:p>Gdańsk</text:p>
          </table:table-cell>
          <table:table-cell office:value-type="string" calcext:value-type="string">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calcext:value-type="string">
            <text:p>CI</text:p>
          </table:table-cell>
          <table:table-cell office:value-type="string" calcext:value-type="string">
            <text:p>PL</text:p>
          </table:table-cell>
          <table:table-cell office:value-type="float" office:value="0" calcext:value-type="float">
            <text:p>0</text:p>
          </table:table-cell>
          <table:table-cell/>
          <table:table-cell office:value-type="float" office:value="54.390181" calcext:value-type="float">
            <text:p>54.390181</text:p>
          </table:table-cell>
          <table:table-cell office:value-type="float" office:value="18.67026" calcext:value-type="float">
            <text:p>18.67026</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218" calcext:value-type="float">
            <text:p>21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f67962f-49c1-9a3e-3599-db5fdfe0939a</text:p>
          </table:table-cell>
          <table:table-cell office:value-type="string" calcext:value-type="string">
            <text:p>Porto</text:p>
          </table:table-cell>
          <table:table-cell office:value-type="string" calcext:value-type="string">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calcext:value-type="string">
            <text:p>CI</text:p>
          </table:table-cell>
          <table:table-cell office:value-type="string" calcext:value-type="string">
            <text:p>PT</text:p>
          </table:table-cell>
          <table:table-cell office:value-type="float" office:value="0" calcext:value-type="float">
            <text:p>0</text:p>
          </table:table-cell>
          <table:table-cell/>
          <table:table-cell office:value-type="float" office:value="41.137049" calcext:value-type="float">
            <text:p>41.137049</text:p>
          </table:table-cell>
          <table:table-cell office:value-type="float" office:value="-8.684634" calcext:value-type="float">
            <text:p>-8.68463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dec1fde-7945-a608-b636-b0a5a94cdbd6</text:p>
          </table:table-cell>
          <table:table-cell office:value-type="string" calcext:value-type="string">
            <text:p>San Juan</text:p>
          </table:table-cell>
          <table:table-cell office:value-type="string" calcext:value-type="string">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 </text:p>
          </table:table-cell>
          <table:table-cell office:value-type="string" calcext:value-type="string">
            <text:p>CI</text:p>
          </table:table-cell>
          <table:table-cell office:value-type="string" calcext:value-type="string">
            <text:p>PR</text:p>
          </table:table-cell>
          <table:table-cell office:value-type="float" office:value="0" calcext:value-type="float">
            <text:p>0</text:p>
          </table:table-cell>
          <table:table-cell/>
          <table:table-cell office:value-type="float" office:value="18.488807" calcext:value-type="float">
            <text:p>18.488807</text:p>
          </table:table-cell>
          <table:table-cell office:value-type="float" office:value="-66.132667" calcext:value-type="float">
            <text:p>-66.132667</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95907e-fce7-29f6-3ae0-e7f64d64189a</text:p>
          </table:table-cell>
          <table:table-cell office:value-type="string" calcext:value-type="string">
            <text:p>Khor al Adaid</text:p>
          </table:table-cell>
          <table:table-cell office:value-type="string" calcext:value-type="string">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calcext:value-type="string">
            <text:p>LA</text:p>
          </table:table-cell>
          <table:table-cell office:value-type="string" calcext:value-type="string">
            <text:p>QA</text:p>
          </table:table-cell>
          <table:table-cell office:value-type="float" office:value="0" calcext:value-type="float">
            <text:p>0</text:p>
          </table:table-cell>
          <table:table-cell/>
          <table:table-cell office:value-type="float" office:value="24.591111" calcext:value-type="float">
            <text:p>24.591111</text:p>
          </table:table-cell>
          <table:table-cell office:value-type="float" office:value="51.394532" calcext:value-type="float">
            <text:p>51.394532</text:p>
          </table:table-cell>
          <table:table-cell office:value-type="float" office:value="4200" calcext:value-type="float">
            <text:p>42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a7dace2-e383-4ead-a664-27ad7d1dbb8b</text:p>
          </table:table-cell>
          <table:table-cell office:value-type="string" calcext:value-type="string">
            <text:p>Pointe-Noire</text:p>
          </table:table-cell>
          <table:table-cell office:value-type="string" calcext:value-type="string">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calcext:value-type="string">
            <text:p>CI</text:p>
          </table:table-cell>
          <table:table-cell office:value-type="string" calcext:value-type="string">
            <text:p>CG</text:p>
          </table:table-cell>
          <table:table-cell office:value-type="float" office:value="0" calcext:value-type="float">
            <text:p>0</text:p>
          </table:table-cell>
          <table:table-cell/>
          <table:table-cell office:value-type="float" office:value="-4.775136" calcext:value-type="float">
            <text:p>-4.775136</text:p>
          </table:table-cell>
          <table:table-cell office:value-type="float" office:value="11.84443" calcext:value-type="float">
            <text:p>11.84443</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cd235eb-b3a1-df49-8a69-7db9a0438d93</text:p>
          </table:table-cell>
          <table:table-cell office:value-type="string" calcext:value-type="string">
            <text:p>The Transfăgărășan Highway</text:p>
          </table:table-cell>
          <table:table-cell office:value-type="string" calcext:value-type="string">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calcext:value-type="string">
            <text:p>MO</text:p>
          </table:table-cell>
          <table:table-cell office:value-type="string" calcext:value-type="string">
            <text:p>RO</text:p>
          </table:table-cell>
          <table:table-cell office:value-type="float" office:value="0" calcext:value-type="float">
            <text:p>0</text:p>
          </table:table-cell>
          <table:table-cell/>
          <table:table-cell office:value-type="float" office:value="45.574044" calcext:value-type="float">
            <text:p>45.574044</text:p>
          </table:table-cell>
          <table:table-cell office:value-type="float" office:value="24.633491" calcext:value-type="float">
            <text:p>24.63349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cd543d2-26d7-9c21-8252-03f1a717c9b5</text:p>
          </table:table-cell>
          <table:table-cell office:value-type="string" calcext:value-type="string">
            <text:p>Kigali City</text:p>
          </table:table-cell>
          <table:table-cell office:value-type="string" calcext:value-type="string">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calcext:value-type="string">
            <text:p>CI</text:p>
          </table:table-cell>
          <table:table-cell office:value-type="string" calcext:value-type="string">
            <text:p>RW</text:p>
          </table:table-cell>
          <table:table-cell office:value-type="float" office:value="0" calcext:value-type="float">
            <text:p>0</text:p>
          </table:table-cell>
          <table:table-cell/>
          <table:table-cell office:value-type="float" office:value="-1.956163" calcext:value-type="float">
            <text:p>-1.956163</text:p>
          </table:table-cell>
          <table:table-cell office:value-type="float" office:value="30.038925" calcext:value-type="float">
            <text:p>30.038925</text:p>
          </table:table-cell>
          <table:table-cell office:value-type="float" office:value="5750" calcext:value-type="float">
            <text:p>575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962906-c16e-e1e6-e121-239daed1d2c2</text:p>
          </table:table-cell>
          <table:table-cell office:value-type="string" calcext:value-type="string">
            <text:p>Saint Kitts and Nevis</text:p>
          </table:table-cell>
          <table:table-cell office:value-type="string" calcext:value-type="string">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calcext:value-type="string">
            <text:p>IS</text:p>
          </table:table-cell>
          <table:table-cell office:value-type="string" calcext:value-type="string">
            <text:p>KN</text:p>
          </table:table-cell>
          <table:table-cell office:value-type="float" office:value="0" calcext:value-type="float">
            <text:p>0</text:p>
          </table:table-cell>
          <table:table-cell/>
          <table:table-cell office:value-type="float" office:value="17.281326" calcext:value-type="float">
            <text:p>17.281326</text:p>
          </table:table-cell>
          <table:table-cell office:value-type="float" office:value="-62.707534" calcext:value-type="float">
            <text:p>-62.707534</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330" calcext:value-type="float">
            <text:p>3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08c545c-7e44-58fc-28db-f11e0e75e1c2</text:p>
          </table:table-cell>
          <table:table-cell office:value-type="string" calcext:value-type="string">
            <text:p>Saint Lucia</text:p>
          </table:table-cell>
          <table:table-cell office:value-type="string" calcext:value-type="string">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calcext:value-type="string">
            <text:p>IS</text:p>
          </table:table-cell>
          <table:table-cell office:value-type="string" calcext:value-type="string">
            <text:p>LC</text:p>
          </table:table-cell>
          <table:table-cell office:value-type="float" office:value="0" calcext:value-type="float">
            <text:p>0</text:p>
          </table:table-cell>
          <table:table-cell/>
          <table:table-cell office:value-type="float" office:value="13.825365" calcext:value-type="float">
            <text:p>13.825365</text:p>
          </table:table-cell>
          <table:table-cell office:value-type="float" office:value="-61.079752" calcext:value-type="float">
            <text:p>-61.07975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38" calcext:value-type="float">
            <text:p>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a14afc4-653b-c74e-ce13-349ca91fcf7c</text:p>
          </table:table-cell>
          <table:table-cell office:value-type="string" calcext:value-type="string">
            <text:p>Saint Vincent and the Grenadines</text:p>
          </table:table-cell>
          <table:table-cell office:value-type="string" calcext:value-type="string">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 </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3.120781" calcext:value-type="float">
            <text:p>13.120781</text:p>
          </table:table-cell>
          <table:table-cell office:value-type="float" office:value="-61.166219" calcext:value-type="float">
            <text:p>-61.16621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1" calcext:value-type="float">
            <text:p>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cf4f7b-2a2d-2f6d-8bdf-7a0fd73fc8aa</text:p>
          </table:table-cell>
          <table:table-cell office:value-type="string" calcext:value-type="string">
            <text:p>Samoa</text:p>
          </table:table-cell>
          <table:table-cell office:value-type="string" calcext:value-type="string">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 </text:p>
          </table:table-cell>
          <table:table-cell office:value-type="string" calcext:value-type="string">
            <text:p>IS</text:p>
          </table:table-cell>
          <table:table-cell office:value-type="string" calcext:value-type="string">
            <text:p>WS</text:p>
          </table:table-cell>
          <table:table-cell office:value-type="float" office:value="0" calcext:value-type="float">
            <text:p>0</text:p>
          </table:table-cell>
          <table:table-cell/>
          <table:table-cell office:value-type="float" office:value="-13.762842" calcext:value-type="float">
            <text:p>-13.762842</text:p>
          </table:table-cell>
          <table:table-cell office:value-type="float" office:value="-171.851089" calcext:value-type="float">
            <text:p>-171.85108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497416-20fb-327d-9e4b-949db797a859</text:p>
          </table:table-cell>
          <table:table-cell office:value-type="string" calcext:value-type="string">
            <text:p>Fortress of Guaita</text:p>
          </table:table-cell>
          <table:table-cell table:style-name="ce21" office:value-type="string" calcext:value-type="string">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calcext:value-type="string">
            <text:p>PO</text:p>
          </table:table-cell>
          <table:table-cell office:value-type="string" calcext:value-type="string">
            <text:p>SM</text:p>
          </table:table-cell>
          <table:table-cell office:value-type="float" office:value="0" calcext:value-type="float">
            <text:p>0</text:p>
          </table:table-cell>
          <table:table-cell/>
          <table:table-cell office:value-type="float" office:value="43.946498" calcext:value-type="float">
            <text:p>43.946498</text:p>
          </table:table-cell>
          <table:table-cell office:value-type="float" office:value="12.452746" calcext:value-type="float">
            <text:p>12.45274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56ccf6-594d-84c2-caff-3df9cd3c9888</text:p>
          </table:table-cell>
          <table:table-cell office:value-type="string" calcext:value-type="string">
            <text:p>Sao Tome and Principe</text:p>
          </table:table-cell>
          <table:table-cell office:value-type="string" calcext:value-type="string">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calcext:value-type="string">
            <text:p>IS</text:p>
          </table:table-cell>
          <table:table-cell office:value-type="string" calcext:value-type="string">
            <text:p>ST</text:p>
          </table:table-cell>
          <table:table-cell office:value-type="float" office:value="0" calcext:value-type="float">
            <text:p>0</text:p>
          </table:table-cell>
          <table:table-cell/>
          <table:table-cell office:value-type="float" office:value="-0.005274" calcext:value-type="float">
            <text:p>-0.005274</text:p>
          </table:table-cell>
          <table:table-cell office:value-type="float" office:value="6.551329" calcext:value-type="float">
            <text:p>6.551329</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0f3365-66e2-fbab-09a7-3d4129a9f684</text:p>
          </table:table-cell>
          <table:table-cell office:value-type="string" calcext:value-type="string">
            <text:p>The Edge of the World</text:p>
          </table:table-cell>
          <table:table-cell office:value-type="string" calcext:value-type="string">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calcext:value-type="string">
            <text:p>MO</text:p>
          </table:table-cell>
          <table:table-cell office:value-type="string" calcext:value-type="string">
            <text:p>SA</text:p>
          </table:table-cell>
          <table:table-cell office:value-type="float" office:value="0" calcext:value-type="float">
            <text:p>0</text:p>
          </table:table-cell>
          <table:table-cell/>
          <table:table-cell office:value-type="float" office:value="25.002735" calcext:value-type="float">
            <text:p>25.002735</text:p>
          </table:table-cell>
          <table:table-cell office:value-type="float" office:value="46.194158" calcext:value-type="float">
            <text:p>46.194158</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21" calcext:value-type="float">
            <text:p>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c103cd-e13f-f7ed-3a76-419b9a97ec78</text:p>
          </table:table-cell>
          <table:table-cell office:value-type="string" calcext:value-type="string">
            <text:p>Dakar</text:p>
          </table:table-cell>
          <table:table-cell office:value-type="string" calcext:value-type="string">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 </text:p>
          </table:table-cell>
          <table:table-cell office:value-type="string" calcext:value-type="string">
            <text:p>CI</text:p>
          </table:table-cell>
          <table:table-cell office:value-type="string" calcext:value-type="string">
            <text:p>SN</text:p>
          </table:table-cell>
          <table:table-cell office:value-type="float" office:value="0" calcext:value-type="float">
            <text:p>0</text:p>
          </table:table-cell>
          <table:table-cell/>
          <table:table-cell office:value-type="float" office:value="14.772765" calcext:value-type="float">
            <text:p>14.772765</text:p>
          </table:table-cell>
          <table:table-cell office:value-type="float" office:value="-17.552237" calcext:value-type="float">
            <text:p>-17.552237</text:p>
          </table:table-cell>
          <table:table-cell office:value-type="float" office:value="9300" calcext:value-type="float">
            <text:p>9300</text:p>
          </table:table-cell>
          <table:table-cell table:number-columns-repeated="2" office:value-type="float" office:value="0" calcext:value-type="float">
            <text:p>0</text:p>
          </table:table-cell>
          <table:table-cell table:style-name="ce20" office:value-type="float" office:value="114" calcext:value-type="float">
            <text:p>1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fc63e4b-9fae-9bfe-06e6-bbc3f646866b</text:p>
          </table:table-cell>
          <table:table-cell office:value-type="string" calcext:value-type="string">
            <text:p>Ivanjica</text:p>
          </table:table-cell>
          <table:table-cell office:value-type="string" calcext:value-type="string">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calcext:value-type="string">
            <text:p>TO</text:p>
          </table:table-cell>
          <table:table-cell office:value-type="string" calcext:value-type="string">
            <text:p>RS</text:p>
          </table:table-cell>
          <table:table-cell office:value-type="float" office:value="0" calcext:value-type="float">
            <text:p>0</text:p>
          </table:table-cell>
          <table:table-cell/>
          <table:table-cell office:value-type="float" office:value="43.594179" calcext:value-type="float">
            <text:p>43.594179</text:p>
          </table:table-cell>
          <table:table-cell office:value-type="float" office:value="20.224563" calcext:value-type="float">
            <text:p>20.224563</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c4d525-2060-3269-5d23-17fb7cf70c10</text:p>
          </table:table-cell>
          <table:table-cell office:value-type="string" calcext:value-type="string">
            <text:p>Victoria</text:p>
          </table:table-cell>
          <table:table-cell office:value-type="string" calcext:value-type="string">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calcext:value-type="string">
            <text:p>CI</text:p>
          </table:table-cell>
          <table:table-cell office:value-type="string" calcext:value-type="string">
            <text:p>SC</text:p>
          </table:table-cell>
          <table:table-cell office:value-type="float" office:value="0" calcext:value-type="float">
            <text:p>0</text:p>
          </table:table-cell>
          <table:table-cell/>
          <table:table-cell office:value-type="float" office:value="-4.613252" calcext:value-type="float">
            <text:p>-4.613252</text:p>
          </table:table-cell>
          <table:table-cell office:value-type="float" office:value="55.472481" calcext:value-type="float">
            <text:p>55.472481</text:p>
          </table:table-cell>
          <table:table-cell office:value-type="float" office:value="1300" calcext:value-type="float">
            <text:p>1300</text:p>
          </table:table-cell>
          <table:table-cell table:number-columns-repeated="2" office:value-type="float" office:value="0" calcext:value-type="float">
            <text:p>0</text:p>
          </table:table-cell>
          <table:table-cell table:style-name="ce20" office:value-type="float" office:value="224" calcext:value-type="float">
            <text:p>22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1f9c48e-b217-fa9b-2607-b15fb131872e</text:p>
          </table:table-cell>
          <table:table-cell office:value-type="string" calcext:value-type="string">
            <text:p>Bintumani Mountain</text:p>
          </table:table-cell>
          <table:table-cell office:value-type="string" calcext:value-type="string">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calcext:value-type="string">
            <text:p>MO</text:p>
          </table:table-cell>
          <table:table-cell office:value-type="string" calcext:value-type="string">
            <text:p>SL</text:p>
          </table:table-cell>
          <table:table-cell office:value-type="float" office:value="0" calcext:value-type="float">
            <text:p>0</text:p>
          </table:table-cell>
          <table:table-cell/>
          <table:table-cell office:value-type="float" office:value="9.220535" calcext:value-type="float">
            <text:p>9.220535</text:p>
          </table:table-cell>
          <table:table-cell office:value-type="float" office:value="-11.100772" calcext:value-type="float">
            <text:p>-11.10077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295" calcext:value-type="float">
            <text:p>2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3245add-70b7-ba48-b196-efd7d62286e6</text:p>
          </table:table-cell>
          <table:table-cell office:value-type="string" calcext:value-type="string">
            <text:p>Marina Bay Sands Skypark</text:p>
          </table:table-cell>
          <table:table-cell office:value-type="string" calcext:value-type="string">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calcext:value-type="string">
            <text:p>PO</text:p>
          </table:table-cell>
          <table:table-cell office:value-type="string" calcext:value-type="string">
            <text:p>SG</text:p>
          </table:table-cell>
          <table:table-cell office:value-type="float" office:value="0" calcext:value-type="float">
            <text:p>0</text:p>
          </table:table-cell>
          <table:table-cell/>
          <table:table-cell office:value-type="float" office:value="1.272521" calcext:value-type="float">
            <text:p>1.272521</text:p>
          </table:table-cell>
          <table:table-cell office:value-type="float" office:value="103.865947" calcext:value-type="float">
            <text:p>103.865947</text:p>
          </table:table-cell>
          <table:table-cell office:value-type="float" office:value="875" calcext:value-type="float">
            <text:p>875</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176f943-98d4-f982-4b28-915be2d3e397</text:p>
          </table:table-cell>
          <table:table-cell office:value-type="string" calcext:value-type="string">
            <text:p>High Tatras</text:p>
          </table:table-cell>
          <table:table-cell office:value-type="string" calcext:value-type="string">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calcext:value-type="string">
            <text:p>MO</text:p>
          </table:table-cell>
          <table:table-cell office:value-type="string" calcext:value-type="string">
            <text:p>SK</text:p>
          </table:table-cell>
          <table:table-cell office:value-type="float" office:value="0" calcext:value-type="float">
            <text:p>0</text:p>
          </table:table-cell>
          <table:table-cell/>
          <table:table-cell office:value-type="float" office:value="49.135273" calcext:value-type="float">
            <text:p>49.135273</text:p>
          </table:table-cell>
          <table:table-cell office:value-type="float" office:value="20.145713" calcext:value-type="float">
            <text:p>20.145713</text:p>
          </table:table-cell>
          <table:table-cell office:value-type="float" office:value="9600" calcext:value-type="float">
            <text:p>96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2b46ad-00f7-6635-fdf7-7a432112cf64</text:p>
          </table:table-cell>
          <table:table-cell office:value-type="string" calcext:value-type="string">
            <text:p>Kamnik-Savinja Alps</text:p>
          </table:table-cell>
          <table:table-cell office:value-type="string" calcext:value-type="string">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calcext:value-type="string">
            <text:p>MO</text:p>
          </table:table-cell>
          <table:table-cell office:value-type="string" calcext:value-type="string">
            <text:p>SI</text:p>
          </table:table-cell>
          <table:table-cell office:value-type="float" office:value="0" calcext:value-type="float">
            <text:p>0</text:p>
          </table:table-cell>
          <table:table-cell/>
          <table:table-cell office:value-type="float" office:value="46.391309" calcext:value-type="float">
            <text:p>46.391309</text:p>
          </table:table-cell>
          <table:table-cell office:value-type="float" office:value="14.532356" calcext:value-type="float">
            <text:p>14.532356</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9" calcext:value-type="float">
            <text:p>13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9cb135b-d6b8-7a56-d831-80c59a81699d</text:p>
          </table:table-cell>
          <table:table-cell office:value-type="string" calcext:value-type="string">
            <text:p>Honiara</text:p>
          </table:table-cell>
          <table:table-cell office:value-type="string" calcext:value-type="string">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calcext:value-type="string">
            <text:p>CI</text:p>
          </table:table-cell>
          <table:table-cell office:value-type="string" calcext:value-type="string">
            <text:p>SB</text:p>
          </table:table-cell>
          <table:table-cell office:value-type="float" office:value="0" calcext:value-type="float">
            <text:p>0</text:p>
          </table:table-cell>
          <table:table-cell/>
          <table:table-cell office:value-type="float" office:value="-9.400702" calcext:value-type="float">
            <text:p>-9.400702</text:p>
          </table:table-cell>
          <table:table-cell office:value-type="float" office:value="159.938331" calcext:value-type="float">
            <text:p>159.938331</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d95c718-f85d-bf4a-5797-ea87ff4ed6e3</text:p>
          </table:table-cell>
          <table:table-cell office:value-type="string" calcext:value-type="string">
            <text:p>Mogadishu</text:p>
          </table:table-cell>
          <table:table-cell office:value-type="string" calcext:value-type="string">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office:value-type="string" calcext:value-type="string">
            <text:p>CI</text:p>
          </table:table-cell>
          <table:table-cell office:value-type="string" calcext:value-type="string">
            <text:p>SO</text:p>
          </table:table-cell>
          <table:table-cell office:value-type="float" office:value="0" calcext:value-type="float">
            <text:p>0</text:p>
          </table:table-cell>
          <table:table-cell/>
          <table:table-cell office:value-type="float" office:value="2.008391" calcext:value-type="float">
            <text:p>2.008391</text:p>
          </table:table-cell>
          <table:table-cell office:value-type="float" office:value="45.350209" calcext:value-type="float">
            <text:p>45.350209</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c1d3702-73db-c9cf-e30a-a13432c44425</text:p>
          </table:table-cell>
          <table:table-cell office:value-type="string" calcext:value-type="string">
            <text:p>Blyde River Canyon</text:p>
          </table:table-cell>
          <table:table-cell office:value-type="string" calcext:value-type="string">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calcext:value-type="string">
            <text:p>CA</text:p>
          </table:table-cell>
          <table:table-cell office:value-type="string" calcext:value-type="string">
            <text:p>ZA</text:p>
          </table:table-cell>
          <table:table-cell office:value-type="float" office:value="0" calcext:value-type="float">
            <text:p>0</text:p>
          </table:table-cell>
          <table:table-cell/>
          <table:table-cell office:value-type="float" office:value="-24.596304" calcext:value-type="float">
            <text:p>-24.596304</text:p>
          </table:table-cell>
          <table:table-cell office:value-type="float" office:value="30.793307" calcext:value-type="float">
            <text:p>30.793307</text:p>
          </table:table-cell>
          <table:table-cell office:value-type="float" office:value="4370" calcext:value-type="float">
            <text:p>4370</text:p>
          </table:table-cell>
          <table:table-cell table:number-columns-repeated="2" office:value-type="float" office:value="0" calcext:value-type="float">
            <text:p>0</text:p>
          </table:table-cell>
          <table:table-cell table:style-name="ce20" office:value-type="float" office:value="25" calcext:value-type="float">
            <text:p>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cb049f-fc2a-c8e2-d00e-f34eaa25efba</text:p>
          </table:table-cell>
          <table:table-cell office:value-type="string" calcext:value-type="string">
            <text:p>Busan</text:p>
          </table:table-cell>
          <table:table-cell office:value-type="string" calcext:value-type="string">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calcext:value-type="string">
            <text:p>CI</text:p>
          </table:table-cell>
          <table:table-cell office:value-type="string" calcext:value-type="string">
            <text:p>KR</text:p>
          </table:table-cell>
          <table:table-cell office:value-type="float" office:value="0" calcext:value-type="float">
            <text:p>0</text:p>
          </table:table-cell>
          <table:table-cell/>
          <table:table-cell office:value-type="float" office:value="35.141081" calcext:value-type="float">
            <text:p>35.141081</text:p>
          </table:table-cell>
          <table:table-cell office:value-type="float" office:value="129.141415" calcext:value-type="float">
            <text:p>129.141415</text:p>
          </table:table-cell>
          <table:table-cell office:value-type="float" office:value="1850" calcext:value-type="float">
            <text:p>1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46a45e9-887d-9f12-d027-40962701bf00</text:p>
          </table:table-cell>
          <table:table-cell office:value-type="string" calcext:value-type="string">
            <text:p>Juba</text:p>
          </table:table-cell>
          <table:table-cell office:value-type="string" calcext:value-type="string">
            <text:p>Juba is the capital and largest city of South Sudan. The city is situated on the White Nile and also serves as the capital of the Central Equatoria State. It is the most recently declared national capital.</text:p>
          </table:table-cell>
          <table:table-cell office:value-type="string" calcext:value-type="string">
            <text:p>CI</text:p>
          </table:table-cell>
          <table:table-cell office:value-type="string" calcext:value-type="string">
            <text:p>SS</text:p>
          </table:table-cell>
          <table:table-cell office:value-type="float" office:value="0" calcext:value-type="float">
            <text:p>0</text:p>
          </table:table-cell>
          <table:table-cell/>
          <table:table-cell office:value-type="float" office:value="4.83717" calcext:value-type="float">
            <text:p>4.83717</text:p>
          </table:table-cell>
          <table:table-cell office:value-type="float" office:value="31.635267" calcext:value-type="float">
            <text:p>31.635267</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8e5e25-b658-aa59-c6c6-467bca7a9f06</text:p>
          </table:table-cell>
          <table:table-cell office:value-type="string" calcext:value-type="string">
            <text:p>Puente Nuevo in Ronda</text:p>
          </table:table-cell>
          <table:table-cell office:value-type="string" calcext:value-type="string">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calcext:value-type="string">
            <text:p>PO</text:p>
          </table:table-cell>
          <table:table-cell office:value-type="string" calcext:value-type="string">
            <text:p>ES</text:p>
          </table:table-cell>
          <table:table-cell office:value-type="float" office:value="0" calcext:value-type="float">
            <text:p>0</text:p>
          </table:table-cell>
          <table:table-cell/>
          <table:table-cell office:value-type="float" office:value="36.737715" calcext:value-type="float">
            <text:p>36.737715</text:p>
          </table:table-cell>
          <table:table-cell office:value-type="float" office:value="-5.171502" calcext:value-type="float">
            <text:p>-5.171502</text:p>
          </table:table-cell>
          <table:table-cell office:value-type="float" office:value="2660" calcext:value-type="float">
            <text:p>2660</text:p>
          </table:table-cell>
          <table:table-cell table:number-columns-repeated="2" office:value-type="float" office:value="0" calcext:value-type="float">
            <text:p>0</text:p>
          </table:table-cell>
          <table:table-cell table:style-name="ce20" office:value-type="float" office:value="56" calcext:value-type="float">
            <text:p>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7f86bf-f138-68be-5510-696e659473f4</text:p>
          </table:table-cell>
          <table:table-cell office:value-type="string" calcext:value-type="string">
            <text:p>Adams Peak</text:p>
          </table:table-cell>
          <table:table-cell office:value-type="string" calcext:value-type="string">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calcext:value-type="string">
            <text:p>MO</text:p>
          </table:table-cell>
          <table:table-cell office:value-type="string" calcext:value-type="string">
            <text:p>LK</text:p>
          </table:table-cell>
          <table:table-cell office:value-type="float" office:value="0" calcext:value-type="float">
            <text:p>0</text:p>
          </table:table-cell>
          <table:table-cell/>
          <table:table-cell office:value-type="float" office:value="6.799895" calcext:value-type="float">
            <text:p>6.799895</text:p>
          </table:table-cell>
          <table:table-cell office:value-type="float" office:value="80.509894" calcext:value-type="float">
            <text:p>80.509894</text:p>
          </table:table-cell>
          <table:table-cell office:value-type="float" office:value="7200" calcext:value-type="float">
            <text:p>7200</text:p>
          </table:table-cell>
          <table:table-cell table:number-columns-repeated="2" office:value-type="float" office:value="0" calcext:value-type="float">
            <text:p>0</text:p>
          </table:table-cell>
          <table:table-cell table:style-name="ce20" office:value-type="float" office:value="313" calcext:value-type="float">
            <text:p>3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c76627-4f2b-44a2-d3d0-414b82ab4fca</text:p>
          </table:table-cell>
          <table:table-cell office:value-type="string" calcext:value-type="string">
            <text:p>Khartum</text:p>
          </table:table-cell>
          <table:table-cell office:value-type="string" calcext:value-type="string">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 </text:p>
          </table:table-cell>
          <table:table-cell office:value-type="string" calcext:value-type="string">
            <text:p>CI</text:p>
          </table:table-cell>
          <table:table-cell office:value-type="string" calcext:value-type="string">
            <text:p>SD</text:p>
          </table:table-cell>
          <table:table-cell office:value-type="float" office:value="0" calcext:value-type="float">
            <text:p>0</text:p>
          </table:table-cell>
          <table:table-cell/>
          <table:table-cell office:value-type="float" office:value="15.442371" calcext:value-type="float">
            <text:p>15.442371</text:p>
          </table:table-cell>
          <table:table-cell office:value-type="float" office:value="32.461858" calcext:value-type="float">
            <text:p>32.461858</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30" calcext:value-type="float">
            <text:p>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b1beace-0834-c08a-6c88-69e7761e5a45</text:p>
          </table:table-cell>
          <table:table-cell office:value-type="string" calcext:value-type="string">
            <text:p>Tafelberg Nature Reserve</text:p>
          </table:table-cell>
          <table:table-cell office:value-type="string" calcext:value-type="string">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calcext:value-type="string">
            <text:p>PA</text:p>
          </table:table-cell>
          <table:table-cell office:value-type="string" calcext:value-type="string">
            <text:p>SR</text:p>
          </table:table-cell>
          <table:table-cell office:value-type="float" office:value="0" calcext:value-type="float">
            <text:p>0</text:p>
          </table:table-cell>
          <table:table-cell/>
          <table:table-cell office:value-type="float" office:value="3.779887" calcext:value-type="float">
            <text:p>3.779887</text:p>
          </table:table-cell>
          <table:table-cell office:value-type="float" office:value="-56.149939" calcext:value-type="float">
            <text:p>-56.149939</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fbf861-63e0-fe81-8526-1c81ed2021d2</text:p>
          </table:table-cell>
          <table:table-cell office:value-type="string" calcext:value-type="string">
            <text:p>Abisko National Park</text:p>
          </table:table-cell>
          <table:table-cell office:value-type="string" calcext:value-type="string">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calcext:value-type="string">
            <text:p>PA</text:p>
          </table:table-cell>
          <table:table-cell office:value-type="string" calcext:value-type="string">
            <text:p>SE</text:p>
          </table:table-cell>
          <table:table-cell office:value-type="float" office:value="0" calcext:value-type="float">
            <text:p>0</text:p>
          </table:table-cell>
          <table:table-cell/>
          <table:table-cell office:value-type="float" office:value="68.2829" calcext:value-type="float">
            <text:p>68.2829</text:p>
          </table:table-cell>
          <table:table-cell office:value-type="float" office:value="18.572695" calcext:value-type="float">
            <text:p>18.572695</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e9f32d-ad80-1510-8c6f-1a0a9b9c1a9d</text:p>
          </table:table-cell>
          <table:table-cell office:value-type="string" calcext:value-type="string">
            <text:p>St. Moritz</text:p>
          </table:table-cell>
          <table:table-cell office:value-type="string" calcext:value-type="string">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 </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495583" calcext:value-type="float">
            <text:p>46.495583</text:p>
          </table:table-cell>
          <table:table-cell office:value-type="float" office:value="9.854852" calcext:value-type="float">
            <text:p>9.854852</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258" calcext:value-type="float">
            <text:p>25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dcaab5a-2a8b-dc86-574f-89a1894543be</text:p>
          </table:table-cell>
          <table:table-cell office:value-type="string" calcext:value-type="string">
            <text:p>Palmyra</text:p>
          </table:table-cell>
          <table:table-cell office:value-type="string" calcext:value-type="string">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 </text:p>
          </table:table-cell>
          <table:table-cell office:value-type="string" calcext:value-type="string">
            <text:p>HI</text:p>
          </table:table-cell>
          <table:table-cell office:value-type="string" calcext:value-type="string">
            <text:p>SY</text:p>
          </table:table-cell>
          <table:table-cell office:value-type="float" office:value="0" calcext:value-type="float">
            <text:p>0</text:p>
          </table:table-cell>
          <table:table-cell/>
          <table:table-cell office:value-type="float" office:value="34.550794" calcext:value-type="float">
            <text:p>34.550794</text:p>
          </table:table-cell>
          <table:table-cell office:value-type="float" office:value="38.266092" calcext:value-type="float">
            <text:p>38.26609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79436c-ee20-f18a-5989-7efd311ab044</text:p>
          </table:table-cell>
          <table:table-cell office:value-type="string" calcext:value-type="string">
            <text:p>Taipei</text:p>
          </table:table-cell>
          <table:table-cell office:value-type="string" calcext:value-type="string">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calcext:value-type="string">
            <text:p>CI</text:p>
          </table:table-cell>
          <table:table-cell office:value-type="string" calcext:value-type="string">
            <text:p>TW</text:p>
          </table:table-cell>
          <table:table-cell office:value-type="float" office:value="0" calcext:value-type="float">
            <text:p>0</text:p>
          </table:table-cell>
          <table:table-cell/>
          <table:table-cell office:value-type="float" office:value="25.144173" calcext:value-type="float">
            <text:p>25.144173</text:p>
          </table:table-cell>
          <table:table-cell office:value-type="float" office:value="121.448193" calcext:value-type="float">
            <text:p>121.448193</text:p>
          </table:table-cell>
          <table:table-cell office:value-type="float" office:value="6200" calcext:value-type="float">
            <text:p>6200</text:p>
          </table:table-cell>
          <table:table-cell table:number-columns-repeated="2" office:value-type="float" office:value="0" calcext:value-type="float">
            <text:p>0</text:p>
          </table:table-cell>
          <table:table-cell table:style-name="ce20" office:value-type="float" office:value="160" calcext:value-type="float">
            <text:p>1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c3548fd-12a8-0ac5-f8a8-1a9eea9926a9</text:p>
          </table:table-cell>
          <table:table-cell office:value-type="string" calcext:value-type="string">
            <text:p>Bartang River</text:p>
          </table:table-cell>
          <table:table-cell office:value-type="string" calcext:value-type="string">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calcext:value-type="string">
            <text:p>RI</text:p>
          </table:table-cell>
          <table:table-cell office:value-type="string" calcext:value-type="string">
            <text:p>TJ</text:p>
          </table:table-cell>
          <table:table-cell office:value-type="float" office:value="0" calcext:value-type="float">
            <text:p>0</text:p>
          </table:table-cell>
          <table:table-cell/>
          <table:table-cell office:value-type="float" office:value="38.221898" calcext:value-type="float">
            <text:p>38.221898</text:p>
          </table:table-cell>
          <table:table-cell office:value-type="float" office:value="72.265783" calcext:value-type="float">
            <text:p>72.265783</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04" calcext:value-type="float">
            <text:p>20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aaee76-a2c9-7785-87cb-84541027608d</text:p>
          </table:table-cell>
          <table:table-cell office:value-type="string" calcext:value-type="string">
            <text:p>Mahale Mountains National Park</text:p>
          </table:table-cell>
          <table:table-cell office:value-type="string" calcext:value-type="string">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calcext:value-type="string">
            <text:p>PA</text:p>
          </table:table-cell>
          <table:table-cell office:value-type="string" calcext:value-type="string">
            <text:p>TZ</text:p>
          </table:table-cell>
          <table:table-cell office:value-type="float" office:value="0" calcext:value-type="float">
            <text:p>0</text:p>
          </table:table-cell>
          <table:table-cell/>
          <table:table-cell office:value-type="float" office:value="-6.211709" calcext:value-type="float">
            <text:p>-6.211709</text:p>
          </table:table-cell>
          <table:table-cell office:value-type="float" office:value="29.955623" calcext:value-type="float">
            <text:p>29.955623</text:p>
          </table:table-cell>
          <table:table-cell office:value-type="float" office:value="6380" calcext:value-type="float">
            <text:p>6380</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00c465-cd77-8b70-e5e2-da19dc80f08a</text:p>
          </table:table-cell>
          <table:table-cell office:value-type="string" calcext:value-type="string">
            <text:p>Bangkok</text:p>
          </table:table-cell>
          <table:table-cell office:value-type="string" calcext:value-type="string">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calcext:value-type="string">
            <text:p>CI</text:p>
          </table:table-cell>
          <table:table-cell office:value-type="string" calcext:value-type="string">
            <text:p>TH</text:p>
          </table:table-cell>
          <table:table-cell office:value-type="float" office:value="0" calcext:value-type="float">
            <text:p>0</text:p>
          </table:table-cell>
          <table:table-cell/>
          <table:table-cell office:value-type="float" office:value="13.751773" calcext:value-type="float">
            <text:p>13.751773</text:p>
          </table:table-cell>
          <table:table-cell office:value-type="float" office:value="100.476687" calcext:value-type="float">
            <text:p>100.476687</text:p>
          </table:table-cell>
          <table:table-cell office:value-type="float" office:value="1400" calcext:value-type="float">
            <text:p>14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f6f4815-ff4b-15cf-62af-782671441e86</text:p>
          </table:table-cell>
          <table:table-cell office:value-type="string" calcext:value-type="string">
            <text:p>Tatamailau</text:p>
          </table:table-cell>
          <table:table-cell office:value-type="string" calcext:value-type="string">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 </text:p>
          </table:table-cell>
          <table:table-cell office:value-type="string" calcext:value-type="string">
            <text:p>MO</text:p>
          </table:table-cell>
          <table:table-cell office:value-type="string" calcext:value-type="string">
            <text:p>TL</text:p>
          </table:table-cell>
          <table:table-cell office:value-type="float" office:value="0" calcext:value-type="float">
            <text:p>0</text:p>
          </table:table-cell>
          <table:table-cell/>
          <table:table-cell office:value-type="float" office:value="-8.879246" calcext:value-type="float">
            <text:p>-8.879246</text:p>
          </table:table-cell>
          <table:table-cell office:value-type="float" office:value="125.462833" calcext:value-type="float">
            <text:p>125.462833</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0" calcext:value-type="float">
            <text:p>1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707bc77-afa0-e871-7d77-d467054698d8</text:p>
          </table:table-cell>
          <table:table-cell office:value-type="string" calcext:value-type="string">
            <text:p>Lomé</text:p>
          </table:table-cell>
          <table:table-cell office:value-type="string" calcext:value-type="string">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 </text:p>
          </table:table-cell>
          <table:table-cell office:value-type="string" calcext:value-type="string">
            <text:p>CI</text:p>
          </table:table-cell>
          <table:table-cell office:value-type="string" calcext:value-type="string">
            <text:p>TG</text:p>
          </table:table-cell>
          <table:table-cell office:value-type="float" office:value="0" calcext:value-type="float">
            <text:p>0</text:p>
          </table:table-cell>
          <table:table-cell/>
          <table:table-cell office:value-type="float" office:value="6.112394" calcext:value-type="float">
            <text:p>6.112394</text:p>
          </table:table-cell>
          <table:table-cell office:value-type="float" office:value="1.217231" calcext:value-type="float">
            <text:p>1.217231</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22" calcext:value-type="float">
            <text:p>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f6d637-63b5-4129-daf1-a4bdd3e6dd03</text:p>
          </table:table-cell>
          <table:table-cell office:value-type="string" calcext:value-type="string">
            <text:p>Tonga</text:p>
          </table:table-cell>
          <table:table-cell office:value-type="string" calcext:value-type="string">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calcext:value-type="string">
            <text:p>IS</text:p>
          </table:table-cell>
          <table:table-cell office:value-type="string" calcext:value-type="string">
            <text:p>TO</text:p>
          </table:table-cell>
          <table:table-cell office:value-type="float" office:value="0" calcext:value-type="float">
            <text:p>0</text:p>
          </table:table-cell>
          <table:table-cell/>
          <table:table-cell office:value-type="float" office:value="-21.042969" calcext:value-type="float">
            <text:p>-21.042969</text:p>
          </table:table-cell>
          <table:table-cell office:value-type="float" office:value="-175.105032" calcext:value-type="float">
            <text:p>-175.105032</text:p>
          </table:table-cell>
          <table:table-cell office:value-type="float" office:value="7400" calcext:value-type="float">
            <text:p>74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01a0950-cc67-2533-a9cd-b2b00325ed0f</text:p>
          </table:table-cell>
          <table:table-cell office:value-type="string" calcext:value-type="string">
            <text:p>Port of Spain</text:p>
          </table:table-cell>
          <table:table-cell office:value-type="string" calcext:value-type="string">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calcext:value-type="string">
            <text:p>CI</text:p>
          </table:table-cell>
          <table:table-cell office:value-type="string" calcext:value-type="string">
            <text:p>TT</text:p>
          </table:table-cell>
          <table:table-cell office:value-type="float" office:value="0" calcext:value-type="float">
            <text:p>0</text:p>
          </table:table-cell>
          <table:table-cell/>
          <table:table-cell office:value-type="float" office:value="10.652382" calcext:value-type="float">
            <text:p>10.652382</text:p>
          </table:table-cell>
          <table:table-cell office:value-type="float" office:value="-61.542686" calcext:value-type="float">
            <text:p>-61.542686</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28234a0-fbbe-b984-3196-ffde17f2f643</text:p>
          </table:table-cell>
          <table:table-cell office:value-type="string" calcext:value-type="string">
            <text:p><text:s/>Ichkeul National Park</text:p>
          </table:table-cell>
          <table:table-cell office:value-type="string" calcext:value-type="string">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calcext:value-type="string">
            <text:p>PA</text:p>
          </table:table-cell>
          <table:table-cell office:value-type="string" calcext:value-type="string">
            <text:p>TN</text:p>
          </table:table-cell>
          <table:table-cell office:value-type="float" office:value="0" calcext:value-type="float">
            <text:p>0</text:p>
          </table:table-cell>
          <table:table-cell/>
          <table:table-cell office:value-type="float" office:value="37.144903" calcext:value-type="float">
            <text:p>37.144903</text:p>
          </table:table-cell>
          <table:table-cell office:value-type="float" office:value="9.6782" calcext:value-type="float">
            <text:p>9.6782</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29" calcext:value-type="float">
            <text:p>2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ad457a-77f0-d5ed-41a7-eb75161a3544</text:p>
          </table:table-cell>
          <table:table-cell office:value-type="string" calcext:value-type="string">
            <text:p>Cappadocia</text:p>
          </table:table-cell>
          <table:table-cell office:value-type="string" calcext:value-type="string">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calcext:value-type="string">
            <text:p>MO</text:p>
          </table:table-cell>
          <table:table-cell office:value-type="string" calcext:value-type="string">
            <text:p>TR</text:p>
          </table:table-cell>
          <table:table-cell office:value-type="float" office:value="0" calcext:value-type="float">
            <text:p>0</text:p>
          </table:table-cell>
          <table:table-cell/>
          <table:table-cell office:value-type="float" office:value="38.637514" calcext:value-type="float">
            <text:p>38.637514</text:p>
          </table:table-cell>
          <table:table-cell office:value-type="float" office:value="34.819795" calcext:value-type="float">
            <text:p>34.819795</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60f423e-4b69-18fd-776a-2e3f8627aa55</text:p>
          </table:table-cell>
          <table:table-cell office:value-type="string" calcext:value-type="string">
            <text:p>Aşgabat</text:p>
          </table:table-cell>
          <table:table-cell office:value-type="string" calcext:value-type="string">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office:value-type="string" calcext:value-type="string">
            <text:p>MO</text:p>
          </table:table-cell>
          <table:table-cell office:value-type="string" calcext:value-type="string">
            <text:p>TM</text:p>
          </table:table-cell>
          <table:table-cell office:value-type="float" office:value="0" calcext:value-type="float">
            <text:p>0</text:p>
          </table:table-cell>
          <table:table-cell/>
          <table:table-cell office:value-type="float" office:value="37.901248" calcext:value-type="float">
            <text:p>37.901248</text:p>
          </table:table-cell>
          <table:table-cell office:value-type="float" office:value="58.4523" calcext:value-type="float">
            <text:p>58.452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c83ddc1-47d4-3205-f60a-edd51c98f059</text:p>
          </table:table-cell>
          <table:table-cell office:value-type="string" calcext:value-type="string">
            <text:p>Tuvalu</text:p>
          </table:table-cell>
          <table:table-cell office:value-type="string" calcext:value-type="string">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calcext:value-type="string">
            <text:p>IS</text:p>
          </table:table-cell>
          <table:table-cell office:value-type="string" calcext:value-type="string">
            <text:p>TV</text:p>
          </table:table-cell>
          <table:table-cell office:value-type="float" office:value="0" calcext:value-type="float">
            <text:p>0</text:p>
          </table:table-cell>
          <table:table-cell/>
          <table:table-cell office:value-type="float" office:value="-8.682089" calcext:value-type="float">
            <text:p>-8.682089</text:p>
          </table:table-cell>
          <table:table-cell office:value-type="float" office:value="179.075856" calcext:value-type="float">
            <text:p>179.075856</text:p>
          </table:table-cell>
          <table:table-cell office:value-type="float" office:value="9800" calcext:value-type="float">
            <text:p>9800</text:p>
          </table:table-cell>
          <table:table-cell table:number-columns-repeated="2" office:value-type="float" office:value="0" calcext:value-type="float">
            <text:p>0</text:p>
          </table:table-cell>
          <table:table-cell table:style-name="ce20" office:value-type="float" office:value="10" calcext:value-type="float">
            <text:p>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9070af4-0ec6-04a2-5a0b-e2c4acb12832</text:p>
          </table:table-cell>
          <table:table-cell office:value-type="string" calcext:value-type="string">
            <text:p>Jinja</text:p>
          </table:table-cell>
          <table:table-cell office:value-type="string" calcext:value-type="string">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calcext:value-type="string">
            <text:p>CI</text:p>
          </table:table-cell>
          <table:table-cell office:value-type="string" calcext:value-type="string">
            <text:p>UG</text:p>
          </table:table-cell>
          <table:table-cell office:value-type="float" office:value="0" calcext:value-type="float">
            <text:p>0</text:p>
          </table:table-cell>
          <table:table-cell/>
          <table:table-cell office:value-type="float" office:value="0.427714" calcext:value-type="float">
            <text:p>0.427714</text:p>
          </table:table-cell>
          <table:table-cell office:value-type="float" office:value="33.194717" calcext:value-type="float">
            <text:p>33.194717</text:p>
          </table:table-cell>
          <table:table-cell office:value-type="float" office:value="4600" calcext:value-type="float">
            <text:p>4600</text:p>
          </table:table-cell>
          <table:table-cell table:number-columns-repeated="2" office:value-type="float" office:value="0" calcext:value-type="float">
            <text:p>0</text:p>
          </table:table-cell>
          <table:table-cell table:style-name="ce20" office:value-type="float" office:value="334" calcext:value-type="float">
            <text:p>3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0f4cd-e01f-061b-62b0-1930857b33ce</text:p>
          </table:table-cell>
          <table:table-cell office:value-type="string" calcext:value-type="string">
            <text:p>Lviv</text:p>
          </table:table-cell>
          <table:table-cell office:value-type="string" calcext:value-type="string">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calcext:value-type="string">
            <text:p>CI</text:p>
          </table:table-cell>
          <table:table-cell office:value-type="string" calcext:value-type="string">
            <text:p>UA</text:p>
          </table:table-cell>
          <table:table-cell office:value-type="float" office:value="0" calcext:value-type="float">
            <text:p>0</text:p>
          </table:table-cell>
          <table:table-cell/>
          <table:table-cell office:value-type="float" office:value="49.808236" calcext:value-type="float">
            <text:p>49.808236</text:p>
          </table:table-cell>
          <table:table-cell office:value-type="float" office:value="23.981591" calcext:value-type="float">
            <text:p>23.98159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3" calcext:value-type="float">
            <text:p>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0a805d-763c-1be3-d7d2-19a087225e93</text:p>
          </table:table-cell>
          <table:table-cell office:value-type="string" calcext:value-type="string">
            <text:p>Burj Khalifa</text:p>
          </table:table-cell>
          <table:table-cell office:value-type="string" calcext:value-type="string">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calcext:value-type="string">
            <text:p>PO</text:p>
          </table:table-cell>
          <table:table-cell office:value-type="string" calcext:value-type="string">
            <text:p>AE</text:p>
          </table:table-cell>
          <table:table-cell office:value-type="float" office:value="0" calcext:value-type="float">
            <text:p>0</text:p>
          </table:table-cell>
          <table:table-cell/>
          <table:table-cell office:value-type="float" office:value="25.185222" calcext:value-type="float">
            <text:p>25.185222</text:p>
          </table:table-cell>
          <table:table-cell office:value-type="float" office:value="55.275164" calcext:value-type="float">
            <text:p>55.275164</text:p>
          </table:table-cell>
          <table:table-cell office:value-type="float" office:value="2145" calcext:value-type="float">
            <text:p>2145</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b64c14b-b307-19bd-f6c8-3e5cefde7554</text:p>
          </table:table-cell>
          <table:table-cell office:value-type="string" calcext:value-type="string">
            <text:p>Golden Gate Bridge</text:p>
          </table:table-cell>
          <table:table-cell office:value-type="string" calcext:value-type="string">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calcext:value-type="string">
            <text:p>BR</text:p>
          </table:table-cell>
          <table:table-cell office:value-type="string" calcext:value-type="string">
            <text:p>US</text:p>
          </table:table-cell>
          <table:table-cell office:value-type="float" office:value="0" calcext:value-type="float">
            <text:p>0</text:p>
          </table:table-cell>
          <table:table-cell/>
          <table:table-cell office:value-type="float" office:value="37.810397" calcext:value-type="float">
            <text:p>37.810397</text:p>
          </table:table-cell>
          <table:table-cell office:value-type="float" office:value="-122.509854" calcext:value-type="float">
            <text:p>-122.5098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e830fc-fc24-6e74-6417-ebf70f9b2583</text:p>
          </table:table-cell>
          <table:table-cell office:value-type="string" calcext:value-type="string">
            <text:p>Montevideo</text:p>
          </table:table-cell>
          <table:table-cell office:value-type="string" calcext:value-type="string">
            <text:p>Montevideo, the vibrant capital of Uruguay, is a delightful blend of history, culture, and modernity. As the heart and soul of the nation, it’s often the first stop for travelers wondering where to go in Uruguay.</text:p>
          </table:table-cell>
          <table:table-cell office:value-type="string" calcext:value-type="string">
            <text:p>CI</text:p>
          </table:table-cell>
          <table:table-cell office:value-type="string" calcext:value-type="string">
            <text:p>UY</text:p>
          </table:table-cell>
          <table:table-cell office:value-type="float" office:value="0" calcext:value-type="float">
            <text:p>0</text:p>
          </table:table-cell>
          <table:table-cell/>
          <table:table-cell office:value-type="float" office:value="-34.898367" calcext:value-type="float">
            <text:p>-34.898367</text:p>
          </table:table-cell>
          <table:table-cell office:value-type="float" office:value="-56.245345" calcext:value-type="float">
            <text:p>-56.245345</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65" calcext:value-type="float">
            <text:p>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19cbd53-d3c5-84c4-7802-d1a853a55851</text:p>
          </table:table-cell>
          <table:table-cell office:value-type="string" calcext:value-type="string">
            <text:p>Samarkand</text:p>
          </table:table-cell>
          <table:table-cell office:value-type="string" calcext:value-type="string">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calcext:value-type="string">
            <text:p>CI</text:p>
          </table:table-cell>
          <table:table-cell office:value-type="string" calcext:value-type="string">
            <text:p>UZ</text:p>
          </table:table-cell>
          <table:table-cell office:value-type="float" office:value="0" calcext:value-type="float">
            <text:p>0</text:p>
          </table:table-cell>
          <table:table-cell/>
          <table:table-cell office:value-type="float" office:value="39.673315" calcext:value-type="float">
            <text:p>39.673315</text:p>
          </table:table-cell>
          <table:table-cell office:value-type="float" office:value="67.008401" calcext:value-type="float">
            <text:p>67.00840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268" calcext:value-type="float">
            <text:p>2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585dfc-842f-7a6c-6799-c68b085356cb</text:p>
          </table:table-cell>
          <table:table-cell office:value-type="string" calcext:value-type="string">
            <text:p>Vanuatu</text:p>
          </table:table-cell>
          <table:table-cell office:value-type="string" calcext:value-type="string">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calcext:value-type="string">
            <text:p>IS</text:p>
          </table:table-cell>
          <table:table-cell office:value-type="string" calcext:value-type="string">
            <text:p>VU</text:p>
          </table:table-cell>
          <table:table-cell office:value-type="float" office:value="0" calcext:value-type="float">
            <text:p>0</text:p>
          </table:table-cell>
          <table:table-cell/>
          <table:table-cell office:value-type="float" office:value="-15.156781" calcext:value-type="float">
            <text:p>-15.156781</text:p>
          </table:table-cell>
          <table:table-cell office:value-type="float" office:value="166.86548" calcext:value-type="float">
            <text:p>166.86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35fce38-d0f8-81ae-58f1-d4633c1011c6</text:p>
          </table:table-cell>
          <table:table-cell office:value-type="string" calcext:value-type="string">
            <text:p>Mérida</text:p>
          </table:table-cell>
          <table:table-cell office:value-type="string" calcext:value-type="string">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calcext:value-type="string">
            <text:p>CI</text:p>
          </table:table-cell>
          <table:table-cell office:value-type="string" calcext:value-type="string">
            <text:p>VE</text:p>
          </table:table-cell>
          <table:table-cell office:value-type="float" office:value="0" calcext:value-type="float">
            <text:p>0</text:p>
          </table:table-cell>
          <table:table-cell/>
          <table:table-cell office:value-type="float" office:value="8.547172" calcext:value-type="float">
            <text:p>8.547172</text:p>
          </table:table-cell>
          <table:table-cell office:value-type="float" office:value="-71.213922" calcext:value-type="float">
            <text:p>-71.213922</text:p>
          </table:table-cell>
          <table:table-cell office:value-type="float" office:value="6340" calcext:value-type="float">
            <text:p>634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dbf253-82ee-05cf-b098-437c5f619292</text:p>
          </table:table-cell>
          <table:table-cell office:value-type="string" calcext:value-type="string">
            <text:p>Halong Bay</text:p>
          </table:table-cell>
          <table:table-cell office:value-type="string" calcext:value-type="string">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calcext:value-type="string">
            <text:p>SE</text:p>
          </table:table-cell>
          <table:table-cell office:value-type="string" calcext:value-type="string">
            <text:p>VN</text:p>
          </table:table-cell>
          <table:table-cell office:value-type="float" office:value="0" calcext:value-type="float">
            <text:p>0</text:p>
          </table:table-cell>
          <table:table-cell/>
          <table:table-cell office:value-type="float" office:value="20.835028" calcext:value-type="float">
            <text:p>20.835028</text:p>
          </table:table-cell>
          <table:table-cell office:value-type="float" office:value="106.975104" calcext:value-type="float">
            <text:p>106.975104</text:p>
          </table:table-cell>
          <table:table-cell office:value-type="float" office:value="5200" calcext:value-type="float">
            <text:p>5200</text:p>
          </table:table-cell>
          <table:table-cell table:number-columns-repeated="2" office:value-type="float" office:value="0" calcext:value-type="float">
            <text:p>0</text:p>
          </table:table-cell>
          <table:table-cell table:style-name="ce20" office:value-type="float" office:value="29" calcext:value-type="float">
            <text:p>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23446ae-80c5-6a21-d90e-4748dd0d895b</text:p>
          </table:table-cell>
          <table:table-cell office:value-type="string" calcext:value-type="string">
            <text:p>Cruz Bay</text:p>
          </table:table-cell>
          <table:table-cell office:value-type="string" calcext:value-type="string">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calcext:value-type="string">
            <text:p>IS</text:p>
          </table:table-cell>
          <table:table-cell office:value-type="string" calcext:value-type="string">
            <text:p>VI</text:p>
          </table:table-cell>
          <table:table-cell office:value-type="float" office:value="0" calcext:value-type="float">
            <text:p>0</text:p>
          </table:table-cell>
          <table:table-cell/>
          <table:table-cell office:value-type="float" office:value="18.334121" calcext:value-type="float">
            <text:p>18.334121</text:p>
          </table:table-cell>
          <table:table-cell office:value-type="float" office:value="-64.81417" calcext:value-type="float">
            <text:p>-64.81417</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63ca1b-31ea-cb5d-a6c5-4f4e90d401ba</text:p>
          </table:table-cell>
          <table:table-cell office:value-type="string" calcext:value-type="string">
            <text:p>Al Saleh Mosque</text:p>
          </table:table-cell>
          <table:table-cell office:value-type="string" calcext:value-type="string">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calcext:value-type="string">
            <text:p>BU</text:p>
          </table:table-cell>
          <table:table-cell office:value-type="string" calcext:value-type="string">
            <text:p>YE</text:p>
          </table:table-cell>
          <table:table-cell office:value-type="float" office:value="0" calcext:value-type="float">
            <text:p>0</text:p>
          </table:table-cell>
          <table:table-cell/>
          <table:table-cell office:value-type="float" office:value="15.345302" calcext:value-type="float">
            <text:p>15.345302</text:p>
          </table:table-cell>
          <table:table-cell office:value-type="float" office:value="44.195572" calcext:value-type="float">
            <text:p>44.195572</text:p>
          </table:table-cell>
          <table:table-cell office:value-type="float" office:value="8900" calcext:value-type="float">
            <text:p>89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11de214-78e1-0799-18ba-8e3842d5de2a</text:p>
          </table:table-cell>
          <table:table-cell office:value-type="string" calcext:value-type="string">
            <text:p>Bangweulu Wetlands</text:p>
          </table:table-cell>
          <table:table-cell office:value-type="string" calcext:value-type="string">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calcext:value-type="string">
            <text:p>PA</text:p>
          </table:table-cell>
          <table:table-cell office:value-type="string" calcext:value-type="string">
            <text:p>ZM</text:p>
          </table:table-cell>
          <table:table-cell office:value-type="float" office:value="0" calcext:value-type="float">
            <text:p>0</text:p>
          </table:table-cell>
          <table:table-cell/>
          <table:table-cell office:value-type="float" office:value="-11.973418" calcext:value-type="float">
            <text:p>-11.973418</text:p>
          </table:table-cell>
          <table:table-cell office:value-type="float" office:value="30.35148" calcext:value-type="float">
            <text:p>30.35148</text:p>
          </table:table-cell>
          <table:table-cell office:value-type="float" office:value="5300" calcext:value-type="float">
            <text:p>53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89e24e-ed82-6bf8-9234-a83833e65492</text:p>
          </table:table-cell>
          <table:table-cell office:value-type="string" calcext:value-type="string">
            <text:p>Lake Kariba</text:p>
          </table:table-cell>
          <table:table-cell office:value-type="string" calcext:value-type="string">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calcext:value-type="string">
            <text:p>LA</text:p>
          </table:table-cell>
          <table:table-cell office:value-type="string" calcext:value-type="string">
            <text:p>ZW</text:p>
          </table:table-cell>
          <table:table-cell office:value-type="float" office:value="0" calcext:value-type="float">
            <text:p>0</text:p>
          </table:table-cell>
          <table:table-cell/>
          <table:table-cell office:value-type="float" office:value="-16.526262" calcext:value-type="float">
            <text:p>-16.526262</text:p>
          </table:table-cell>
          <table:table-cell office:value-type="float" office:value="28.845702" calcext:value-type="float">
            <text:p>28.845702</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60" calcext:value-type="float">
            <text:p>2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Default" table:number-columns-repeated="16383"/>
          <table:table-cell/>
        </table:table-row>
        <table:table-row table:style-name="ro1">
          <table:table-cell table:style-name="ce6"/>
          <table:table-cell table:number-columns-repeated="12"/>
          <table:table-cell table:style-name="ce20"/>
          <table:table-cell table:style-name="ce10"/>
          <table:table-cell/>
          <table:table-cell table:style-name="Default"/>
          <table:table-cell table:number-columns-repeated="16367"/>
        </table:table-row>
        <table:table-row table:style-name="ro1" table:number-rows-repeated="3">
          <table:table-cell table:number-columns-repeated="16384"/>
        </table:table-row>
        <table:table-row table:style-name="ro1">
          <table:table-cell table:style-name="ce8" office:value-type="string" calcext:value-type="string">
            <text:p>UUID Generator</text:p>
          </table:table-cell>
          <table:table-cell table:number-columns-repeated="16383"/>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095340d-2e92-bc23-2d66-55a6006533d2" calcext:value-type="string">
            <text:p>a095340d-2e92-bc23-2d66-55a6006533d2</text:p>
          </table:table-cell>
          <table:table-cell table:number-columns-repeated="16383"/>
        </table:table-row>
        <table:table-row table:style-name="ro1" table:number-rows-repeated="1048256">
          <table:table-cell table:number-columns-repeated="16384"/>
        </table:table-row>
        <table:table-row table:style-name="ro2">
          <table:table-cell table:number-columns-repeated="16384"/>
        </table:table-row>
        <table:table-row table:style-name="ro2">
          <table:table-cell table:number-columns-repeated="16384"/>
        </table:table-row>
      </table:table>
      <table:table table:name="Categories" table:style-name="ta1">
        <table:table-column table:style-name="co4" table:number-columns-repeated="2" table:default-cell-style-name="ce10"/>
        <table:table-column table:style-name="co3" table:number-columns-repeated="16382" table:default-cell-style-name="ce10"/>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23"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 style:data-style-name="N2" text:time-value="01:26:38.574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Locations</dc:title>
    <dc:subject>Sky Dolly system locations</dc:subject>
    <meta:keyword>Sky Dolly</meta:keyword>
    <meta:keyword>locations</meta:keyword>
    <meta:keyword>MSFS</meta:keyword>
    <meta:creation-date>2022-07-27T09:48:18Z</meta:creation-date>
    <dc:date>2024-07-30T01:27:01.296000000</dc:date>
    <meta:editing-cycles>194</meta:editing-cycles>
    <meta:editing-duration>PT5H25M3S</meta:editing-duration>
    <meta:document-statistic meta:table-count="2" meta:cell-count="4731"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